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32.334cm" table:align="margins"/>
    </style:style>
    <style:style style:name="Table1.A" style:family="table-column">
      <style:table-column-properties style:column-width="32.334cm" style:rel-column-width="65535*"/>
    </style:style>
    <style:style style:name="Table1.A1" style:family="table-cell">
      <style:table-cell-properties fo:padding="0.097cm" fo:border="0.05pt solid #000000"/>
    </style:style>
    <style:style style:name="Table6" style:family="table">
      <style:table-properties style:width="32.334cm" table:align="margins"/>
    </style:style>
    <style:style style:name="Table6.A" style:family="table-column">
      <style:table-column-properties style:column-width="32.334cm" style:rel-column-width="65535*"/>
    </style:style>
    <style:style style:name="Table6.A1" style:family="table-cell">
      <style:table-cell-properties fo:padding="0.097cm" fo:border-left="0.05pt solid #000000" fo:border-right="0.05pt solid #000000" fo:border-top="0.05pt solid #000000" fo:border-bottom="none"/>
    </style:style>
    <style:style style:name="Table6.A2" style:family="table-cell">
      <style:table-cell-properties fo:padding="0.097cm" fo:border-left="0.05pt solid #000000" fo:border-right="0.05pt solid #000000" fo:border-top="none" fo:border-bottom="none"/>
    </style:style>
    <style:style style:name="Table6.A3" style:family="table-cell">
      <style:table-cell-properties fo:padding="0.097cm" fo:border-left="0.05pt solid #000000" fo:border-right="0.05pt solid #000000" fo:border-top="none" fo:border-bottom="0.05pt solid #000000"/>
    </style:style>
    <style:style style:name="Table7" style:family="table">
      <style:table-properties style:width="32.334cm" table:align="margins"/>
    </style:style>
    <style:style style:name="Table7.A" style:family="table-column">
      <style:table-column-properties style:column-width="32.334cm" style:rel-column-width="65535*"/>
    </style:style>
    <style:style style:name="Table7.A1" style:family="table-cell">
      <style:table-cell-properties fo:padding="0.097cm" fo:border="0.05pt solid #000000"/>
    </style:style>
    <style:style style:name="Table2" style:family="table">
      <style:table-properties style:width="32.334cm" table:align="margins"/>
    </style:style>
    <style:style style:name="Table2.A" style:family="table-column">
      <style:table-column-properties style:column-width="32.334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32.334cm" table:align="margins"/>
    </style:style>
    <style:style style:name="Table3.A" style:family="table-column">
      <style:table-column-properties style:column-width="32.334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32.334cm" table:align="margins"/>
    </style:style>
    <style:style style:name="Table4.A" style:family="table-column">
      <style:table-column-properties style:column-width="32.334cm" style:rel-column-width="65535*"/>
    </style:style>
    <style:style style:name="Table4.A1" style:family="table-cell">
      <style:table-cell-properties fo:padding="0.097cm" fo:border="0.05pt solid #000000"/>
    </style:style>
    <style:style style:name="Table8" style:family="table">
      <style:table-properties style:width="32.334cm" table:align="margins"/>
    </style:style>
    <style:style style:name="Table8.A" style:family="table-column">
      <style:table-column-properties style:column-width="32.334cm" style:rel-column-width="65535*"/>
    </style:style>
    <style:style style:name="Table8.A1" style:family="table-cell">
      <style:table-cell-properties fo:padding="0.097cm" fo:border="0.05pt solid #000000"/>
    </style:style>
    <style:style style:name="Table5" style:family="table">
      <style:table-properties style:width="32.334cm" table:align="margins"/>
    </style:style>
    <style:style style:name="Table5.A" style:family="table-column">
      <style:table-column-properties style:column-width="32.334cm" style:rel-column-width="65535*"/>
    </style:style>
    <style:style style:name="Table5.A1" style:family="table-cell">
      <style:table-cell-properties fo:padding="0.097cm" fo:border="0.05pt solid #000000"/>
    </style:style>
    <style:style style:name="Table9" style:family="table">
      <style:table-properties style:width="32.334cm" table:align="margins"/>
    </style:style>
    <style:style style:name="Table9.A" style:family="table-column">
      <style:table-column-properties style:column-width="32.334cm" style:rel-column-width="65535*"/>
    </style:style>
    <style:style style:name="Table9.A1" style:family="table-cell">
      <style:table-cell-properties fo:padding="0.097cm" fo:border="0.05pt solid #000000"/>
    </style:style>
    <style:style style:name="Table10" style:family="table">
      <style:table-properties style:width="32.334cm" table:align="margins"/>
    </style:style>
    <style:style style:name="Table10.A" style:family="table-column">
      <style:table-column-properties style:column-width="32.334cm" style:rel-column-width="65535*"/>
    </style:style>
    <style:style style:name="Table10.A1" style:family="table-cell">
      <style:table-cell-properties fo:padding="0.097cm" fo:border="0.05pt solid #000000"/>
    </style:style>
    <style:style style:name="Table11" style:family="table">
      <style:table-properties style:width="32.334cm" table:align="margins"/>
    </style:style>
    <style:style style:name="Table11.A" style:family="table-column">
      <style:table-column-properties style:column-width="32.334cm" style:rel-column-width="65535*"/>
    </style:style>
    <style:style style:name="Table11.A1" style:family="table-cell">
      <style:table-cell-properties fo:padding="0.097cm" fo:border="0.05pt solid #000000"/>
    </style:style>
    <style:style style:name="Table12" style:family="table">
      <style:table-properties style:width="32.334cm" table:align="margins"/>
    </style:style>
    <style:style style:name="Table12.A" style:family="table-column">
      <style:table-column-properties style:column-width="32.334cm" style:rel-column-width="65535*"/>
    </style:style>
    <style:style style:name="Table12.A1" style:family="table-cell">
      <style:table-cell-properties fo:padding="0.097cm" fo:border="0.05pt solid #000000"/>
    </style:style>
    <style:style style:name="Table16" style:family="table">
      <style:table-properties style:width="32.334cm" table:align="margins"/>
    </style:style>
    <style:style style:name="Table16.A" style:family="table-column">
      <style:table-column-properties style:column-width="32.334cm" style:rel-column-width="65535*"/>
    </style:style>
    <style:style style:name="Table16.A1" style:family="table-cell">
      <style:table-cell-properties fo:padding="0.097cm" fo:border="0.05pt solid #000000"/>
    </style:style>
    <style:style style:name="Table17" style:family="table">
      <style:table-properties style:width="32.334cm" table:align="margins"/>
    </style:style>
    <style:style style:name="Table17.A" style:family="table-column">
      <style:table-column-properties style:column-width="32.334cm" style:rel-column-width="65535*"/>
    </style:style>
    <style:style style:name="Table17.A1" style:family="table-cell">
      <style:table-cell-properties fo:padding="0.097cm" fo:border="0.05pt solid #000000"/>
    </style:style>
    <style:style style:name="Table18" style:family="table">
      <style:table-properties style:width="32.334cm" table:align="margins"/>
    </style:style>
    <style:style style:name="Table18.A" style:family="table-column">
      <style:table-column-properties style:column-width="32.334cm" style:rel-column-width="65535*"/>
    </style:style>
    <style:style style:name="Table18.A1" style:family="table-cell">
      <style:table-cell-properties fo:padding="0.097cm" fo:border="0.05pt solid #000000"/>
    </style:style>
    <style:style style:name="Table19" style:family="table">
      <style:table-properties style:width="32.334cm" table:align="margins"/>
    </style:style>
    <style:style style:name="Table19.A" style:family="table-column">
      <style:table-column-properties style:column-width="32.334cm" style:rel-column-width="65535*"/>
    </style:style>
    <style:style style:name="Table19.A1" style:family="table-cell">
      <style:table-cell-properties fo:padding="0.097cm" fo:border="0.05pt solid #000000"/>
    </style:style>
    <style:style style:name="Table20" style:family="table">
      <style:table-properties style:width="32.334cm" table:align="margins"/>
    </style:style>
    <style:style style:name="Table20.A" style:family="table-column">
      <style:table-column-properties style:column-width="32.334cm" style:rel-column-width="65535*"/>
    </style:style>
    <style:style style:name="Table20.A1" style:family="table-cell">
      <style:table-cell-properties fo:padding="0.097cm" fo:border="0.05pt solid #000000"/>
    </style:style>
    <style:style style:name="Table21" style:family="table">
      <style:table-properties style:width="32.334cm" table:align="margins"/>
    </style:style>
    <style:style style:name="Table21.A" style:family="table-column">
      <style:table-column-properties style:column-width="32.334cm" style:rel-column-width="65535*"/>
    </style:style>
    <style:style style:name="Table21.A1" style:family="table-cell">
      <style:table-cell-properties fo:padding="0.097cm" fo:border="0.05pt solid #000000"/>
    </style:style>
    <style:style style:name="Table22" style:family="table">
      <style:table-properties style:width="32.334cm" table:align="margins"/>
    </style:style>
    <style:style style:name="Table22.A" style:family="table-column">
      <style:table-column-properties style:column-width="32.334cm" style:rel-column-width="65535*"/>
    </style:style>
    <style:style style:name="Table22.A1" style:family="table-cell">
      <style:table-cell-properties fo:padding="0.097cm" fo:border="0.05pt solid #000000"/>
    </style:style>
    <style:style style:name="Table23" style:family="table">
      <style:table-properties style:width="32.334cm" table:align="margins"/>
    </style:style>
    <style:style style:name="Table23.A" style:family="table-column">
      <style:table-column-properties style:column-width="32.334cm" style:rel-column-width="65535*"/>
    </style:style>
    <style:style style:name="Table23.A1" style:family="table-cell">
      <style:table-cell-properties fo:padding="0.097cm" fo:border="0.05pt solid #000000"/>
    </style:style>
    <style:style style:name="Table24" style:family="table">
      <style:table-properties style:width="32.334cm" table:align="margins"/>
    </style:style>
    <style:style style:name="Table24.A" style:family="table-column">
      <style:table-column-properties style:column-width="32.334cm" style:rel-column-width="65535*"/>
    </style:style>
    <style:style style:name="Table24.A1" style:family="table-cell">
      <style:table-cell-properties fo:padding="0.097cm" fo:border="0.05pt solid #000000"/>
    </style:style>
    <style:style style:name="Table25" style:family="table">
      <style:table-properties style:width="32.334cm" table:align="margins"/>
    </style:style>
    <style:style style:name="Table25.A" style:family="table-column">
      <style:table-column-properties style:column-width="32.334cm" style:rel-column-width="65535*"/>
    </style:style>
    <style:style style:name="Table25.A1" style:family="table-cell">
      <style:table-cell-properties fo:padding="0.097cm" fo:border="0.05pt solid #000000"/>
    </style:style>
    <style:style style:name="Table26" style:family="table">
      <style:table-properties style:width="32.334cm" table:align="margins"/>
    </style:style>
    <style:style style:name="Table26.A" style:family="table-column">
      <style:table-column-properties style:column-width="32.334cm" style:rel-column-width="65535*"/>
    </style:style>
    <style:style style:name="Table26.A1" style:family="table-cell">
      <style:table-cell-properties fo:padding="0.097cm" fo:border="0.05pt solid #000000"/>
    </style:style>
    <style:style style:name="Table27" style:family="table">
      <style:table-properties style:width="32.334cm" table:align="margins"/>
    </style:style>
    <style:style style:name="Table27.A" style:family="table-column">
      <style:table-column-properties style:column-width="32.334cm" style:rel-column-width="65535*"/>
    </style:style>
    <style:style style:name="Table27.A1" style:family="table-cell">
      <style:table-cell-properties fo:padding="0.097cm" fo:border="0.05pt solid #000000"/>
    </style:style>
    <style:style style:name="Table28" style:family="table">
      <style:table-properties style:width="32.334cm" table:align="margins"/>
    </style:style>
    <style:style style:name="Table28.A" style:family="table-column">
      <style:table-column-properties style:column-width="32.334cm" style:rel-column-width="65535*"/>
    </style:style>
    <style:style style:name="Table28.A1" style:family="table-cell">
      <style:table-cell-properties fo:padding="0.097cm" fo:border="0.05pt solid #000000"/>
    </style:style>
    <style:style style:name="Table13" style:family="table">
      <style:table-properties style:width="32.334cm" table:align="margins"/>
    </style:style>
    <style:style style:name="Table13.A" style:family="table-column">
      <style:table-column-properties style:column-width="32.334cm" style:rel-column-width="65535*"/>
    </style:style>
    <style:style style:name="Table13.A1" style:family="table-cell">
      <style:table-cell-properties fo:padding="0.097cm" fo:border="0.05pt solid #000000"/>
    </style:style>
    <style:style style:name="Table14" style:family="table">
      <style:table-properties style:width="32.334cm" table:align="margins"/>
    </style:style>
    <style:style style:name="Table14.A" style:family="table-column">
      <style:table-column-properties style:column-width="32.334cm" style:rel-column-width="65535*"/>
    </style:style>
    <style:style style:name="Table14.A1" style:family="table-cell">
      <style:table-cell-properties fo:padding="0.097cm" fo:border="0.05pt solid #000000"/>
    </style:style>
    <style:style style:name="Table15" style:family="table">
      <style:table-properties style:width="32.334cm" table:align="margins"/>
    </style:style>
    <style:style style:name="Table15.A" style:family="table-column">
      <style:table-column-properties style:column-width="32.334cm" style:rel-column-width="65535*"/>
    </style:style>
    <style:style style:name="Table15.A1" style:family="table-cell">
      <style:table-cell-properties fo:padding="0.097cm" fo:border="0.05pt solid #000000"/>
    </style:style>
    <style:style style:name="P1" style:family="paragraph" style:parent-style-name="Standard">
      <style:text-properties fo:language="ru" fo:country="RU"/>
    </style:style>
    <style:style style:name="P2" style:family="paragraph" style:parent-style-name="Standard">
      <style:text-properties fo:language="ru" fo:country="RU" officeooo:rsid="01cad821" officeooo:paragraph-rsid="00105234"/>
    </style:style>
    <style:style style:name="P3" style:family="paragraph" style:parent-style-name="Standard">
      <style:text-properties fo:language="ru" fo:country="RU" officeooo:rsid="02c6fcb7" officeooo:paragraph-rsid="00105234"/>
    </style:style>
    <style:style style:name="P4" style:family="paragraph" style:parent-style-name="Standard">
      <style:text-properties fo:language="ru" fo:country="RU" officeooo:rsid="02c9e593" officeooo:paragraph-rsid="00105234"/>
    </style:style>
    <style:style style:name="P5" style:family="paragraph" style:parent-style-name="Standard">
      <style:text-properties fo:language="ru" fo:country="RU" officeooo:rsid="02c81615" officeooo:paragraph-rsid="00105234"/>
    </style:style>
    <style:style style:name="P6" style:family="paragraph" style:parent-style-name="Standard">
      <style:text-properties fo:language="ru" fo:country="RU" officeooo:rsid="0237679e" officeooo:paragraph-rsid="00105234"/>
    </style:style>
    <style:style style:name="P7" style:family="paragraph" style:parent-style-name="Standard">
      <style:text-properties fo:language="ru" fo:country="RU" officeooo:rsid="02cb19ee" officeooo:paragraph-rsid="00105234"/>
    </style:style>
    <style:style style:name="P8" style:family="paragraph" style:parent-style-name="Standard">
      <style:text-properties fo:language="ru" fo:country="RU" officeooo:rsid="02cc6166" officeooo:paragraph-rsid="00105234"/>
    </style:style>
    <style:style style:name="P9" style:family="paragraph" style:parent-style-name="Standard">
      <style:text-properties fo:language="ru" fo:country="RU" officeooo:rsid="02cc6166" officeooo:paragraph-rsid="001282e9"/>
    </style:style>
    <style:style style:name="P10" style:family="paragraph" style:parent-style-name="Standard">
      <style:text-properties fo:language="ru" fo:country="RU" officeooo:rsid="02cc6166" officeooo:paragraph-rsid="00180d35"/>
    </style:style>
    <style:style style:name="P11" style:family="paragraph" style:parent-style-name="Standard">
      <style:text-properties fo:language="ru" fo:country="RU" officeooo:rsid="00155e45" officeooo:paragraph-rsid="00155e45"/>
    </style:style>
    <style:style style:name="P12" style:family="paragraph" style:parent-style-name="Standard">
      <style:text-properties fo:language="ru" fo:country="RU" officeooo:rsid="00145522" officeooo:paragraph-rsid="00145522"/>
    </style:style>
    <style:style style:name="P13" style:family="paragraph" style:parent-style-name="Standard">
      <style:text-properties fo:language="ru" fo:country="RU" fo:font-weight="bold" officeooo:rsid="001282e9" officeooo:paragraph-rsid="001282e9" style:font-weight-asian="bold" style:font-weight-complex="bold"/>
    </style:style>
    <style:style style:name="P14" style:family="paragraph" style:parent-style-name="Standard">
      <style:text-properties fo:language="ru" fo:country="RU" fo:font-weight="bold" officeooo:rsid="0019659c" officeooo:paragraph-rsid="0019659c" style:font-weight-asian="bold" style:font-weight-complex="bold"/>
    </style:style>
    <style:style style:name="P15" style:family="paragraph" style:parent-style-name="Standard">
      <style:text-properties fo:language="ru" fo:country="RU" fo:font-weight="bold" officeooo:rsid="00637c9b" officeooo:paragraph-rsid="00637c9b" style:font-weight-asian="bold" style:font-weight-complex="bold"/>
    </style:style>
    <style:style style:name="P16" style:family="paragraph" style:parent-style-name="Standard">
      <style:text-properties fo:language="ru" fo:country="RU" fo:font-weight="bold" officeooo:rsid="0065857f" officeooo:paragraph-rsid="0065857f" style:font-weight-asian="bold" style:font-weight-complex="bold"/>
    </style:style>
    <style:style style:name="P17" style:family="paragraph" style:parent-style-name="Standard">
      <style:text-properties fo:language="ru" fo:country="RU" fo:font-weight="bold" officeooo:rsid="0066e518" officeooo:paragraph-rsid="0066e518" style:font-weight-asian="bold" style:font-weight-complex="bold"/>
    </style:style>
    <style:style style:name="P18" style:family="paragraph" style:parent-style-name="Standard">
      <style:text-properties fo:language="ru" fo:country="RU" fo:font-weight="bold" officeooo:rsid="006f42ba" officeooo:paragraph-rsid="006f42ba" style:font-weight-asian="bold" style:font-weight-complex="bold"/>
    </style:style>
    <style:style style:name="P19" style:family="paragraph" style:parent-style-name="Standard">
      <style:text-properties fo:language="ru" fo:country="RU" fo:font-weight="bold" officeooo:rsid="0097c57a" officeooo:paragraph-rsid="0097c57a" style:font-weight-asian="bold" style:font-weight-complex="bold"/>
    </style:style>
    <style:style style:name="P20" style:family="paragraph" style:parent-style-name="Standard">
      <style:text-properties fo:language="ru" fo:country="RU" fo:font-weight="bold" officeooo:rsid="00b73230" officeooo:paragraph-rsid="00b73230" style:font-weight-asian="bold" style:font-weight-complex="bold"/>
    </style:style>
    <style:style style:name="P21" style:family="paragraph" style:parent-style-name="Standard">
      <style:text-properties fo:language="ru" fo:country="RU" fo:font-weight="bold" officeooo:rsid="00e3acb6" officeooo:paragraph-rsid="00e3acb6" style:font-weight-asian="bold" style:font-weight-complex="bold"/>
    </style:style>
    <style:style style:name="P22" style:family="paragraph" style:parent-style-name="Standard">
      <style:text-properties fo:language="ru" fo:country="RU" fo:font-weight="bold" officeooo:paragraph-rsid="00ed584b" style:font-weight-asian="bold" style:font-weight-complex="bold"/>
    </style:style>
    <style:style style:name="P23" style:family="paragraph" style:parent-style-name="Standard">
      <style:text-properties fo:language="ru" fo:country="RU" fo:font-weight="bold" officeooo:rsid="0105a6ad" officeooo:paragraph-rsid="0105a6ad" style:font-weight-asian="bold" style:font-weight-complex="bold"/>
    </style:style>
    <style:style style:name="P24" style:family="paragraph" style:parent-style-name="Standard">
      <style:text-properties fo:language="ru" fo:country="RU" fo:font-weight="bold" officeooo:rsid="0109b3f1" officeooo:paragraph-rsid="0109b3f1" style:font-weight-asian="bold" style:font-weight-complex="bold"/>
    </style:style>
    <style:style style:name="P25" style:family="paragraph" style:parent-style-name="Standard">
      <style:text-properties fo:language="ru" fo:country="RU" fo:font-weight="bold" officeooo:rsid="011d1776" officeooo:paragraph-rsid="011d1776" style:font-weight-asian="bold" style:font-weight-complex="bold"/>
    </style:style>
    <style:style style:name="P26" style:family="paragraph" style:parent-style-name="Standard">
      <style:text-properties fo:language="ru" fo:country="RU" fo:font-weight="bold" officeooo:rsid="011e3a06" officeooo:paragraph-rsid="011e3a06" style:font-weight-asian="bold" style:font-weight-complex="bold"/>
    </style:style>
    <style:style style:name="P27" style:family="paragraph" style:parent-style-name="Standard">
      <style:text-properties fo:language="ru" fo:country="RU" fo:font-weight="bold" officeooo:rsid="011ebeab" officeooo:paragraph-rsid="011ebeab" style:font-weight-asian="bold" style:font-weight-complex="bold"/>
    </style:style>
    <style:style style:name="P28" style:family="paragraph" style:parent-style-name="Standard">
      <style:text-properties fo:language="ru" fo:country="RU" fo:font-weight="bold" officeooo:rsid="0180cef6" officeooo:paragraph-rsid="01d779e6" style:font-weight-asian="bold" style:font-weight-complex="bold"/>
    </style:style>
    <style:style style:name="P29" style:family="paragraph" style:parent-style-name="Standard">
      <style:text-properties fo:language="ru" fo:country="RU" officeooo:rsid="0010faea" officeooo:paragraph-rsid="0010faea"/>
    </style:style>
    <style:style style:name="P30" style:family="paragraph" style:parent-style-name="Standard">
      <style:text-properties fo:language="ru" fo:country="RU" officeooo:rsid="001282e9" officeooo:paragraph-rsid="001282e9"/>
    </style:style>
    <style:style style:name="P31" style:family="paragraph" style:parent-style-name="Standard">
      <style:text-properties fo:language="ru" fo:country="RU" officeooo:rsid="00180d35" officeooo:paragraph-rsid="00180d35"/>
    </style:style>
    <style:style style:name="P32" style:family="paragraph" style:parent-style-name="Standard">
      <style:text-properties fo:language="ru" fo:country="RU" officeooo:rsid="0019659c" officeooo:paragraph-rsid="0019659c"/>
    </style:style>
    <style:style style:name="P33" style:family="paragraph" style:parent-style-name="Standard">
      <style:text-properties fo:language="ru" fo:country="RU" officeooo:rsid="0019659c" officeooo:paragraph-rsid="001ad0d0"/>
    </style:style>
    <style:style style:name="P34" style:family="paragraph" style:parent-style-name="Standard">
      <style:text-properties fo:language="ru" fo:country="RU" officeooo:rsid="0019659c" officeooo:paragraph-rsid="001c8480"/>
    </style:style>
    <style:style style:name="P35" style:family="paragraph" style:parent-style-name="Standard">
      <style:text-properties fo:language="ru" fo:country="RU" officeooo:rsid="0019659c" officeooo:paragraph-rsid="001e7c1f"/>
    </style:style>
    <style:style style:name="P36" style:family="paragraph" style:parent-style-name="Standard">
      <style:text-properties fo:language="ru" fo:country="RU" officeooo:rsid="0019659c" officeooo:paragraph-rsid="00225224"/>
    </style:style>
    <style:style style:name="P37" style:family="paragraph" style:parent-style-name="Standard">
      <style:text-properties fo:language="ru" fo:country="RU" officeooo:rsid="001e7c1f" officeooo:paragraph-rsid="00362b64"/>
    </style:style>
    <style:style style:name="P38" style:family="paragraph" style:parent-style-name="Standard">
      <style:text-properties fo:language="ru" fo:country="RU" officeooo:rsid="001e7c1f" officeooo:paragraph-rsid="003a8669"/>
    </style:style>
    <style:style style:name="P39" style:family="paragraph" style:parent-style-name="Standard">
      <style:text-properties fo:language="ru" fo:country="RU" officeooo:rsid="001e7c1f" officeooo:paragraph-rsid="003e0096"/>
    </style:style>
    <style:style style:name="P40" style:family="paragraph" style:parent-style-name="Standard">
      <style:text-properties fo:language="ru" fo:country="RU" officeooo:rsid="001e7c1f" officeooo:paragraph-rsid="004117ae"/>
    </style:style>
    <style:style style:name="P41" style:family="paragraph" style:parent-style-name="Standard">
      <style:text-properties fo:language="ru" fo:country="RU" officeooo:rsid="001e7c1f" officeooo:paragraph-rsid="00414b80"/>
    </style:style>
    <style:style style:name="P42" style:family="paragraph" style:parent-style-name="Standard">
      <style:text-properties fo:language="ru" fo:country="RU" officeooo:rsid="001e7c1f" officeooo:paragraph-rsid="0043d71c"/>
    </style:style>
    <style:style style:name="P43" style:family="paragraph" style:parent-style-name="Standard">
      <style:text-properties fo:language="ru" fo:country="RU" officeooo:rsid="001e7c1f" officeooo:paragraph-rsid="003d703b"/>
    </style:style>
    <style:style style:name="P44" style:family="paragraph" style:parent-style-name="Standard">
      <style:text-properties fo:language="ru" fo:country="RU" officeooo:rsid="001e7c1f" officeooo:paragraph-rsid="00581358"/>
    </style:style>
    <style:style style:name="P45" style:family="paragraph" style:parent-style-name="Standard">
      <style:text-properties fo:language="ru" fo:country="RU" officeooo:rsid="00263500" officeooo:paragraph-rsid="00263500"/>
    </style:style>
    <style:style style:name="P46" style:family="paragraph" style:parent-style-name="Standard">
      <style:text-properties fo:language="ru" fo:country="RU" officeooo:rsid="00486e09" officeooo:paragraph-rsid="00486e09"/>
    </style:style>
    <style:style style:name="P47" style:family="paragraph" style:parent-style-name="Standard">
      <style:text-properties fo:language="ru" fo:country="RU" officeooo:rsid="00496bea" officeooo:paragraph-rsid="00496bea"/>
    </style:style>
    <style:style style:name="P48" style:family="paragraph" style:parent-style-name="Standard">
      <style:text-properties fo:language="ru" fo:country="RU" officeooo:rsid="0049a962" officeooo:paragraph-rsid="0049a962"/>
    </style:style>
    <style:style style:name="P49" style:family="paragraph" style:parent-style-name="Standard">
      <style:text-properties fo:language="ru" fo:country="RU" officeooo:rsid="004bf212" officeooo:paragraph-rsid="004bf212"/>
    </style:style>
    <style:style style:name="P50" style:family="paragraph" style:parent-style-name="Standard">
      <style:text-properties fo:language="ru" fo:country="RU" officeooo:rsid="004f6fbc" officeooo:paragraph-rsid="004f6fbc"/>
    </style:style>
    <style:style style:name="P51" style:family="paragraph" style:parent-style-name="Standard">
      <style:text-properties fo:language="ru" fo:country="RU" officeooo:rsid="0050f018" officeooo:paragraph-rsid="0050f018"/>
    </style:style>
    <style:style style:name="P52" style:family="paragraph" style:parent-style-name="Standard">
      <style:text-properties fo:language="ru" fo:country="RU" officeooo:rsid="0055d0ae" officeooo:paragraph-rsid="0055d0ae"/>
    </style:style>
    <style:style style:name="P53" style:family="paragraph" style:parent-style-name="Standard">
      <style:text-properties fo:language="ru" fo:country="RU" officeooo:rsid="002b78c5" officeooo:paragraph-rsid="002b78c5"/>
    </style:style>
    <style:style style:name="P54" style:family="paragraph" style:parent-style-name="Standard">
      <style:text-properties fo:language="ru" fo:country="RU" officeooo:rsid="0032233d" officeooo:paragraph-rsid="0032233d"/>
    </style:style>
    <style:style style:name="P55" style:family="paragraph" style:parent-style-name="Standard">
      <style:text-properties fo:language="ru" fo:country="RU" officeooo:rsid="00283460" officeooo:paragraph-rsid="00283460"/>
    </style:style>
    <style:style style:name="P56" style:family="paragraph" style:parent-style-name="Standard">
      <style:text-properties fo:language="ru" fo:country="RU" officeooo:rsid="0032a723" officeooo:paragraph-rsid="0032a723"/>
    </style:style>
    <style:style style:name="P57" style:family="paragraph" style:parent-style-name="Standard">
      <style:text-properties fo:language="ru" fo:country="RU" officeooo:rsid="00312023" officeooo:paragraph-rsid="00312023"/>
    </style:style>
    <style:style style:name="P58" style:family="paragraph" style:parent-style-name="Standard">
      <style:text-properties fo:language="ru" fo:country="RU" officeooo:rsid="002fb9d0" officeooo:paragraph-rsid="002fb9d0"/>
    </style:style>
    <style:style style:name="P59" style:family="paragraph" style:parent-style-name="Standard">
      <style:text-properties fo:language="ru" fo:country="RU" officeooo:rsid="003445f4" officeooo:paragraph-rsid="003445f4"/>
    </style:style>
    <style:style style:name="P60" style:family="paragraph" style:parent-style-name="Standard">
      <style:text-properties fo:language="ru" fo:country="RU" officeooo:rsid="0034a5a1" officeooo:paragraph-rsid="0034a5a1"/>
    </style:style>
    <style:style style:name="P61" style:family="paragraph" style:parent-style-name="Standard">
      <style:text-properties fo:language="ru" fo:country="RU" officeooo:rsid="00362b64" officeooo:paragraph-rsid="003c2b3f"/>
    </style:style>
    <style:style style:name="P62" style:family="paragraph" style:parent-style-name="Standard">
      <style:text-properties fo:language="ru" fo:country="RU" officeooo:rsid="0043d71c" officeooo:paragraph-rsid="0043d71c"/>
    </style:style>
    <style:style style:name="P63" style:family="paragraph" style:parent-style-name="Standard">
      <style:text-properties fo:language="ru" fo:country="RU" officeooo:rsid="00457df9" officeooo:paragraph-rsid="00457df9"/>
    </style:style>
    <style:style style:name="P64" style:family="paragraph" style:parent-style-name="Standard">
      <style:text-properties fo:language="ru" fo:country="RU" officeooo:rsid="005c9454" officeooo:paragraph-rsid="005c9454"/>
    </style:style>
    <style:style style:name="P65" style:family="paragraph" style:parent-style-name="Standard">
      <style:text-properties fo:language="ru" fo:country="RU" officeooo:rsid="003e0096" officeooo:paragraph-rsid="00608ee1"/>
    </style:style>
    <style:style style:name="P66" style:family="paragraph" style:parent-style-name="Standard">
      <style:text-properties fo:language="ru" fo:country="RU" officeooo:rsid="00637c9b" officeooo:paragraph-rsid="00637c9b"/>
    </style:style>
    <style:style style:name="P67" style:family="paragraph" style:parent-style-name="Standard">
      <style:text-properties fo:language="ru" fo:country="RU" officeooo:rsid="00608ee1" officeooo:paragraph-rsid="00608ee1"/>
    </style:style>
    <style:style style:name="P68" style:family="paragraph" style:parent-style-name="Standard">
      <style:text-properties fo:language="ru" fo:country="RU" officeooo:rsid="00581358" officeooo:paragraph-rsid="0069cdc5"/>
    </style:style>
    <style:style style:name="P69" style:family="paragraph" style:parent-style-name="Standard">
      <style:text-properties fo:language="ru" fo:country="RU" officeooo:rsid="00581358" officeooo:paragraph-rsid="006a8b9e"/>
    </style:style>
    <style:style style:name="P70" style:family="paragraph" style:parent-style-name="Standard">
      <style:text-properties fo:language="ru" fo:country="RU" officeooo:rsid="00581358" officeooo:paragraph-rsid="006bad6b"/>
    </style:style>
    <style:style style:name="P71" style:family="paragraph" style:parent-style-name="Standard">
      <style:text-properties fo:language="ru" fo:country="RU" officeooo:rsid="0065857f" officeooo:paragraph-rsid="0065857f"/>
    </style:style>
    <style:style style:name="P72" style:family="paragraph" style:parent-style-name="Standard">
      <style:text-properties fo:language="ru" fo:country="RU" officeooo:rsid="0066e518" officeooo:paragraph-rsid="0066e518"/>
    </style:style>
    <style:style style:name="P73" style:family="paragraph" style:parent-style-name="Standard">
      <style:text-properties fo:language="ru" fo:country="RU" officeooo:rsid="0067ea81" officeooo:paragraph-rsid="0069cdc5"/>
    </style:style>
    <style:style style:name="P74" style:family="paragraph" style:parent-style-name="Standard">
      <style:text-properties fo:language="ru" fo:country="RU" officeooo:rsid="0067ea81" officeooo:paragraph-rsid="0067ea81"/>
    </style:style>
    <style:style style:name="P75" style:family="paragraph" style:parent-style-name="Standard">
      <style:text-properties fo:language="ru" fo:country="RU" officeooo:rsid="006a8b9e" officeooo:paragraph-rsid="007b5371"/>
    </style:style>
    <style:style style:name="P76" style:family="paragraph" style:parent-style-name="Standard">
      <style:text-properties fo:language="ru" fo:country="RU" officeooo:rsid="006a8b9e" officeooo:paragraph-rsid="007d1993"/>
    </style:style>
    <style:style style:name="P77" style:family="paragraph" style:parent-style-name="Standard">
      <style:text-properties fo:language="ru" fo:country="RU" officeooo:rsid="006a8b9e" officeooo:paragraph-rsid="00839f9b"/>
    </style:style>
    <style:style style:name="P78" style:family="paragraph" style:parent-style-name="Standard">
      <style:text-properties fo:language="ru" fo:country="RU" officeooo:rsid="006a8b9e" officeooo:paragraph-rsid="0083bacf"/>
    </style:style>
    <style:style style:name="P79" style:family="paragraph" style:parent-style-name="Standard">
      <style:text-properties fo:language="ru" fo:country="RU" officeooo:rsid="006a8b9e" officeooo:paragraph-rsid="0084a784"/>
    </style:style>
    <style:style style:name="P80" style:family="paragraph" style:parent-style-name="Standard">
      <style:text-properties fo:language="ru" fo:country="RU" officeooo:rsid="006a8b9e" officeooo:paragraph-rsid="0088d53e"/>
    </style:style>
    <style:style style:name="P81" style:family="paragraph" style:parent-style-name="Standard">
      <style:text-properties fo:language="ru" fo:country="RU" officeooo:rsid="006f42ba" officeooo:paragraph-rsid="006f42ba"/>
    </style:style>
    <style:style style:name="P82" style:family="paragraph" style:parent-style-name="Standard">
      <style:text-properties fo:language="ru" fo:country="RU" officeooo:rsid="007b5371" officeooo:paragraph-rsid="007b5371"/>
    </style:style>
    <style:style style:name="P83" style:family="paragraph" style:parent-style-name="Standard">
      <style:text-properties fo:language="ru" fo:country="RU" officeooo:rsid="007c3e85" officeooo:paragraph-rsid="007b5371"/>
    </style:style>
    <style:style style:name="P84" style:family="paragraph" style:parent-style-name="Standard">
      <style:text-properties fo:language="ru" fo:country="RU" officeooo:rsid="007c3e85" officeooo:paragraph-rsid="007c3e85"/>
    </style:style>
    <style:style style:name="P85" style:family="paragraph" style:parent-style-name="Standard">
      <style:text-properties fo:language="ru" fo:country="RU" officeooo:rsid="007e6f46" officeooo:paragraph-rsid="007e6f46"/>
    </style:style>
    <style:style style:name="P86" style:family="paragraph" style:parent-style-name="Standard">
      <style:text-properties fo:language="ru" fo:country="RU" officeooo:rsid="00823949" officeooo:paragraph-rsid="00823949"/>
    </style:style>
    <style:style style:name="P87" style:family="paragraph" style:parent-style-name="Standard">
      <style:text-properties fo:language="ru" fo:country="RU" officeooo:rsid="0083bacf" officeooo:paragraph-rsid="0083bacf"/>
    </style:style>
    <style:style style:name="P88" style:family="paragraph" style:parent-style-name="Standard">
      <style:text-properties fo:language="ru" fo:country="RU" officeooo:rsid="00848574" officeooo:paragraph-rsid="00848574"/>
    </style:style>
    <style:style style:name="P89" style:family="paragraph" style:parent-style-name="Standard">
      <style:text-properties fo:language="ru" fo:country="RU" officeooo:rsid="00872dbc" officeooo:paragraph-rsid="00872dbc"/>
    </style:style>
    <style:style style:name="P90" style:family="paragraph" style:parent-style-name="Standard">
      <style:text-properties fo:language="ru" fo:country="RU" officeooo:rsid="008ac159" officeooo:paragraph-rsid="008ac159"/>
    </style:style>
    <style:style style:name="P91" style:family="paragraph" style:parent-style-name="Standard">
      <style:text-properties fo:language="ru" fo:country="RU" officeooo:rsid="008cf5a2" officeooo:paragraph-rsid="008ac159"/>
    </style:style>
    <style:style style:name="P92" style:family="paragraph" style:parent-style-name="Standard">
      <style:text-properties fo:language="ru" fo:country="RU" officeooo:rsid="008cf5a2" officeooo:paragraph-rsid="009342b8"/>
    </style:style>
    <style:style style:name="P93" style:family="paragraph" style:parent-style-name="Standard">
      <style:text-properties fo:language="ru" fo:country="RU" officeooo:rsid="0097c57a" officeooo:paragraph-rsid="0097c57a"/>
    </style:style>
    <style:style style:name="P94" style:family="paragraph" style:parent-style-name="Standard">
      <style:text-properties fo:language="ru" fo:country="RU" officeooo:rsid="0094531f" officeooo:paragraph-rsid="009342b8"/>
    </style:style>
    <style:style style:name="P95" style:family="paragraph" style:parent-style-name="Standard">
      <style:text-properties fo:language="ru" fo:country="RU" officeooo:rsid="0094531f" officeooo:paragraph-rsid="009c0689"/>
    </style:style>
    <style:style style:name="P96" style:family="paragraph" style:parent-style-name="Standard">
      <style:text-properties fo:language="ru" fo:country="RU" officeooo:rsid="0094531f" officeooo:paragraph-rsid="009f40c5"/>
    </style:style>
    <style:style style:name="P97" style:family="paragraph" style:parent-style-name="Standard">
      <style:text-properties fo:language="ru" fo:country="RU" officeooo:rsid="009ac4eb" officeooo:paragraph-rsid="009ac4eb"/>
    </style:style>
    <style:style style:name="P98" style:family="paragraph" style:parent-style-name="Standard">
      <style:text-properties fo:language="ru" fo:country="RU" officeooo:rsid="009ac4eb" officeooo:paragraph-rsid="00a0bcec"/>
    </style:style>
    <style:style style:name="P99" style:family="paragraph" style:parent-style-name="Standard">
      <style:text-properties fo:language="ru" fo:country="RU" officeooo:rsid="009ac4eb" officeooo:paragraph-rsid="0106b0fb"/>
    </style:style>
    <style:style style:name="P100" style:family="paragraph" style:parent-style-name="Standard">
      <style:text-properties fo:language="ru" fo:country="RU" officeooo:rsid="009ac4eb" officeooo:paragraph-rsid="010850f0"/>
    </style:style>
    <style:style style:name="P101" style:family="paragraph" style:parent-style-name="Standard">
      <style:text-properties fo:language="ru" fo:country="RU" officeooo:rsid="009ac4eb" officeooo:paragraph-rsid="0108b05e"/>
    </style:style>
    <style:style style:name="P102" style:family="paragraph" style:parent-style-name="Standard">
      <style:text-properties fo:language="ru" fo:country="RU" officeooo:rsid="009c0689" officeooo:paragraph-rsid="009c0689"/>
    </style:style>
    <style:style style:name="P103" style:family="paragraph" style:parent-style-name="Standard">
      <style:text-properties fo:language="ru" fo:country="RU" officeooo:rsid="00a0bcec" officeooo:paragraph-rsid="00a0bcec"/>
    </style:style>
    <style:style style:name="P104" style:family="paragraph" style:parent-style-name="Standard">
      <style:text-properties fo:language="ru" fo:country="RU" officeooo:rsid="00a0bcec" officeooo:paragraph-rsid="00af7471"/>
    </style:style>
    <style:style style:name="P105" style:family="paragraph" style:parent-style-name="Standard">
      <style:text-properties fo:language="ru" fo:country="RU" officeooo:rsid="00a0bcec" officeooo:paragraph-rsid="00b4bf0c"/>
    </style:style>
    <style:style style:name="P106" style:family="paragraph" style:parent-style-name="Standard">
      <style:text-properties fo:language="ru" fo:country="RU" officeooo:rsid="00a72f5c" officeooo:paragraph-rsid="00aafbda"/>
    </style:style>
    <style:style style:name="P107" style:family="paragraph" style:parent-style-name="Standard">
      <style:text-properties fo:language="ru" fo:country="RU" officeooo:rsid="00a45c10" officeooo:paragraph-rsid="00aafbda"/>
    </style:style>
    <style:style style:name="P108" style:family="paragraph" style:parent-style-name="Standard">
      <style:text-properties fo:language="ru" fo:country="RU" officeooo:rsid="00a45c10" officeooo:paragraph-rsid="00b5aa5d"/>
    </style:style>
    <style:style style:name="P109" style:family="paragraph" style:parent-style-name="Standard">
      <style:text-properties fo:language="ru" fo:country="RU" officeooo:rsid="00a45c10" officeooo:paragraph-rsid="00b863b9"/>
    </style:style>
    <style:style style:name="P110" style:family="paragraph" style:parent-style-name="Standard">
      <style:text-properties fo:language="ru" fo:country="RU" officeooo:rsid="00a45c10" officeooo:paragraph-rsid="00b8e933"/>
    </style:style>
    <style:style style:name="P111" style:family="paragraph" style:parent-style-name="Standard">
      <style:text-properties fo:language="ru" fo:country="RU" officeooo:rsid="00a45c10" officeooo:paragraph-rsid="00c0db85"/>
    </style:style>
    <style:style style:name="P112" style:family="paragraph" style:parent-style-name="Standard">
      <style:text-properties fo:language="ru" fo:country="RU" officeooo:rsid="00a45c10" officeooo:paragraph-rsid="00c0e68d"/>
    </style:style>
    <style:style style:name="P113" style:family="paragraph" style:parent-style-name="Standard">
      <style:text-properties fo:language="ru" fo:country="RU" officeooo:rsid="00a25102" officeooo:paragraph-rsid="00a0bcec"/>
    </style:style>
    <style:style style:name="P114" style:family="paragraph" style:parent-style-name="Standard">
      <style:text-properties fo:language="ru" fo:country="RU" officeooo:rsid="00a25102" officeooo:paragraph-rsid="0106b0fb"/>
    </style:style>
    <style:style style:name="P115" style:family="paragraph" style:parent-style-name="Standard">
      <style:text-properties fo:language="ru" fo:country="RU" officeooo:rsid="00a25102" officeooo:paragraph-rsid="0161414f"/>
    </style:style>
    <style:style style:name="P116" style:family="paragraph" style:parent-style-name="Standard">
      <style:text-properties fo:language="ru" fo:country="RU" officeooo:rsid="00af1d1e" officeooo:paragraph-rsid="00af7471"/>
    </style:style>
    <style:style style:name="P117" style:family="paragraph" style:parent-style-name="Standard">
      <style:text-properties fo:language="ru" fo:country="RU" officeooo:rsid="00af7471" officeooo:paragraph-rsid="00af7471"/>
    </style:style>
    <style:style style:name="P118" style:family="paragraph" style:parent-style-name="Standard">
      <style:text-properties fo:language="ru" fo:country="RU" officeooo:rsid="00b31b8b" officeooo:paragraph-rsid="00b31b8b"/>
    </style:style>
    <style:style style:name="P119" style:family="paragraph" style:parent-style-name="Standard">
      <style:text-properties fo:language="ru" fo:country="RU" officeooo:rsid="00b4bf0c" officeooo:paragraph-rsid="00b4bf0c"/>
    </style:style>
    <style:style style:name="P120" style:family="paragraph" style:parent-style-name="Standard">
      <style:text-properties fo:language="ru" fo:country="RU" officeooo:rsid="00b57a11" officeooo:paragraph-rsid="00b57a11"/>
    </style:style>
    <style:style style:name="P121" style:family="paragraph" style:parent-style-name="Standard">
      <style:text-properties fo:language="ru" fo:country="RU" officeooo:rsid="00a9cf06" officeooo:paragraph-rsid="00a72f5c"/>
    </style:style>
    <style:style style:name="P122" style:family="paragraph" style:parent-style-name="Standard">
      <style:text-properties fo:language="ru" fo:country="RU" officeooo:rsid="00a9cf06" officeooo:paragraph-rsid="00aafbda"/>
    </style:style>
    <style:style style:name="P123" style:family="paragraph" style:parent-style-name="Standard">
      <style:text-properties fo:language="ru" fo:country="RU" officeooo:rsid="00a9cf06" officeooo:paragraph-rsid="016b1d6f"/>
    </style:style>
    <style:style style:name="P124" style:family="paragraph" style:parent-style-name="Standard">
      <style:text-properties fo:language="ru" fo:country="RU" officeooo:rsid="00a9cf06" officeooo:paragraph-rsid="017b794f"/>
    </style:style>
    <style:style style:name="P125" style:family="paragraph" style:parent-style-name="Standard">
      <style:text-properties fo:language="ru" fo:country="RU" officeooo:rsid="00b73230" officeooo:paragraph-rsid="00b73230"/>
    </style:style>
    <style:style style:name="P126" style:family="paragraph" style:parent-style-name="Standard">
      <style:text-properties fo:language="ru" fo:country="RU" officeooo:rsid="00b8e933" officeooo:paragraph-rsid="00b8e933"/>
    </style:style>
    <style:style style:name="P127" style:family="paragraph" style:parent-style-name="Standard">
      <style:text-properties fo:language="ru" fo:country="RU" officeooo:rsid="00bae286" officeooo:paragraph-rsid="00bae286"/>
    </style:style>
    <style:style style:name="P128" style:family="paragraph" style:parent-style-name="Standard">
      <style:text-properties fo:language="ru" fo:country="RU" officeooo:rsid="00bae286" officeooo:paragraph-rsid="00f1880e"/>
    </style:style>
    <style:style style:name="P129" style:family="paragraph" style:parent-style-name="Standard">
      <style:text-properties fo:language="ru" fo:country="RU" officeooo:rsid="00c7405e" officeooo:paragraph-rsid="00c7405e"/>
    </style:style>
    <style:style style:name="P130" style:family="paragraph" style:parent-style-name="Standard">
      <style:text-properties fo:language="ru" fo:country="RU" officeooo:rsid="00c0db85" officeooo:paragraph-rsid="00c0db85"/>
    </style:style>
    <style:style style:name="P131" style:family="paragraph" style:parent-style-name="Standard">
      <style:text-properties fo:language="ru" fo:country="RU" officeooo:rsid="00c0e68d" officeooo:paragraph-rsid="00c0e68d"/>
    </style:style>
    <style:style style:name="P132" style:family="paragraph" style:parent-style-name="Standard">
      <style:text-properties fo:language="ru" fo:country="RU" officeooo:rsid="00c894a2" officeooo:paragraph-rsid="00c894a2"/>
    </style:style>
    <style:style style:name="P133" style:family="paragraph" style:parent-style-name="Standard">
      <style:text-properties fo:language="ru" fo:country="RU" officeooo:rsid="00c894a2" officeooo:paragraph-rsid="00d2a10a"/>
    </style:style>
    <style:style style:name="P134" style:family="paragraph" style:parent-style-name="Standard">
      <style:text-properties fo:language="ru" fo:country="RU" officeooo:rsid="00c894a2" officeooo:paragraph-rsid="00d65b1c"/>
    </style:style>
    <style:style style:name="P135" style:family="paragraph" style:parent-style-name="Standard">
      <style:text-properties fo:language="ru" fo:country="RU" officeooo:rsid="00ca3096" officeooo:paragraph-rsid="00d5f94c"/>
    </style:style>
    <style:style style:name="P136" style:family="paragraph" style:parent-style-name="Standard">
      <style:text-properties fo:language="ru" fo:country="RU" officeooo:rsid="00ca3096" officeooo:paragraph-rsid="00d65b1c"/>
    </style:style>
    <style:style style:name="P137" style:family="paragraph" style:parent-style-name="Standard">
      <style:text-properties fo:language="ru" fo:country="RU" officeooo:rsid="00ca3096" officeooo:paragraph-rsid="00e1c1b7"/>
    </style:style>
    <style:style style:name="P138" style:family="paragraph" style:parent-style-name="Standard">
      <style:text-properties fo:language="ru" fo:country="RU" officeooo:rsid="00d2a10a" officeooo:paragraph-rsid="00d2a10a"/>
    </style:style>
    <style:style style:name="P139" style:family="paragraph" style:parent-style-name="Standard">
      <style:text-properties fo:language="ru" fo:country="RU" officeooo:rsid="00d16c75" officeooo:paragraph-rsid="00d65b1c"/>
    </style:style>
    <style:style style:name="P140" style:family="paragraph" style:parent-style-name="Standard">
      <style:text-properties fo:language="ru" fo:country="RU" officeooo:rsid="00d51b16" officeooo:paragraph-rsid="00d65b1c"/>
    </style:style>
    <style:style style:name="P141" style:family="paragraph" style:parent-style-name="Standard">
      <style:text-properties fo:language="ru" fo:country="RU" officeooo:rsid="00db4607" officeooo:paragraph-rsid="00ca3096"/>
    </style:style>
    <style:style style:name="P142" style:family="paragraph" style:parent-style-name="Standard">
      <style:text-properties fo:language="ru" fo:country="RU" officeooo:rsid="00db4607" officeooo:paragraph-rsid="00e1c1b7"/>
    </style:style>
    <style:style style:name="P143" style:family="paragraph" style:parent-style-name="Standard">
      <style:text-properties fo:language="ru" fo:country="RU" officeooo:rsid="00db4607" officeooo:paragraph-rsid="010e1a06"/>
    </style:style>
    <style:style style:name="P144" style:family="paragraph" style:parent-style-name="Standard">
      <style:text-properties fo:language="ru" fo:country="RU" officeooo:rsid="00db4607" officeooo:paragraph-rsid="010faa22"/>
    </style:style>
    <style:style style:name="P145" style:family="paragraph" style:parent-style-name="Standard">
      <style:text-properties fo:language="ru" fo:country="RU" officeooo:rsid="00db4607" officeooo:paragraph-rsid="012864f4"/>
    </style:style>
    <style:style style:name="P146" style:family="paragraph" style:parent-style-name="Standard">
      <style:text-properties fo:language="ru" fo:country="RU" officeooo:rsid="00db4607" officeooo:paragraph-rsid="013b57ed"/>
    </style:style>
    <style:style style:name="P147" style:family="paragraph" style:parent-style-name="Standard">
      <style:text-properties fo:language="ru" fo:country="RU" officeooo:rsid="00da171b" officeooo:paragraph-rsid="00e1c1b7"/>
    </style:style>
    <style:style style:name="P148" style:family="paragraph" style:parent-style-name="Standard">
      <style:text-properties fo:language="ru" fo:country="RU" officeooo:paragraph-rsid="00e7d90f"/>
    </style:style>
    <style:style style:name="P149" style:family="paragraph" style:parent-style-name="Standard">
      <style:text-properties fo:language="ru" fo:country="RU" officeooo:paragraph-rsid="00e7de9a"/>
    </style:style>
    <style:style style:name="P150" style:family="paragraph" style:parent-style-name="Standard">
      <style:text-properties fo:language="ru" fo:country="RU" officeooo:paragraph-rsid="00ec44e1"/>
    </style:style>
    <style:style style:name="P151" style:family="paragraph" style:parent-style-name="Standard">
      <style:text-properties fo:language="ru" fo:country="RU" officeooo:paragraph-rsid="00ed584b"/>
    </style:style>
    <style:style style:name="P152" style:family="paragraph" style:parent-style-name="Standard">
      <style:text-properties fo:language="ru" fo:country="RU" officeooo:paragraph-rsid="00ee9fd9"/>
    </style:style>
    <style:style style:name="P153" style:family="paragraph" style:parent-style-name="Standard">
      <style:text-properties fo:language="ru" fo:country="RU" officeooo:paragraph-rsid="00f08acf"/>
    </style:style>
    <style:style style:name="P154" style:family="paragraph" style:parent-style-name="Standard">
      <style:text-properties fo:language="ru" fo:country="RU" officeooo:paragraph-rsid="00f3d5e9"/>
    </style:style>
    <style:style style:name="P155" style:family="paragraph" style:parent-style-name="Standard">
      <style:text-properties fo:language="ru" fo:country="RU" officeooo:rsid="00e90a3c" officeooo:paragraph-rsid="00e90a3c"/>
    </style:style>
    <style:style style:name="P156" style:family="paragraph" style:parent-style-name="Standard">
      <style:text-properties fo:language="ru" fo:country="RU" officeooo:rsid="00e7de9a" officeooo:paragraph-rsid="00e7de9a"/>
    </style:style>
    <style:style style:name="P157" style:family="paragraph" style:parent-style-name="Standard">
      <style:text-properties fo:language="ru" fo:country="RU" officeooo:rsid="00f08acf" officeooo:paragraph-rsid="00f08acf"/>
    </style:style>
    <style:style style:name="P158" style:family="paragraph" style:parent-style-name="Standard">
      <style:text-properties fo:language="ru" fo:country="RU" officeooo:rsid="00e7d90f" officeooo:paragraph-rsid="00f08acf"/>
    </style:style>
    <style:style style:name="P159" style:family="paragraph" style:parent-style-name="Standard">
      <style:text-properties fo:language="ru" fo:country="RU" officeooo:rsid="00ed584b" officeooo:paragraph-rsid="00ed584b"/>
    </style:style>
    <style:style style:name="P160" style:family="paragraph" style:parent-style-name="Standard">
      <style:text-properties fo:language="ru" fo:country="RU" officeooo:rsid="00ee9fd9" officeooo:paragraph-rsid="00ee9fd9"/>
    </style:style>
    <style:style style:name="P161" style:family="paragraph" style:parent-style-name="Standard">
      <style:text-properties fo:language="ru" fo:country="RU" officeooo:rsid="00ee9fd9" officeooo:paragraph-rsid="01035a70"/>
    </style:style>
    <style:style style:name="P162" style:family="paragraph" style:parent-style-name="Standard">
      <style:text-properties fo:language="ru" fo:country="RU" officeooo:rsid="00ff7dfe" officeooo:paragraph-rsid="00ee9fd9"/>
    </style:style>
    <style:style style:name="P163" style:family="paragraph" style:parent-style-name="Standard">
      <style:text-properties fo:language="ru" fo:country="RU" officeooo:rsid="00ff7dfe" officeooo:paragraph-rsid="01035a70"/>
    </style:style>
    <style:style style:name="P164" style:family="paragraph" style:parent-style-name="Standard">
      <style:text-properties fo:language="ru" fo:country="RU" officeooo:rsid="00ff7dfe" officeooo:paragraph-rsid="00ff7dfe"/>
    </style:style>
    <style:style style:name="P165" style:family="paragraph" style:parent-style-name="Standard">
      <style:text-properties fo:language="ru" fo:country="RU" officeooo:rsid="00fb9fa6" officeooo:paragraph-rsid="01035a70"/>
    </style:style>
    <style:style style:name="P166" style:family="paragraph" style:parent-style-name="Standard">
      <style:text-properties fo:language="ru" fo:country="RU" officeooo:rsid="00f52984" officeooo:paragraph-rsid="01035a70"/>
    </style:style>
    <style:style style:name="P167" style:family="paragraph" style:parent-style-name="Standard">
      <style:text-properties fo:language="ru" fo:country="RU" officeooo:rsid="00f8413b" officeooo:paragraph-rsid="01035a70"/>
    </style:style>
    <style:style style:name="P168" style:family="paragraph" style:parent-style-name="Standard">
      <style:text-properties fo:language="ru" fo:country="RU" officeooo:rsid="00fb95c8" officeooo:paragraph-rsid="01035a70"/>
    </style:style>
    <style:style style:name="P169" style:family="paragraph" style:parent-style-name="Standard">
      <style:text-properties fo:language="ru" fo:country="RU" officeooo:rsid="00fca6b0" officeooo:paragraph-rsid="01035a70"/>
    </style:style>
    <style:style style:name="P170" style:family="paragraph" style:parent-style-name="Standard">
      <style:text-properties fo:language="ru" fo:country="RU" officeooo:rsid="0104ebd4" officeooo:paragraph-rsid="0104ebd4"/>
    </style:style>
    <style:style style:name="P171" style:family="paragraph" style:parent-style-name="Standard">
      <style:text-properties fo:language="ru" fo:country="RU" officeooo:rsid="0109b3f1" officeooo:paragraph-rsid="0109b3f1"/>
    </style:style>
    <style:style style:name="P172" style:family="paragraph" style:parent-style-name="Standard">
      <style:text-properties fo:language="ru" fo:country="RU" officeooo:rsid="010d0dc4" officeooo:paragraph-rsid="013639fe"/>
    </style:style>
    <style:style style:name="P173" style:family="paragraph" style:parent-style-name="Standard">
      <style:text-properties fo:language="ru" fo:country="RU" officeooo:rsid="01062fdd" officeooo:paragraph-rsid="0108ff17"/>
    </style:style>
    <style:style style:name="P174" style:family="paragraph" style:parent-style-name="Standard">
      <style:text-properties fo:language="ru" fo:country="RU" officeooo:rsid="01062fdd" officeooo:paragraph-rsid="01062fdd"/>
    </style:style>
    <style:style style:name="P175" style:family="paragraph" style:parent-style-name="Standard">
      <style:text-properties fo:language="ru" fo:country="RU" officeooo:rsid="010ac1ec" officeooo:paragraph-rsid="010ac1ec"/>
    </style:style>
    <style:style style:name="P176" style:family="paragraph" style:parent-style-name="Standard">
      <style:text-properties fo:language="ru" fo:country="RU" officeooo:paragraph-rsid="012c0408"/>
    </style:style>
    <style:style style:name="P177" style:family="paragraph" style:parent-style-name="Standard">
      <style:text-properties fo:language="ru" fo:country="RU" officeooo:rsid="00cae9b9" officeooo:paragraph-rsid="0108ff17"/>
    </style:style>
    <style:style style:name="P178" style:family="paragraph" style:parent-style-name="Standard">
      <style:text-properties fo:language="ru" fo:country="RU" officeooo:rsid="0160bc49" officeooo:paragraph-rsid="0180fcbf"/>
    </style:style>
    <style:style style:name="P179" style:family="paragraph" style:parent-style-name="Standard">
      <style:text-properties fo:language="ru" fo:country="RU" officeooo:rsid="0160bc49" officeooo:paragraph-rsid="019e8082"/>
    </style:style>
    <style:style style:name="P180" style:family="paragraph" style:parent-style-name="Standard">
      <style:text-properties fo:language="ru" fo:country="RU" officeooo:rsid="0160bc49" officeooo:paragraph-rsid="01877863"/>
    </style:style>
    <style:style style:name="P181" style:family="paragraph" style:parent-style-name="Standard">
      <style:text-properties fo:language="ru" fo:country="RU" officeooo:rsid="0160bc49" officeooo:paragraph-rsid="01d779e6"/>
    </style:style>
    <style:style style:name="P182" style:family="paragraph" style:parent-style-name="Standard">
      <style:text-properties fo:language="ru" fo:country="RU" officeooo:rsid="01475329" officeooo:paragraph-rsid="01475329"/>
    </style:style>
    <style:style style:name="P183" style:family="paragraph" style:parent-style-name="Standard">
      <style:text-properties fo:language="ru" fo:country="RU" officeooo:rsid="0136ab39" officeooo:paragraph-rsid="0136ab39"/>
    </style:style>
    <style:style style:name="P184" style:family="paragraph" style:parent-style-name="Standard">
      <style:text-properties fo:language="ru" fo:country="RU" officeooo:rsid="010e1a06" officeooo:paragraph-rsid="010e1a06"/>
    </style:style>
    <style:style style:name="P185" style:family="paragraph" style:parent-style-name="Standard">
      <style:text-properties fo:language="ru" fo:country="RU" officeooo:rsid="010faa22" officeooo:paragraph-rsid="010faa22"/>
    </style:style>
    <style:style style:name="P186" style:family="paragraph" style:parent-style-name="Standard">
      <style:text-properties fo:language="ru" fo:country="RU" officeooo:rsid="011196df" officeooo:paragraph-rsid="0111ff6f"/>
    </style:style>
    <style:style style:name="P187" style:family="paragraph" style:parent-style-name="Standard">
      <style:text-properties fo:language="ru" fo:country="RU" officeooo:rsid="0112bdd4" officeooo:paragraph-rsid="0112bdd4"/>
    </style:style>
    <style:style style:name="P188" style:family="paragraph" style:parent-style-name="Standard">
      <style:text-properties fo:language="ru" fo:country="RU" officeooo:rsid="0113560e" officeooo:paragraph-rsid="0113560e"/>
    </style:style>
    <style:style style:name="P189" style:family="paragraph" style:parent-style-name="Standard">
      <style:text-properties fo:language="ru" fo:country="RU" officeooo:rsid="01156752" officeooo:paragraph-rsid="01156752"/>
    </style:style>
    <style:style style:name="P190" style:family="paragraph" style:parent-style-name="Standard">
      <style:text-properties fo:language="ru" fo:country="RU" officeooo:rsid="01216f1e" officeooo:paragraph-rsid="01216f1e"/>
    </style:style>
    <style:style style:name="P191" style:family="paragraph" style:parent-style-name="Standard">
      <style:text-properties fo:language="ru" fo:country="RU" officeooo:rsid="01222fa0" officeooo:paragraph-rsid="01222fa0"/>
    </style:style>
    <style:style style:name="P192" style:family="paragraph" style:parent-style-name="Standard">
      <style:text-properties fo:language="ru" fo:country="RU" officeooo:rsid="012864f4" officeooo:paragraph-rsid="012864f4"/>
    </style:style>
    <style:style style:name="P193" style:family="paragraph" style:parent-style-name="Standard">
      <style:text-properties fo:language="ru" fo:country="RU" officeooo:rsid="01296dde" officeooo:paragraph-rsid="01296dde"/>
    </style:style>
    <style:style style:name="P194" style:family="paragraph" style:parent-style-name="Standard">
      <style:text-properties fo:language="ru" fo:country="RU" officeooo:rsid="012900b7" officeooo:paragraph-rsid="012900b7"/>
    </style:style>
    <style:style style:name="P195" style:family="paragraph" style:parent-style-name="Standard">
      <style:text-properties fo:language="ru" fo:country="RU" officeooo:rsid="0122ebcb" officeooo:paragraph-rsid="0122ebcb"/>
    </style:style>
    <style:style style:name="P196" style:family="paragraph" style:parent-style-name="Standard">
      <style:text-properties fo:language="ru" fo:country="RU" officeooo:rsid="012c0408" officeooo:paragraph-rsid="012c0408"/>
    </style:style>
    <style:style style:name="P197" style:family="paragraph" style:parent-style-name="Standard">
      <style:text-properties fo:language="ru" fo:country="RU" officeooo:rsid="012c6a2c" officeooo:paragraph-rsid="012c6a2c"/>
    </style:style>
    <style:style style:name="P198" style:family="paragraph" style:parent-style-name="Standard">
      <style:text-properties fo:language="ru" fo:country="RU" officeooo:rsid="0137432e" officeooo:paragraph-rsid="0137432e"/>
    </style:style>
    <style:style style:name="P199" style:family="paragraph" style:parent-style-name="Standard">
      <style:text-properties fo:language="ru" fo:country="RU" officeooo:rsid="013b57ed" officeooo:paragraph-rsid="013b57ed"/>
    </style:style>
    <style:style style:name="P200" style:family="paragraph" style:parent-style-name="Standard">
      <style:text-properties fo:language="ru" fo:country="RU" officeooo:rsid="016326b9" officeooo:paragraph-rsid="016326b9"/>
    </style:style>
    <style:style style:name="P201" style:family="paragraph" style:parent-style-name="Standard">
      <style:text-properties fo:language="ru" fo:country="RU" officeooo:rsid="0161ae6f" officeooo:paragraph-rsid="0161ae6f"/>
    </style:style>
    <style:style style:name="P202" style:family="paragraph" style:parent-style-name="Standard">
      <style:text-properties fo:language="ru" fo:country="RU" officeooo:rsid="0165d4ae" officeooo:paragraph-rsid="016b1d6f"/>
    </style:style>
    <style:style style:name="P203" style:family="paragraph" style:parent-style-name="Standard">
      <style:text-properties fo:language="ru" fo:country="RU" officeooo:rsid="01682c6b" officeooo:paragraph-rsid="016b1d6f"/>
    </style:style>
    <style:style style:name="P204" style:family="paragraph" style:parent-style-name="Standard">
      <style:text-properties fo:language="ru" fo:country="RU" officeooo:rsid="016bf694" officeooo:paragraph-rsid="016bf694"/>
    </style:style>
    <style:style style:name="P205" style:family="paragraph" style:parent-style-name="Standard">
      <style:text-properties fo:language="ru" fo:country="RU" officeooo:rsid="016b1d6f" officeooo:paragraph-rsid="016b1d6f"/>
    </style:style>
    <style:style style:name="P206" style:family="paragraph" style:parent-style-name="Standard">
      <style:text-properties fo:language="ru" fo:country="RU" officeooo:rsid="016b1d6f" officeooo:paragraph-rsid="016f47e4"/>
    </style:style>
    <style:style style:name="P207" style:family="paragraph" style:parent-style-name="Standard">
      <style:text-properties fo:language="ru" fo:country="RU" officeooo:rsid="01759184" officeooo:paragraph-rsid="017b794f"/>
    </style:style>
    <style:style style:name="P208" style:family="paragraph" style:parent-style-name="Standard">
      <style:text-properties fo:language="ru" fo:country="RU" officeooo:rsid="01681498" officeooo:paragraph-rsid="017b794f"/>
    </style:style>
    <style:style style:name="P209" style:family="paragraph" style:parent-style-name="Standard">
      <style:text-properties fo:language="ru" fo:country="RU" officeooo:rsid="01792552" officeooo:paragraph-rsid="017b794f"/>
    </style:style>
    <style:style style:name="P210" style:family="paragraph" style:parent-style-name="Standard">
      <style:text-properties fo:language="ru" fo:country="RU" officeooo:rsid="017b9329" officeooo:paragraph-rsid="017b9329"/>
    </style:style>
    <style:style style:name="P211" style:family="paragraph" style:parent-style-name="Standard">
      <style:text-properties fo:language="ru" fo:country="RU" officeooo:rsid="017d7085" officeooo:paragraph-rsid="017d7085"/>
    </style:style>
    <style:style style:name="P212" style:family="paragraph" style:parent-style-name="Standard">
      <style:text-properties fo:language="ru" fo:country="RU" officeooo:rsid="017d7085" officeooo:paragraph-rsid="0180af98"/>
    </style:style>
    <style:style style:name="P213" style:family="paragraph" style:parent-style-name="Standard">
      <style:text-properties fo:language="ru" fo:country="RU" officeooo:rsid="0180af98" officeooo:paragraph-rsid="0180af98"/>
    </style:style>
    <style:style style:name="P214" style:family="paragraph" style:parent-style-name="Standard">
      <style:text-properties fo:language="ru" fo:country="RU" officeooo:paragraph-rsid="0180fcbf"/>
    </style:style>
    <style:style style:name="P215" style:family="paragraph" style:parent-style-name="Standard">
      <style:text-properties fo:language="ru" fo:country="RU" officeooo:rsid="0181a224" officeooo:paragraph-rsid="0180fcbf"/>
    </style:style>
    <style:style style:name="P216" style:family="paragraph" style:parent-style-name="Standard">
      <style:text-properties fo:language="ru" fo:country="RU" officeooo:rsid="0181a224" officeooo:paragraph-rsid="018dca07"/>
    </style:style>
    <style:style style:name="P217" style:family="paragraph" style:parent-style-name="Standard">
      <style:text-properties fo:language="ru" fo:country="RU" officeooo:rsid="00e37ae6" officeooo:paragraph-rsid="013639fe"/>
    </style:style>
    <style:style style:name="P218" style:family="paragraph" style:parent-style-name="Standard">
      <style:text-properties fo:language="ru" fo:country="RU" officeooo:rsid="00e37ae6" officeooo:paragraph-rsid="018b1343"/>
    </style:style>
    <style:style style:name="P219" style:family="paragraph" style:parent-style-name="Standard">
      <style:text-properties fo:language="ru" fo:country="RU" officeooo:rsid="0180fcbf" officeooo:paragraph-rsid="018fa593"/>
    </style:style>
    <style:style style:name="P220" style:family="paragraph" style:parent-style-name="Standard">
      <style:text-properties fo:language="ru" fo:country="RU" officeooo:paragraph-rsid="018dca07"/>
    </style:style>
    <style:style style:name="P221" style:family="paragraph" style:parent-style-name="Standard">
      <style:text-properties fo:language="ru" fo:country="RU" officeooo:rsid="018fa593" officeooo:paragraph-rsid="01920f2f"/>
    </style:style>
    <style:style style:name="P222" style:family="paragraph" style:parent-style-name="Standard">
      <style:text-properties fo:language="ru" fo:country="RU" officeooo:rsid="018fa593" officeooo:paragraph-rsid="01947165"/>
    </style:style>
    <style:style style:name="P223" style:family="paragraph" style:parent-style-name="Standard">
      <style:text-properties fo:language="ru" fo:country="RU" officeooo:rsid="013639fe" officeooo:paragraph-rsid="013639fe"/>
    </style:style>
    <style:style style:name="P224" style:family="paragraph" style:parent-style-name="Standard">
      <style:text-properties fo:language="ru" fo:country="RU" officeooo:rsid="01920f2f" officeooo:paragraph-rsid="01920f2f"/>
    </style:style>
    <style:style style:name="P225" style:family="paragraph" style:parent-style-name="Standard">
      <style:text-properties fo:language="ru" fo:country="RU" officeooo:rsid="018b1343" officeooo:paragraph-rsid="019a76b0"/>
    </style:style>
    <style:style style:name="P226" style:family="paragraph" style:parent-style-name="Standard">
      <style:text-properties fo:language="ru" fo:country="RU" officeooo:rsid="019a76b0" officeooo:paragraph-rsid="019a76b0"/>
    </style:style>
    <style:style style:name="P227" style:family="paragraph" style:parent-style-name="Standard">
      <style:text-properties fo:language="ru" fo:country="RU" officeooo:rsid="0198af21" officeooo:paragraph-rsid="019e8082"/>
    </style:style>
    <style:style style:name="P228" style:family="paragraph" style:parent-style-name="Standard">
      <style:text-properties fo:language="ru" fo:country="RU" officeooo:rsid="0184566e" officeooo:paragraph-rsid="01a2e5d4"/>
    </style:style>
    <style:style style:name="P229" style:family="paragraph" style:parent-style-name="Standard">
      <style:text-properties fo:language="ru" fo:country="RU" officeooo:rsid="01a2e5d4" officeooo:paragraph-rsid="01a2e5d4"/>
    </style:style>
    <style:style style:name="P230" style:family="paragraph" style:parent-style-name="Standard">
      <style:text-properties fo:language="ru" fo:country="RU" officeooo:rsid="019bb5b3" officeooo:paragraph-rsid="019e8082"/>
    </style:style>
    <style:style style:name="P231" style:family="paragraph" style:parent-style-name="Standard">
      <style:text-properties fo:language="ru" fo:country="RU" officeooo:rsid="01a60038" officeooo:paragraph-rsid="01a60038"/>
    </style:style>
    <style:style style:name="P232" style:family="paragraph" style:parent-style-name="Standard">
      <style:text-properties fo:language="ru" fo:country="RU" officeooo:rsid="01a60038" officeooo:paragraph-rsid="01af0dce"/>
    </style:style>
    <style:style style:name="P233" style:family="paragraph" style:parent-style-name="Standard">
      <style:text-properties fo:language="ru" fo:country="RU" officeooo:rsid="01a60038" officeooo:paragraph-rsid="01b25a04"/>
    </style:style>
    <style:style style:name="P234" style:family="paragraph" style:parent-style-name="Standard">
      <style:text-properties fo:language="ru" fo:country="RU" officeooo:rsid="01a60038" officeooo:paragraph-rsid="01b3730f"/>
    </style:style>
    <style:style style:name="P235" style:family="paragraph" style:parent-style-name="Standard">
      <style:text-properties fo:language="ru" fo:country="RU" officeooo:rsid="01a60038" officeooo:paragraph-rsid="01b4475e"/>
    </style:style>
    <style:style style:name="P236" style:family="paragraph" style:parent-style-name="Standard">
      <style:text-properties fo:language="ru" fo:country="RU" officeooo:rsid="01af0dce" officeooo:paragraph-rsid="01af0dce"/>
    </style:style>
    <style:style style:name="P237" style:family="paragraph" style:parent-style-name="Standard">
      <style:text-properties fo:language="ru" fo:country="RU" officeooo:rsid="01b19385" officeooo:paragraph-rsid="01b19385"/>
    </style:style>
    <style:style style:name="P238" style:family="paragraph" style:parent-style-name="Standard">
      <style:text-properties fo:language="ru" fo:country="RU" officeooo:rsid="01b3730f" officeooo:paragraph-rsid="01b3730f"/>
    </style:style>
    <style:style style:name="P239" style:family="paragraph" style:parent-style-name="Standard">
      <style:text-properties fo:language="ru" fo:country="RU" officeooo:rsid="01b4475e" officeooo:paragraph-rsid="01b4475e"/>
    </style:style>
    <style:style style:name="P240" style:family="paragraph" style:parent-style-name="Standard">
      <style:text-properties fo:language="ru" fo:country="RU" officeooo:rsid="01b25a04" officeooo:paragraph-rsid="01b25a04"/>
    </style:style>
    <style:style style:name="P241" style:family="paragraph" style:parent-style-name="Standard">
      <style:text-properties fo:language="ru" fo:country="RU" officeooo:rsid="01c02b0b" officeooo:paragraph-rsid="01c02b0b"/>
    </style:style>
    <style:style style:name="P242" style:family="paragraph" style:parent-style-name="Standard">
      <style:text-properties fo:language="ru" fo:country="RU" officeooo:rsid="01c07410" officeooo:paragraph-rsid="01c07410"/>
    </style:style>
    <style:style style:name="P243" style:family="paragraph" style:parent-style-name="Standard">
      <style:text-properties fo:language="ru" fo:country="RU" officeooo:rsid="01c448ec" officeooo:paragraph-rsid="01c448ec"/>
    </style:style>
    <style:style style:name="P244" style:family="paragraph" style:parent-style-name="Standard">
      <style:text-properties fo:language="ru" fo:country="RU" officeooo:rsid="01c448ec" officeooo:paragraph-rsid="01cb5cbf"/>
    </style:style>
    <style:style style:name="P245" style:family="paragraph" style:parent-style-name="Standard">
      <style:text-properties fo:language="ru" fo:country="RU" officeooo:rsid="01c448ec" officeooo:paragraph-rsid="01cda3f3"/>
    </style:style>
    <style:style style:name="P246" style:family="paragraph" style:parent-style-name="Standard">
      <style:text-properties fo:language="ru" fo:country="RU" officeooo:rsid="01c448ec" officeooo:paragraph-rsid="01d25c82"/>
    </style:style>
    <style:style style:name="P247" style:family="paragraph" style:parent-style-name="Standard">
      <style:text-properties fo:language="ru" fo:country="RU" officeooo:rsid="01c448ec" officeooo:paragraph-rsid="01d34798"/>
    </style:style>
    <style:style style:name="P248" style:family="paragraph" style:parent-style-name="Standard">
      <style:text-properties fo:language="ru" fo:country="RU" officeooo:rsid="01c61115" officeooo:paragraph-rsid="01c61115"/>
    </style:style>
    <style:style style:name="P249" style:family="paragraph" style:parent-style-name="Standard">
      <style:text-properties fo:language="ru" fo:country="RU" officeooo:rsid="01c7a4ea" officeooo:paragraph-rsid="01c7a4ea"/>
    </style:style>
    <style:style style:name="P250" style:family="paragraph" style:parent-style-name="Standard">
      <style:text-properties fo:language="ru" fo:country="RU" officeooo:rsid="01c87252" officeooo:paragraph-rsid="01c87252"/>
    </style:style>
    <style:style style:name="P251" style:family="paragraph" style:parent-style-name="Standard">
      <style:text-properties fo:language="ru" fo:country="RU" officeooo:rsid="01cb5cbf" officeooo:paragraph-rsid="01cb5cbf"/>
    </style:style>
    <style:style style:name="P252" style:family="paragraph" style:parent-style-name="Standard">
      <style:text-properties fo:language="ru" fo:country="RU" officeooo:rsid="01cb5cbf" officeooo:paragraph-rsid="01d8f48b"/>
    </style:style>
    <style:style style:name="P253" style:family="paragraph" style:parent-style-name="Standard">
      <style:text-properties fo:language="ru" fo:country="RU" officeooo:rsid="01cb5cbf" officeooo:paragraph-rsid="01dae72b"/>
    </style:style>
    <style:style style:name="P254" style:family="paragraph" style:parent-style-name="Standard">
      <style:text-properties fo:language="ru" fo:country="RU" officeooo:rsid="0171e869" officeooo:paragraph-rsid="01d779e6"/>
    </style:style>
    <style:style style:name="P255" style:family="paragraph" style:parent-style-name="Standard">
      <style:text-properties fo:language="ru" fo:country="RU" officeooo:rsid="01d4a2f6" officeooo:paragraph-rsid="01d4a2f6"/>
    </style:style>
    <style:style style:name="P256" style:family="paragraph" style:parent-style-name="Standard">
      <style:text-properties fo:language="ru" fo:country="RU" officeooo:rsid="01d8f48b" officeooo:paragraph-rsid="01d8f48b"/>
    </style:style>
    <style:style style:name="P257" style:family="paragraph" style:parent-style-name="Standard">
      <style:text-properties fo:language="ru" fo:country="RU" officeooo:rsid="01dab77d" officeooo:paragraph-rsid="01dab77d"/>
    </style:style>
    <style:style style:name="P258" style:family="paragraph" style:parent-style-name="Standard">
      <style:text-properties fo:language="ru" fo:country="RU" officeooo:rsid="01e08cf7" officeooo:paragraph-rsid="01e08cf7"/>
    </style:style>
    <style:style style:name="P259" style:family="paragraph" style:parent-style-name="Standard">
      <style:text-properties fo:language="ru" fo:country="RU" officeooo:rsid="01d25c82" officeooo:paragraph-rsid="01e47c69"/>
    </style:style>
    <style:style style:name="P260" style:family="paragraph" style:parent-style-name="Standard">
      <style:text-properties fo:language="ru" fo:country="RU" officeooo:rsid="01d25c82" officeooo:paragraph-rsid="01e69fd9"/>
    </style:style>
    <style:style style:name="P261" style:family="paragraph" style:parent-style-name="Standard">
      <style:text-properties fo:language="ru" fo:country="RU" officeooo:rsid="01d25c82" officeooo:paragraph-rsid="01e892f9"/>
    </style:style>
    <style:style style:name="P262" style:family="paragraph" style:parent-style-name="Standard">
      <style:text-properties fo:language="ru" fo:country="RU" officeooo:rsid="01d25c82" officeooo:paragraph-rsid="01ebb97b"/>
    </style:style>
    <style:style style:name="P263" style:family="paragraph" style:parent-style-name="Standard">
      <style:text-properties fo:language="ru" fo:country="RU" officeooo:rsid="01d25c82" officeooo:paragraph-rsid="01e2f192"/>
    </style:style>
    <style:style style:name="P264" style:family="paragraph" style:parent-style-name="Standard">
      <style:text-properties fo:language="ru" fo:country="RU" officeooo:rsid="01ed94b6" officeooo:paragraph-rsid="01ed94b6"/>
    </style:style>
    <style:style style:name="P265" style:family="paragraph" style:parent-style-name="Standard">
      <style:text-properties fo:language="ru" fo:country="RU" officeooo:rsid="01ede7da" officeooo:paragraph-rsid="01ede7da"/>
    </style:style>
    <style:style style:name="P266" style:family="paragraph" style:parent-style-name="Standard">
      <style:text-properties fo:language="ru" fo:country="RU" officeooo:rsid="01efd5ec" officeooo:paragraph-rsid="01efd5ec"/>
    </style:style>
    <style:style style:name="P267" style:family="paragraph" style:parent-style-name="Standard">
      <style:text-properties fo:language="en" fo:country="US" officeooo:rsid="01cad821" officeooo:paragraph-rsid="00105234"/>
    </style:style>
    <style:style style:name="P268" style:family="paragraph" style:parent-style-name="Standard">
      <style:text-properties fo:language="en" fo:country="US" officeooo:rsid="023afc29" officeooo:paragraph-rsid="00105234"/>
    </style:style>
    <style:style style:name="P269" style:family="paragraph" style:parent-style-name="Standard">
      <style:text-properties fo:language="en" fo:country="US" officeooo:rsid="00225224" officeooo:paragraph-rsid="00225224"/>
    </style:style>
    <style:style style:name="P270" style:family="paragraph" style:parent-style-name="Standard">
      <style:text-properties fo:language="en" fo:country="US" officeooo:rsid="001ad0d0" officeooo:paragraph-rsid="001ad0d0"/>
    </style:style>
    <style:style style:name="P271" style:family="paragraph" style:parent-style-name="Standard">
      <style:text-properties fo:language="en" fo:country="US" officeooo:rsid="001ad0d0" officeooo:paragraph-rsid="00263500"/>
    </style:style>
    <style:style style:name="P272" style:family="paragraph" style:parent-style-name="Standard">
      <style:text-properties fo:language="en" fo:country="US" officeooo:rsid="00251dc6" officeooo:paragraph-rsid="00251dc6"/>
    </style:style>
    <style:style style:name="P273" style:family="paragraph" style:parent-style-name="Standard">
      <style:text-properties fo:language="en" fo:country="US" officeooo:rsid="001e7c1f" officeooo:paragraph-rsid="002743da"/>
    </style:style>
    <style:style style:name="P274" style:family="paragraph" style:parent-style-name="Standard">
      <style:text-properties fo:language="en" fo:country="US" officeooo:rsid="002743da" officeooo:paragraph-rsid="002743da"/>
    </style:style>
    <style:style style:name="P275" style:family="paragraph" style:parent-style-name="Standard">
      <style:text-properties fo:language="en" fo:country="US" officeooo:rsid="00ee9fd9" officeooo:paragraph-rsid="01035a70"/>
    </style:style>
    <style:style style:name="P276" style:family="paragraph" style:parent-style-name="Standard">
      <style:text-properties fo:language="en" fo:country="US" officeooo:rsid="00db4607" officeooo:paragraph-rsid="0111ff6f"/>
    </style:style>
    <style:style style:name="P277" style:family="paragraph" style:parent-style-name="Standard">
      <style:text-properties fo:language="en" fo:country="US" officeooo:rsid="00db4607" officeooo:paragraph-rsid="0112bdd4"/>
    </style:style>
    <style:style style:name="P278" style:family="paragraph" style:parent-style-name="Standard">
      <style:text-properties fo:language="en" fo:country="US" officeooo:rsid="00db4607" officeooo:paragraph-rsid="01159df8"/>
    </style:style>
    <style:style style:name="P279" style:family="paragraph" style:parent-style-name="Standard">
      <style:text-properties fo:language="en" fo:country="US" officeooo:rsid="00db4607" officeooo:paragraph-rsid="0116dd61"/>
    </style:style>
    <style:style style:name="P280" style:family="paragraph" style:parent-style-name="Standard">
      <style:text-properties fo:language="en" fo:country="US" officeooo:rsid="00db4607" officeooo:paragraph-rsid="01216f1e"/>
    </style:style>
    <style:style style:name="P281" style:family="paragraph" style:parent-style-name="Standard">
      <style:text-properties fo:language="en" fo:country="US" officeooo:rsid="00db4607" officeooo:paragraph-rsid="01222fa0"/>
    </style:style>
    <style:style style:name="P282" style:family="paragraph" style:parent-style-name="Standard">
      <style:text-properties fo:language="en" fo:country="US" officeooo:rsid="00db4607" officeooo:paragraph-rsid="0122ebcb"/>
    </style:style>
    <style:style style:name="P283" style:family="paragraph" style:parent-style-name="Standard">
      <style:text-properties fo:language="en" fo:country="US" officeooo:rsid="00db4607" officeooo:paragraph-rsid="01257ea3"/>
    </style:style>
    <style:style style:name="P284" style:family="paragraph" style:parent-style-name="Standard">
      <style:text-properties fo:language="en" fo:country="US" officeooo:rsid="00db4607" officeooo:paragraph-rsid="0129df3e"/>
    </style:style>
    <style:style style:name="P285" style:family="paragraph" style:parent-style-name="Standard">
      <style:text-properties fo:language="en" fo:country="US" officeooo:rsid="00db4607" officeooo:paragraph-rsid="0137432e"/>
    </style:style>
    <style:style style:name="P286" style:family="paragraph" style:parent-style-name="Standard">
      <style:text-properties fo:language="en" fo:country="US" officeooo:rsid="00db4607" officeooo:paragraph-rsid="0139070e"/>
    </style:style>
    <style:style style:name="P287" style:family="paragraph" style:parent-style-name="Standard">
      <style:text-properties fo:language="en" fo:country="US" officeooo:rsid="00db4607" officeooo:paragraph-rsid="0139e9ee"/>
    </style:style>
    <style:style style:name="P288" style:family="paragraph" style:parent-style-name="Standard">
      <style:text-properties fo:language="en" fo:country="US" officeooo:rsid="00db4607" officeooo:paragraph-rsid="013b57ed"/>
    </style:style>
    <style:style style:name="P289" style:family="paragraph" style:parent-style-name="Standard">
      <style:text-properties fo:language="en" fo:country="US" officeooo:rsid="00db4607" officeooo:paragraph-rsid="013cf62d"/>
    </style:style>
    <style:style style:name="P290" style:family="paragraph" style:parent-style-name="Standard">
      <style:text-properties fo:language="en" fo:country="US" officeooo:rsid="00db4607" officeooo:paragraph-rsid="015ab2b0"/>
    </style:style>
    <style:style style:name="P291" style:family="paragraph" style:parent-style-name="Standard">
      <style:text-properties fo:language="en" fo:country="US" officeooo:rsid="01257ea3" officeooo:paragraph-rsid="01257ea3"/>
    </style:style>
    <style:style style:name="P292" style:family="paragraph" style:parent-style-name="Standard">
      <style:text-properties fo:language="en" fo:country="US" officeooo:rsid="012c0408" officeooo:paragraph-rsid="012c0408"/>
    </style:style>
    <style:style style:name="P293" style:family="paragraph" style:parent-style-name="Standard">
      <style:text-properties fo:language="en" fo:country="US" officeooo:rsid="01329f31" officeooo:paragraph-rsid="01329f31"/>
    </style:style>
    <style:style style:name="P294" style:family="paragraph" style:parent-style-name="Standard">
      <style:text-properties fo:language="en" fo:country="US" officeooo:rsid="0139e9ee" officeooo:paragraph-rsid="0139e9ee"/>
    </style:style>
    <style:style style:name="P295" style:family="paragraph" style:parent-style-name="Standard">
      <style:text-properties fo:language="en" fo:country="US" officeooo:rsid="013b57ed" officeooo:paragraph-rsid="013b57ed"/>
    </style:style>
    <style:style style:name="P296" style:family="paragraph" style:parent-style-name="Standard">
      <style:text-properties fo:language="en" fo:country="US" officeooo:rsid="0161414f" officeooo:paragraph-rsid="0161414f"/>
    </style:style>
    <style:style style:name="P297" style:family="paragraph" style:parent-style-name="Standard">
      <style:text-properties fo:language="en" fo:country="US" officeooo:rsid="01d25c82" officeooo:paragraph-rsid="01d25c82"/>
    </style:style>
    <style:style style:name="P298" style:family="paragraph" style:parent-style-name="Standard">
      <style:text-properties fo:language="en" fo:country="US" officeooo:rsid="01e47c69" officeooo:paragraph-rsid="01e47c69"/>
    </style:style>
    <style:style style:name="P299" style:family="paragraph" style:parent-style-name="Standard">
      <style:text-properties fo:language="en" fo:country="US" officeooo:rsid="01e47c69" officeooo:paragraph-rsid="01ebb97b"/>
    </style:style>
    <style:style style:name="P300" style:family="paragraph" style:parent-style-name="Standard">
      <style:text-properties fo:language="en" fo:country="US" officeooo:rsid="01e69fd9" officeooo:paragraph-rsid="01e69fd9"/>
    </style:style>
    <style:style style:name="P301" style:family="paragraph" style:parent-style-name="Standard">
      <style:text-properties fo:language="en" fo:country="US" officeooo:rsid="01e2f192" officeooo:paragraph-rsid="01e2f192"/>
    </style:style>
    <style:style style:name="P302" style:family="paragraph" style:parent-style-name="Standard">
      <style:text-properties fo:font-weight="bold" style:font-weight-asian="bold" style:font-weight-complex="bold"/>
    </style:style>
    <style:style style:name="P303" style:family="paragraph" style:parent-style-name="Standard">
      <style:text-properties officeooo:paragraph-rsid="0055d0ae"/>
    </style:style>
    <style:style style:name="P304" style:family="paragraph" style:parent-style-name="Standard">
      <style:text-properties officeooo:paragraph-rsid="00d65b1c"/>
    </style:style>
    <style:style style:name="P305" style:family="paragraph" style:parent-style-name="Standard">
      <style:text-properties officeooo:paragraph-rsid="00e1c1b7"/>
    </style:style>
    <style:style style:name="P306" style:family="paragraph" style:parent-style-name="Standard">
      <style:text-properties officeooo:paragraph-rsid="01035a70"/>
    </style:style>
    <style:style style:name="P307" style:family="paragraph" style:parent-style-name="Standard">
      <style:text-properties officeooo:paragraph-rsid="01156752"/>
    </style:style>
    <style:style style:name="P308" style:family="paragraph" style:parent-style-name="Standard">
      <style:text-properties officeooo:paragraph-rsid="012c0408"/>
    </style:style>
    <style:style style:name="P309" style:family="paragraph" style:parent-style-name="Standard">
      <style:text-properties officeooo:paragraph-rsid="013cf62d"/>
    </style:style>
    <style:style style:name="P310" style:family="paragraph" style:parent-style-name="Standard">
      <style:text-properties officeooo:paragraph-rsid="0161e950"/>
    </style:style>
    <style:style style:name="P311" style:family="paragraph" style:parent-style-name="Standard">
      <style:text-properties officeooo:rsid="0161e950" officeooo:paragraph-rsid="0161e950"/>
    </style:style>
    <style:style style:name="P312" style:family="paragraph" style:parent-style-name="Standard">
      <style:text-properties style:text-line-through-style="solid" fo:language="ru" fo:country="RU" officeooo:rsid="01b4475e" officeooo:paragraph-rsid="01c07410"/>
    </style:style>
    <style:style style:name="P313" style:family="paragraph" style:parent-style-name="Standard">
      <style:text-properties style:text-line-through-style="solid" fo:language="ru" fo:country="RU" officeooo:rsid="01b3730f" officeooo:paragraph-rsid="01c448ec"/>
    </style:style>
    <style:style style:name="P314" style:family="paragraph" style:parent-style-name="Standard">
      <style:text-properties style:text-line-through-style="solid" fo:language="ru" fo:country="RU" officeooo:rsid="01c448ec" officeooo:paragraph-rsid="01c98b6f"/>
    </style:style>
    <style:style style:name="P315" style:family="paragraph" style:parent-style-name="Standard">
      <style:text-properties officeooo:paragraph-rsid="01fb4915"/>
    </style:style>
    <style:style style:name="P316" style:family="paragraph" style:parent-style-name="Preformatted_20_Text">
      <style:text-properties officeooo:rsid="00180d35" officeooo:paragraph-rsid="00180d35"/>
    </style:style>
    <style:style style:name="P317" style:family="paragraph" style:parent-style-name="Preformatted_20_Text">
      <style:text-properties officeooo:paragraph-rsid="00283460"/>
    </style:style>
    <style:style style:name="P318" style:family="paragraph" style:parent-style-name="Preformatted_20_Text">
      <style:text-properties officeooo:paragraph-rsid="002c9509"/>
    </style:style>
    <style:style style:name="P319" style:family="paragraph" style:parent-style-name="Preformatted_20_Text">
      <style:text-properties officeooo:paragraph-rsid="002dd17a"/>
    </style:style>
    <style:style style:name="P320" style:family="paragraph" style:parent-style-name="Preformatted_20_Text">
      <style:text-properties officeooo:rsid="0049a962"/>
    </style:style>
    <style:style style:name="P321" style:family="paragraph" style:parent-style-name="Preformatted_20_Text">
      <style:text-properties officeooo:rsid="004ddadd" officeooo:paragraph-rsid="004ddadd"/>
    </style:style>
    <style:style style:name="P322" style:family="paragraph" style:parent-style-name="Preformatted_20_Text">
      <style:text-properties officeooo:rsid="004bf212" officeooo:paragraph-rsid="004ddadd"/>
    </style:style>
    <style:style style:name="P323" style:family="paragraph" style:parent-style-name="Preformatted_20_Text">
      <style:text-properties officeooo:rsid="004bf212" officeooo:paragraph-rsid="004bf212"/>
    </style:style>
    <style:style style:name="P324" style:family="paragraph" style:parent-style-name="Preformatted_20_Text">
      <style:text-properties officeooo:rsid="00283460" officeooo:paragraph-rsid="00283460"/>
    </style:style>
    <style:style style:name="P325" style:family="paragraph" style:parent-style-name="Preformatted_20_Text">
      <style:text-properties officeooo:rsid="002c9509" officeooo:paragraph-rsid="002c9509"/>
    </style:style>
    <style:style style:name="P326" style:family="paragraph" style:parent-style-name="Preformatted_20_Text">
      <style:text-properties officeooo:rsid="002dd17a" officeooo:paragraph-rsid="002dd17a"/>
    </style:style>
    <style:style style:name="P327" style:family="paragraph" style:parent-style-name="Preformatted_20_Text">
      <style:text-properties officeooo:rsid="00362b64" officeooo:paragraph-rsid="00362b64"/>
    </style:style>
    <style:style style:name="P328" style:family="paragraph" style:parent-style-name="Preformatted_20_Text">
      <style:text-properties officeooo:rsid="003a8669"/>
    </style:style>
    <style:style style:name="P329" style:family="paragraph" style:parent-style-name="Preformatted_20_Text">
      <style:text-properties officeooo:rsid="00414b80"/>
    </style:style>
    <style:style style:name="P330" style:family="paragraph" style:parent-style-name="Preformatted_20_Text">
      <style:text-properties officeooo:rsid="0043d71c" officeooo:paragraph-rsid="0043d71c"/>
    </style:style>
    <style:style style:name="P331" style:family="paragraph" style:parent-style-name="Preformatted_20_Text">
      <style:text-properties officeooo:rsid="005c9454" officeooo:paragraph-rsid="005c9454"/>
    </style:style>
    <style:style style:name="P332" style:family="paragraph" style:parent-style-name="Preformatted_20_Text">
      <style:text-properties fo:font-weight="bold" officeooo:rsid="00312023" officeooo:paragraph-rsid="006287ce" style:font-weight-asian="bold" style:font-weight-complex="bold"/>
    </style:style>
    <style:style style:name="P333" style:family="paragraph" style:parent-style-name="Preformatted_20_Text">
      <style:text-properties fo:font-weight="bold" officeooo:rsid="00312023" officeooo:paragraph-rsid="0066f838" style:font-weight-asian="bold" style:font-weight-complex="bold"/>
    </style:style>
    <style:style style:name="P334" style:family="paragraph" style:parent-style-name="Preformatted_20_Text">
      <style:text-properties fo:font-weight="bold" officeooo:rsid="00c6346b" officeooo:paragraph-rsid="00c6346b" style:font-weight-asian="bold" style:font-weight-complex="bold"/>
    </style:style>
    <style:style style:name="P335" style:family="paragraph" style:parent-style-name="Preformatted_20_Text">
      <style:text-properties fo:font-weight="bold" officeooo:rsid="01b619cc" officeooo:paragraph-rsid="01b619cc" style:font-weight-asian="bold" style:font-weight-complex="bold"/>
    </style:style>
    <style:style style:name="P336" style:family="paragraph" style:parent-style-name="Preformatted_20_Text">
      <style:text-properties officeooo:rsid="0065265e" officeooo:paragraph-rsid="0065265e"/>
    </style:style>
    <style:style style:name="P337" style:family="paragraph" style:parent-style-name="Preformatted_20_Text">
      <style:text-properties fo:language="ru" fo:country="RU" fo:font-weight="bold" officeooo:rsid="0066f838" officeooo:paragraph-rsid="0066f838" style:font-weight-asian="bold" style:font-weight-complex="bold"/>
    </style:style>
    <style:style style:name="P338" style:family="paragraph" style:parent-style-name="Preformatted_20_Text">
      <style:text-properties fo:language="ru" fo:country="RU" fo:font-weight="bold" officeooo:rsid="01b86207" officeooo:paragraph-rsid="01b86207" style:font-weight-asian="bold" style:font-weight-complex="bold"/>
    </style:style>
    <style:style style:name="P339" style:family="paragraph" style:parent-style-name="Preformatted_20_Text">
      <style:text-properties fo:language="ru" fo:country="RU" officeooo:rsid="00f52984" officeooo:paragraph-rsid="01035a70"/>
    </style:style>
    <style:style style:name="P340" style:family="paragraph" style:parent-style-name="Preformatted_20_Text">
      <style:text-properties fo:language="ru" fo:country="RU" officeooo:rsid="01222fa0"/>
    </style:style>
    <style:style style:name="P341" style:family="paragraph" style:parent-style-name="Preformatted_20_Text">
      <style:text-properties fo:language="ru" fo:country="RU" officeooo:rsid="0181a224" officeooo:paragraph-rsid="018dca07"/>
    </style:style>
    <style:style style:name="P342" style:family="paragraph" style:parent-style-name="Preformatted_20_Text">
      <style:text-properties fo:language="ru" fo:country="RU" officeooo:rsid="01b95d0f" officeooo:paragraph-rsid="01b95d0f"/>
    </style:style>
    <style:style style:name="P343" style:family="paragraph" style:parent-style-name="Preformatted_20_Text">
      <style:text-properties officeooo:rsid="00683108" officeooo:paragraph-rsid="00683108"/>
    </style:style>
    <style:style style:name="P344" style:family="paragraph" style:parent-style-name="Preformatted_20_Text">
      <style:text-properties officeooo:rsid="00697f3e" officeooo:paragraph-rsid="00697f3e"/>
    </style:style>
    <style:style style:name="P345" style:family="paragraph" style:parent-style-name="Preformatted_20_Text">
      <style:text-properties officeooo:rsid="006a8b9e"/>
    </style:style>
    <style:style style:name="P346" style:family="paragraph" style:parent-style-name="Preformatted_20_Text">
      <style:text-properties officeooo:rsid="0077e5b5" officeooo:paragraph-rsid="0077e5b5"/>
    </style:style>
    <style:style style:name="P347" style:family="paragraph" style:parent-style-name="Preformatted_20_Text">
      <style:text-properties officeooo:rsid="007b5371" officeooo:paragraph-rsid="007b5371"/>
    </style:style>
    <style:style style:name="P348" style:family="paragraph" style:parent-style-name="Preformatted_20_Text">
      <style:text-properties officeooo:rsid="007c3e85" officeooo:paragraph-rsid="007c3e85"/>
    </style:style>
    <style:style style:name="P349" style:family="paragraph" style:parent-style-name="Preformatted_20_Text">
      <style:text-properties officeooo:rsid="007d1993" officeooo:paragraph-rsid="007d1993"/>
    </style:style>
    <style:style style:name="P350" style:family="paragraph" style:parent-style-name="Preformatted_20_Text">
      <style:text-properties officeooo:rsid="0080e008" officeooo:paragraph-rsid="0080e008"/>
    </style:style>
    <style:style style:name="P351" style:family="paragraph" style:parent-style-name="Preformatted_20_Text">
      <style:text-properties officeooo:rsid="00811b2b" officeooo:paragraph-rsid="00811b2b"/>
    </style:style>
    <style:style style:name="P352" style:family="paragraph" style:parent-style-name="Preformatted_20_Text">
      <style:text-properties officeooo:rsid="009c0689"/>
    </style:style>
    <style:style style:name="P353" style:family="paragraph" style:parent-style-name="Preformatted_20_Text">
      <style:text-properties officeooo:paragraph-rsid="00bf8630"/>
    </style:style>
    <style:style style:name="P354" style:family="paragraph" style:parent-style-name="Preformatted_20_Text">
      <style:text-properties officeooo:rsid="00bf8630" officeooo:paragraph-rsid="00bf8630"/>
    </style:style>
    <style:style style:name="P355" style:family="paragraph" style:parent-style-name="Preformatted_20_Text">
      <style:text-properties officeooo:rsid="00bf8630" officeooo:paragraph-rsid="00f1880e"/>
    </style:style>
    <style:style style:name="P356" style:family="paragraph" style:parent-style-name="Preformatted_20_Text">
      <style:text-properties officeooo:rsid="00c54228" officeooo:paragraph-rsid="00c54228"/>
    </style:style>
    <style:style style:name="P357" style:family="paragraph" style:parent-style-name="Preformatted_20_Text">
      <style:text-properties officeooo:rsid="00c54228" officeooo:paragraph-rsid="00f1880e"/>
    </style:style>
    <style:style style:name="P358" style:family="paragraph" style:parent-style-name="Preformatted_20_Text">
      <style:text-properties officeooo:rsid="00bc9bfe" officeooo:paragraph-rsid="00bc9bfe"/>
    </style:style>
    <style:style style:name="P359" style:family="paragraph" style:parent-style-name="Preformatted_20_Text">
      <style:text-properties officeooo:rsid="00bc9bfe" officeooo:paragraph-rsid="00f1880e"/>
    </style:style>
    <style:style style:name="P360" style:family="paragraph" style:parent-style-name="Preformatted_20_Text">
      <style:text-properties officeooo:rsid="00c22bf1" officeooo:paragraph-rsid="00c22bf1"/>
    </style:style>
    <style:style style:name="P361" style:family="paragraph" style:parent-style-name="Preformatted_20_Text">
      <style:text-properties officeooo:rsid="00c22bf1" officeooo:paragraph-rsid="00f1880e"/>
    </style:style>
    <style:style style:name="P362" style:family="paragraph" style:parent-style-name="Preformatted_20_Text">
      <style:text-properties officeooo:rsid="00c10437" officeooo:paragraph-rsid="00c10437"/>
    </style:style>
    <style:style style:name="P363" style:family="paragraph" style:parent-style-name="Preformatted_20_Text">
      <style:text-properties officeooo:rsid="00cb5a46" officeooo:paragraph-rsid="00d65b1c"/>
    </style:style>
    <style:style style:name="P364" style:family="paragraph" style:parent-style-name="Preformatted_20_Text">
      <style:text-properties officeooo:rsid="00d08227" officeooo:paragraph-rsid="00d65b1c"/>
    </style:style>
    <style:style style:name="P365" style:family="paragraph" style:parent-style-name="Preformatted_20_Text">
      <style:text-properties officeooo:rsid="00ccebfe" officeooo:paragraph-rsid="00d65b1c"/>
    </style:style>
    <style:style style:name="P366" style:family="paragraph" style:parent-style-name="Preformatted_20_Text">
      <style:text-properties officeooo:rsid="00d16c75" officeooo:paragraph-rsid="00d65b1c"/>
    </style:style>
    <style:style style:name="P367" style:family="paragraph" style:parent-style-name="Preformatted_20_Text">
      <style:text-properties officeooo:rsid="00db4607" officeooo:paragraph-rsid="00e1c1b7"/>
    </style:style>
    <style:style style:name="P368" style:family="paragraph" style:parent-style-name="Preformatted_20_Text">
      <style:text-properties officeooo:paragraph-rsid="00f1880e"/>
    </style:style>
    <style:style style:name="P369" style:family="paragraph" style:parent-style-name="Preformatted_20_Text">
      <style:text-properties officeooo:paragraph-rsid="01035a70"/>
    </style:style>
    <style:style style:name="P370" style:family="paragraph" style:parent-style-name="Preformatted_20_Text">
      <style:text-properties officeooo:rsid="00fe92f9" officeooo:paragraph-rsid="01035a70"/>
    </style:style>
    <style:style style:name="P371" style:family="paragraph" style:parent-style-name="Preformatted_20_Text">
      <style:text-properties fo:language="en" fo:country="US" fo:font-weight="normal" officeooo:rsid="00db4607" officeooo:paragraph-rsid="012a1667" style:font-weight-asian="normal" style:font-weight-complex="normal"/>
    </style:style>
    <style:style style:name="P372" style:family="paragraph" style:parent-style-name="Preformatted_20_Text">
      <style:text-properties fo:language="en" fo:country="US" officeooo:rsid="01b619cc" officeooo:paragraph-rsid="01b619cc"/>
    </style:style>
    <style:style style:name="P373" style:family="paragraph" style:parent-style-name="Preformatted_20_Text">
      <style:text-properties fo:language="en" fo:country="US" officeooo:rsid="01b86207" officeooo:paragraph-rsid="01b86207"/>
    </style:style>
    <style:style style:name="P374" style:family="paragraph" style:parent-style-name="Preformatted_20_Text">
      <style:text-properties fo:font-weight="normal" officeooo:rsid="00bf8630" officeooo:paragraph-rsid="012a1667" style:font-weight-asian="normal" style:font-weight-complex="normal"/>
    </style:style>
    <style:style style:name="P375" style:family="paragraph" style:parent-style-name="Preformatted_20_Text">
      <style:text-properties fo:font-weight="normal" officeooo:paragraph-rsid="012a1667" style:font-weight-asian="normal" style:font-weight-complex="normal"/>
    </style:style>
    <style:style style:name="P376" style:family="paragraph" style:parent-style-name="Preformatted_20_Text">
      <style:text-properties officeooo:rsid="01257ea3"/>
    </style:style>
    <style:style style:name="P377" style:family="paragraph" style:parent-style-name="Preformatted_20_Text">
      <style:text-properties officeooo:rsid="0161ae6f" officeooo:paragraph-rsid="0161ae6f"/>
    </style:style>
    <style:style style:name="P378" style:family="paragraph" style:parent-style-name="Preformatted_20_Text">
      <style:text-properties officeooo:rsid="0165d4ae" officeooo:paragraph-rsid="016b1d6f"/>
    </style:style>
    <style:style style:name="P379" style:family="paragraph" style:parent-style-name="Preformatted_20_Text">
      <style:text-properties officeooo:rsid="0166d376" officeooo:paragraph-rsid="016b1d6f"/>
    </style:style>
    <style:style style:name="P380" style:family="paragraph" style:parent-style-name="Preformatted_20_Text">
      <style:text-properties officeooo:paragraph-rsid="017c2bbd"/>
    </style:style>
    <style:style style:name="P381" style:family="paragraph" style:parent-style-name="Preformatted_20_Text">
      <style:text-properties officeooo:rsid="017c2bbd" officeooo:paragraph-rsid="017c2bbd"/>
    </style:style>
    <style:style style:name="P382" style:family="paragraph" style:parent-style-name="Preformatted_20_Text">
      <style:text-properties officeooo:rsid="017d7085" officeooo:paragraph-rsid="017d7085"/>
    </style:style>
    <style:style style:name="P383" style:family="paragraph" style:parent-style-name="Preformatted_20_Text">
      <style:text-properties officeooo:rsid="017f2d1d" officeooo:paragraph-rsid="0180fcbf"/>
    </style:style>
    <style:style style:name="P384" style:family="paragraph" style:parent-style-name="Preformatted_20_Text">
      <style:text-properties officeooo:paragraph-rsid="0180fcbf"/>
    </style:style>
    <style:style style:name="P385" style:family="paragraph" style:parent-style-name="Preformatted_20_Text">
      <style:text-properties officeooo:rsid="0198af21" officeooo:paragraph-rsid="019e8082"/>
    </style:style>
    <style:style style:name="P386" style:family="paragraph" style:parent-style-name="Preformatted_20_Text">
      <style:text-properties officeooo:paragraph-rsid="019e8082"/>
    </style:style>
    <style:style style:name="P387" style:family="paragraph" style:parent-style-name="Preformatted_20_Text">
      <style:text-properties officeooo:paragraph-rsid="01a60038"/>
    </style:style>
    <style:style style:name="P388" style:family="paragraph" style:parent-style-name="Preformatted_20_Text">
      <style:text-properties officeooo:rsid="01a2e5d4"/>
    </style:style>
    <style:style style:name="P389" style:family="paragraph" style:parent-style-name="Preformatted_20_Text">
      <style:text-properties officeooo:rsid="01a60038" officeooo:paragraph-rsid="01a60038"/>
    </style:style>
    <style:style style:name="P390" style:family="paragraph" style:parent-style-name="Preformatted_20_Text">
      <style:text-properties officeooo:rsid="01b619cc" officeooo:paragraph-rsid="01b619cc"/>
    </style:style>
    <style:style style:name="P391" style:family="paragraph" style:parent-style-name="Preformatted_20_Text">
      <style:text-properties officeooo:rsid="01c1d0db" officeooo:paragraph-rsid="01c1d0db"/>
    </style:style>
    <style:style style:name="P392" style:family="paragraph" style:parent-style-name="Preformatted_20_Text">
      <style:text-properties officeooo:rsid="01c61115" officeooo:paragraph-rsid="01c61115"/>
    </style:style>
    <style:style style:name="P393" style:family="paragraph" style:parent-style-name="Preformatted_20_Text">
      <style:text-properties officeooo:rsid="01c87252" officeooo:paragraph-rsid="01c87252"/>
    </style:style>
    <style:style style:name="P394" style:family="paragraph" style:parent-style-name="Preformatted_20_Text">
      <style:text-properties officeooo:rsid="01cf378d" officeooo:paragraph-rsid="01cf378d"/>
    </style:style>
    <style:style style:name="P395" style:family="paragraph" style:parent-style-name="Preformatted_20_Text">
      <style:text-properties officeooo:rsid="0171e869" officeooo:paragraph-rsid="01d779e6"/>
    </style:style>
    <style:style style:name="P396" style:family="paragraph" style:parent-style-name="Preformatted_20_Text">
      <style:text-properties officeooo:rsid="01d779e6" officeooo:paragraph-rsid="01d779e6"/>
    </style:style>
    <style:style style:name="P397" style:family="paragraph" style:parent-style-name="Preformatted_20_Text">
      <style:text-properties officeooo:rsid="01d8f48b"/>
    </style:style>
    <style:style style:name="P398" style:family="paragraph" style:parent-style-name="Preformatted_20_Text">
      <style:text-properties officeooo:rsid="01dab77d"/>
    </style:style>
    <style:style style:name="P399" style:family="paragraph" style:parent-style-name="Preformatted_20_Text">
      <style:text-properties officeooo:rsid="01e08cf7"/>
    </style:style>
    <style:style style:name="P400" style:family="paragraph" style:parent-style-name="Preformatted_20_Text">
      <style:text-properties officeooo:rsid="01e93bbf" officeooo:paragraph-rsid="01e93bbf"/>
    </style:style>
    <style:style style:name="P401" style:family="paragraph" style:parent-style-name="Preformatted_20_Text">
      <style:text-properties officeooo:rsid="01e93bbf" officeooo:paragraph-rsid="01eed2b2"/>
    </style:style>
    <style:style style:name="P402" style:family="paragraph" style:parent-style-name="Text_20_body">
      <style:text-properties fo:language="en" fo:country="US" officeooo:rsid="00921fd3" officeooo:paragraph-rsid="00921fd3"/>
    </style:style>
    <style:style style:name="P403" style:family="paragraph" style:parent-style-name="Text_20_body">
      <style:text-properties officeooo:paragraph-rsid="01fad6e4"/>
    </style:style>
    <style:style style:name="P404" style:family="paragraph" style:parent-style-name="Preformatted_20_Text">
      <style:paragraph-properties fo:margin-top="0cm" fo:margin-bottom="0.499cm" style:contextual-spacing="false"/>
      <style:text-properties officeooo:paragraph-rsid="01035a70"/>
    </style:style>
    <style:style style:name="P405" style:family="paragraph" style:parent-style-name="Standard">
      <style:text-properties fo:language="ru" fo:country="RU" officeooo:rsid="01e47c69" officeooo:paragraph-rsid="01fdcbd7"/>
    </style:style>
    <style:style style:name="P406" style:family="paragraph" style:parent-style-name="Standard">
      <style:text-properties fo:language="ru" fo:country="RU" officeooo:rsid="01e47c69" officeooo:paragraph-rsid="01fde464"/>
    </style:style>
    <style:style style:name="P407" style:family="paragraph" style:parent-style-name="Standard">
      <style:text-properties fo:language="ru" fo:country="RU" officeooo:rsid="01e47c69" officeooo:paragraph-rsid="01fe9afd"/>
    </style:style>
    <style:style style:name="P408" style:family="paragraph" style:parent-style-name="Standard">
      <style:text-properties fo:language="ru" fo:country="RU" officeooo:rsid="0200b5d8" officeooo:paragraph-rsid="0200b5d8"/>
    </style:style>
    <style:style style:name="P409" style:family="paragraph" style:parent-style-name="Text_20_body">
      <style:text-properties officeooo:rsid="02024f50" officeooo:paragraph-rsid="02024f50"/>
    </style:style>
    <style:style style:name="P410" style:family="paragraph" style:parent-style-name="Text_20_body">
      <style:text-properties officeooo:rsid="02024f50" officeooo:paragraph-rsid="0203b79f"/>
    </style:style>
    <style:style style:name="P411" style:family="paragraph" style:parent-style-name="Text_20_body">
      <style:text-properties fo:language="ru" fo:country="RU" officeooo:rsid="02024f50" officeooo:paragraph-rsid="02024f50"/>
    </style:style>
    <style:style style:name="P412" style:family="paragraph" style:parent-style-name="Text_20_body">
      <style:text-properties officeooo:rsid="0203b79f" officeooo:paragraph-rsid="0203b79f"/>
    </style:style>
    <style:style style:name="P413" style:family="paragraph" style:parent-style-name="Heading_20_1">
      <style:text-properties officeooo:rsid="004b833d"/>
    </style:style>
    <style:style style:name="P414" style:family="paragraph" style:parent-style-name="Heading_20_1">
      <style:text-properties officeooo:rsid="00283460"/>
    </style:style>
    <style:style style:name="P415" style:family="paragraph" style:parent-style-name="Heading_20_1">
      <style:text-properties officeooo:rsid="00375466"/>
    </style:style>
    <style:style style:name="P416" style:family="paragraph" style:parent-style-name="Heading_20_1">
      <style:text-properties officeooo:rsid="0066f838"/>
    </style:style>
    <style:style style:name="P417" style:family="paragraph" style:parent-style-name="Heading_20_1">
      <style:text-properties officeooo:rsid="00962d4e"/>
    </style:style>
    <style:style style:name="P418" style:family="paragraph" style:parent-style-name="Heading_20_1">
      <style:text-properties officeooo:rsid="00b1700d"/>
    </style:style>
    <style:style style:name="P419" style:family="paragraph" style:parent-style-name="Heading_20_1">
      <style:text-properties officeooo:rsid="00b5aa5d"/>
    </style:style>
    <style:style style:name="P420" style:family="paragraph" style:parent-style-name="Heading_20_1">
      <style:text-properties officeooo:rsid="00e6cd3f"/>
    </style:style>
    <style:style style:name="P421" style:family="paragraph" style:parent-style-name="Heading_20_1">
      <style:text-properties officeooo:rsid="016b1d6f"/>
    </style:style>
    <style:style style:name="P422" style:family="paragraph" style:parent-style-name="Heading_20_1">
      <style:text-properties officeooo:rsid="017ada0c"/>
    </style:style>
    <style:style style:name="P423" style:family="paragraph" style:parent-style-name="Heading_20_1">
      <style:text-properties officeooo:rsid="0180fcbf"/>
    </style:style>
    <style:style style:name="P424" style:family="paragraph" style:parent-style-name="Heading_20_1">
      <style:text-properties officeooo:rsid="018b1343"/>
    </style:style>
    <style:style style:name="P425" style:family="paragraph" style:parent-style-name="Heading_20_1">
      <style:text-properties officeooo:paragraph-rsid="018dca07"/>
    </style:style>
    <style:style style:name="P426" style:family="paragraph" style:parent-style-name="Heading_20_1">
      <style:text-properties officeooo:rsid="019e8082"/>
    </style:style>
    <style:style style:name="P427" style:family="paragraph" style:parent-style-name="Heading_20_1">
      <style:text-properties officeooo:rsid="01b77302"/>
    </style:style>
    <style:style style:name="P428" style:family="paragraph" style:parent-style-name="Heading_20_1">
      <style:text-properties officeooo:rsid="00a5c321"/>
    </style:style>
    <style:style style:name="P429" style:family="paragraph" style:parent-style-name="Heading_20_1">
      <style:text-properties officeooo:rsid="0111705c"/>
    </style:style>
    <style:style style:name="P430" style:family="paragraph" style:parent-style-name="Heading_20_1">
      <style:text-properties officeooo:rsid="0161ae6f"/>
    </style:style>
    <style:style style:name="P431" style:family="paragraph" style:parent-style-name="Heading_20_1" style:master-page-name="Standard">
      <style:paragraph-properties style:page-number="auto"/>
      <style:text-properties fo:language="en" fo:country="US" officeooo:rsid="0019e480" officeooo:paragraph-rsid="0019e480"/>
    </style:style>
    <style:style style:name="P432" style:family="paragraph" style:parent-style-name="Heading_20_2">
      <style:text-properties fo:language="ru" fo:country="RU" officeooo:rsid="00522237"/>
    </style:style>
    <style:style style:name="P433" style:family="paragraph" style:parent-style-name="Heading_20_2">
      <style:text-properties officeooo:rsid="005d966d"/>
    </style:style>
    <style:style style:name="P434" style:family="paragraph" style:parent-style-name="Heading_20_2">
      <style:text-properties officeooo:rsid="00823949"/>
    </style:style>
    <style:style style:name="P435" style:family="paragraph" style:parent-style-name="Heading_20_2">
      <style:text-properties officeooo:rsid="00ccebfe"/>
    </style:style>
    <style:style style:name="P436" style:family="paragraph" style:parent-style-name="Heading_20_2">
      <style:text-properties officeooo:paragraph-rsid="01035a70"/>
    </style:style>
    <style:style style:name="P437" style:family="paragraph" style:parent-style-name="Heading_20_2">
      <style:text-properties fo:font-weight="bold" style:font-weight-asian="bold" style:font-weight-complex="bold"/>
    </style:style>
    <style:style style:name="P438" style:family="paragraph" style:parent-style-name="Preformatted_20_Text" style:master-page-name="Standard">
      <style:paragraph-properties style:page-number="auto"/>
      <style:text-properties officeooo:rsid="017c2bbd" officeooo:paragraph-rsid="017c2bbd"/>
    </style:style>
    <style:style style:name="P439" style:family="paragraph" style:parent-style-name="Preformatted_20_Text">
      <style:text-properties officeooo:rsid="01e93bbf" officeooo:paragraph-rsid="01e93bbf"/>
    </style:style>
    <style:style style:name="P440" style:family="paragraph" style:parent-style-name="Contents_20_1">
      <style:paragraph-properties>
        <style:tab-stops>
          <style:tab-stop style:position="17cm" style:type="right" style:leader-style="dotted" style:leader-text="."/>
        </style:tab-stops>
      </style:paragraph-properties>
    </style:style>
    <style:style style:name="P44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2c19002"/>
    </style:style>
    <style:style style:name="T3" style:family="text">
      <style:text-properties fo:language="en" fo:country="US" officeooo:rsid="00180d35"/>
    </style:style>
    <style:style style:name="T4" style:family="text">
      <style:text-properties fo:language="en" fo:country="US" officeooo:rsid="001ad0d0"/>
    </style:style>
    <style:style style:name="T5" style:family="text">
      <style:text-properties fo:language="en" fo:country="US" officeooo:rsid="001c8480"/>
    </style:style>
    <style:style style:name="T6" style:family="text">
      <style:text-properties fo:language="en" fo:country="US" officeooo:rsid="001e7c1f"/>
    </style:style>
    <style:style style:name="T7" style:family="text">
      <style:text-properties fo:language="en" fo:country="US" officeooo:rsid="00225224"/>
    </style:style>
    <style:style style:name="T8" style:family="text">
      <style:text-properties fo:language="en" fo:country="US" officeooo:rsid="006a8b9e"/>
    </style:style>
    <style:style style:name="T9" style:family="text">
      <style:text-properties fo:language="en" fo:country="US" officeooo:rsid="006d6d67"/>
    </style:style>
    <style:style style:name="T10" style:family="text">
      <style:text-properties fo:language="en" fo:country="US" officeooo:rsid="0079a657"/>
    </style:style>
    <style:style style:name="T11" style:family="text">
      <style:text-properties fo:language="en" fo:country="US" officeooo:rsid="0083e06e"/>
    </style:style>
    <style:style style:name="T12" style:family="text">
      <style:text-properties fo:language="en" fo:country="US" officeooo:rsid="00848574"/>
    </style:style>
    <style:style style:name="T13" style:family="text">
      <style:text-properties fo:language="en" fo:country="US" officeooo:rsid="009342b8"/>
    </style:style>
    <style:style style:name="T14" style:family="text">
      <style:text-properties fo:language="en" fo:country="US" officeooo:rsid="00a03a8c"/>
    </style:style>
    <style:style style:name="T15" style:family="text">
      <style:text-properties fo:language="en" fo:country="US" officeooo:rsid="00c38713"/>
    </style:style>
    <style:style style:name="T16" style:family="text">
      <style:text-properties fo:language="en" fo:country="US" officeooo:rsid="00c6346b"/>
    </style:style>
    <style:style style:name="T17" style:family="text">
      <style:text-properties fo:language="en" fo:country="US" officeooo:rsid="00cb5a46"/>
    </style:style>
    <style:style style:name="T18" style:family="text">
      <style:text-properties fo:language="en" fo:country="US" officeooo:rsid="00d51b16"/>
    </style:style>
    <style:style style:name="T19" style:family="text">
      <style:text-properties fo:language="en" fo:country="US" officeooo:rsid="00ed584b"/>
    </style:style>
    <style:style style:name="T20" style:family="text">
      <style:text-properties fo:language="en" fo:country="US" officeooo:rsid="00f1880e"/>
    </style:style>
    <style:style style:name="T21" style:family="text">
      <style:text-properties fo:language="en" fo:country="US" fo:font-weight="bold" officeooo:rsid="00f1880e" style:font-weight-asian="bold" style:font-weight-complex="bold"/>
    </style:style>
    <style:style style:name="T22" style:family="text">
      <style:text-properties fo:language="en" fo:country="US" fo:font-weight="bold" officeooo:rsid="01016b17" style:font-weight-asian="bold" style:font-weight-complex="bold"/>
    </style:style>
    <style:style style:name="T23" style:family="text">
      <style:text-properties fo:language="en" fo:country="US" fo:font-weight="bold" officeooo:rsid="017f2d1d" style:font-weight-asian="bold" style:font-weight-complex="bold"/>
    </style:style>
    <style:style style:name="T24" style:family="text">
      <style:text-properties fo:language="en" fo:country="US" fo:font-weight="bold" officeooo:rsid="01b25a04" style:font-weight-asian="bold" style:font-weight-complex="bold"/>
    </style:style>
    <style:style style:name="T25" style:family="text">
      <style:text-properties fo:language="en" fo:country="US" fo:font-weight="bold" officeooo:rsid="01cb5cbf" style:font-weight-asian="bold" style:font-weight-complex="bold"/>
    </style:style>
    <style:style style:name="T26" style:family="text">
      <style:text-properties fo:language="en" fo:country="US" officeooo:rsid="00f26404"/>
    </style:style>
    <style:style style:name="T27" style:family="text">
      <style:text-properties fo:language="en" fo:country="US" officeooo:rsid="00f3d5e9"/>
    </style:style>
    <style:style style:name="T28" style:family="text">
      <style:text-properties fo:language="en" fo:country="US" officeooo:rsid="0106774e"/>
    </style:style>
    <style:style style:name="T29" style:family="text">
      <style:text-properties fo:language="en" fo:country="US" officeooo:rsid="0106b0fb"/>
    </style:style>
    <style:style style:name="T30" style:family="text">
      <style:text-properties fo:language="en" fo:country="US" officeooo:rsid="010850f0"/>
    </style:style>
    <style:style style:name="T31" style:family="text">
      <style:text-properties fo:language="en" fo:country="US" officeooo:rsid="0108b05e"/>
    </style:style>
    <style:style style:name="T32" style:family="text">
      <style:text-properties fo:language="en" fo:country="US" officeooo:rsid="010e1a06"/>
    </style:style>
    <style:style style:name="T33" style:family="text">
      <style:text-properties fo:language="en" fo:country="US" officeooo:rsid="01156752"/>
    </style:style>
    <style:style style:name="T34" style:family="text">
      <style:text-properties fo:language="en" fo:country="US" officeooo:rsid="012864f4"/>
    </style:style>
    <style:style style:name="T35" style:family="text">
      <style:text-properties fo:language="en" fo:country="US" officeooo:rsid="012a1667"/>
    </style:style>
    <style:style style:name="T36" style:family="text">
      <style:text-properties fo:language="en" fo:country="US" officeooo:rsid="012c0408"/>
    </style:style>
    <style:style style:name="T37" style:family="text">
      <style:text-properties fo:language="en" fo:country="US" officeooo:rsid="01329f31"/>
    </style:style>
    <style:style style:name="T38" style:family="text">
      <style:text-properties fo:language="en" fo:country="US" officeooo:rsid="013639fe"/>
    </style:style>
    <style:style style:name="T39" style:family="text">
      <style:text-properties fo:language="en" fo:country="US" officeooo:rsid="013c3678"/>
    </style:style>
    <style:style style:name="T40" style:family="text">
      <style:text-properties fo:language="en" fo:country="US" officeooo:rsid="0161414f"/>
    </style:style>
    <style:style style:name="T41" style:family="text">
      <style:text-properties fo:language="en" fo:country="US" officeooo:rsid="017c2bbd"/>
    </style:style>
    <style:style style:name="T42" style:family="text">
      <style:text-properties fo:language="en" fo:country="US" officeooo:rsid="0180fcbf"/>
    </style:style>
    <style:style style:name="T43" style:family="text">
      <style:text-properties fo:language="en" fo:country="US" officeooo:rsid="0181a224"/>
    </style:style>
    <style:style style:name="T44" style:family="text">
      <style:text-properties fo:language="en" fo:country="US" officeooo:rsid="018818be"/>
    </style:style>
    <style:style style:name="T45" style:family="text">
      <style:text-properties fo:language="en" fo:country="US" officeooo:rsid="018fa593"/>
    </style:style>
    <style:style style:name="T46" style:family="text">
      <style:text-properties fo:language="en" fo:country="US" officeooo:rsid="01947165"/>
    </style:style>
    <style:style style:name="T47" style:family="text">
      <style:text-properties fo:language="en" fo:country="US" officeooo:rsid="01a2e5d4"/>
    </style:style>
    <style:style style:name="T48" style:family="text">
      <style:text-properties fo:language="en" fo:country="US" officeooo:rsid="01a4e18c"/>
    </style:style>
    <style:style style:name="T49" style:family="text">
      <style:text-properties fo:language="en" fo:country="US" officeooo:rsid="01a60038"/>
    </style:style>
    <style:style style:name="T50" style:family="text">
      <style:text-properties fo:language="en" fo:country="US" officeooo:rsid="01a93aad"/>
    </style:style>
    <style:style style:name="T51" style:family="text">
      <style:text-properties fo:language="en" fo:country="US" officeooo:rsid="01aaf6a7"/>
    </style:style>
    <style:style style:name="T52" style:family="text">
      <style:text-properties fo:language="en" fo:country="US" officeooo:rsid="01ac7247"/>
    </style:style>
    <style:style style:name="T53" style:family="text">
      <style:text-properties fo:language="en" fo:country="US" officeooo:rsid="01c07410"/>
    </style:style>
    <style:style style:name="T54" style:family="text">
      <style:text-properties fo:language="en" fo:country="US" officeooo:rsid="01c448ec"/>
    </style:style>
    <style:style style:name="T55" style:family="text">
      <style:text-properties fo:language="en" fo:country="US" officeooo:rsid="01c98b6f"/>
    </style:style>
    <style:style style:name="T56" style:family="text">
      <style:text-properties fo:language="en" fo:country="US" officeooo:rsid="01d25c82"/>
    </style:style>
    <style:style style:name="T57" style:family="text">
      <style:text-properties fo:language="en" fo:country="US" officeooo:rsid="01dcd884"/>
    </style:style>
    <style:style style:name="T58" style:family="text">
      <style:text-properties fo:language="en" fo:country="US" officeooo:rsid="01e2f192"/>
    </style:style>
    <style:style style:name="T59" style:family="text">
      <style:text-properties fo:language="en" fo:country="US" officeooo:rsid="01e47c69"/>
    </style:style>
    <style:style style:name="T60" style:family="text">
      <style:text-properties fo:language="en" fo:country="US" officeooo:rsid="01e69fd9"/>
    </style:style>
    <style:style style:name="T61" style:family="text">
      <style:text-properties fo:language="en" fo:country="US" officeooo:rsid="01e892f9"/>
    </style:style>
    <style:style style:name="T62" style:family="text">
      <style:text-properties fo:language="en" fo:country="US" officeooo:rsid="01ebb97b"/>
    </style:style>
    <style:style style:name="T63" style:family="text">
      <style:text-properties fo:language="en" fo:country="US" officeooo:rsid="01efd5ec"/>
    </style:style>
    <style:style style:name="T64" style:family="text">
      <style:text-properties fo:language="en" fo:country="US" officeooo:rsid="01f0a853"/>
    </style:style>
    <style:style style:name="T65" style:family="text">
      <style:text-properties fo:language="en" fo:country="US" officeooo:rsid="01f55b43"/>
    </style:style>
    <style:style style:name="T66" style:family="text">
      <style:text-properties fo:language="en" fo:country="US" officeooo:rsid="01f72a46"/>
    </style:style>
    <style:style style:name="T67" style:family="text">
      <style:text-properties fo:language="en" fo:country="US" officeooo:rsid="01f76748"/>
    </style:style>
    <style:style style:name="T68" style:family="text">
      <style:text-properties fo:language="en" fo:country="US" officeooo:rsid="01fb4915"/>
    </style:style>
    <style:style style:name="T69" style:family="text">
      <style:text-properties fo:language="en" fo:country="US" officeooo:rsid="01fd4519"/>
    </style:style>
    <style:style style:name="T70" style:family="text">
      <style:text-properties fo:language="en" fo:country="US" officeooo:rsid="01fdcbd7"/>
    </style:style>
    <style:style style:name="T71" style:family="text">
      <style:text-properties fo:language="en" fo:country="US" officeooo:rsid="01fde464"/>
    </style:style>
    <style:style style:name="T72" style:family="text">
      <style:text-properties officeooo:rsid="02cef090"/>
    </style:style>
    <style:style style:name="T73" style:family="text">
      <style:text-properties officeooo:rsid="02c6fcb7"/>
    </style:style>
    <style:style style:name="T74" style:family="text">
      <style:text-properties officeooo:rsid="02c9e593"/>
    </style:style>
    <style:style style:name="T75" style:family="text">
      <style:text-properties officeooo:rsid="02cb19ee"/>
    </style:style>
    <style:style style:name="T76" style:family="text">
      <style:text-properties officeooo:rsid="023965ee"/>
    </style:style>
    <style:style style:name="T77" style:family="text">
      <style:text-properties fo:font-weight="bold" style:font-weight-asian="bold" style:font-weight-complex="bold"/>
    </style:style>
    <style:style style:name="T78" style:family="text">
      <style:text-properties fo:font-weight="bold" officeooo:rsid="023965ee" style:font-weight-asian="bold" style:font-weight-complex="bold"/>
    </style:style>
    <style:style style:name="T79" style:family="text">
      <style:text-properties fo:font-weight="bold" officeooo:rsid="00283460" style:font-weight-asian="bold" style:font-weight-complex="bold"/>
    </style:style>
    <style:style style:name="T80" style:family="text">
      <style:text-properties fo:font-weight="bold" officeooo:rsid="002c9509" style:font-weight-asian="bold" style:font-weight-complex="bold"/>
    </style:style>
    <style:style style:name="T81" style:family="text">
      <style:text-properties fo:font-weight="bold" officeooo:rsid="00362b64" style:font-weight-asian="bold" style:font-weight-complex="bold"/>
    </style:style>
    <style:style style:name="T82" style:family="text">
      <style:text-properties fo:font-weight="bold" officeooo:rsid="003a8669" style:font-weight-asian="bold" style:font-weight-complex="bold"/>
    </style:style>
    <style:style style:name="T83" style:family="text">
      <style:text-properties fo:font-weight="bold" officeooo:rsid="00414b80" style:font-weight-asian="bold" style:font-weight-complex="bold"/>
    </style:style>
    <style:style style:name="T84" style:family="text">
      <style:text-properties fo:font-weight="bold" officeooo:rsid="0043d71c" style:font-weight-asian="bold" style:font-weight-complex="bold"/>
    </style:style>
    <style:style style:name="T85" style:family="text">
      <style:text-properties fo:font-weight="bold" officeooo:rsid="004674c9" style:font-weight-asian="bold" style:font-weight-complex="bold"/>
    </style:style>
    <style:style style:name="T86" style:family="text">
      <style:text-properties fo:font-weight="bold" officeooo:rsid="003d703b" style:font-weight-asian="bold" style:font-weight-complex="bold"/>
    </style:style>
    <style:style style:name="T87" style:family="text">
      <style:text-properties fo:font-weight="bold" officeooo:rsid="003e0096" style:font-weight-asian="bold" style:font-weight-complex="bold"/>
    </style:style>
    <style:style style:name="T88" style:family="text">
      <style:text-properties fo:font-weight="bold" officeooo:rsid="007d1993" style:font-weight-asian="bold" style:font-weight-complex="bold"/>
    </style:style>
    <style:style style:name="T89" style:family="text">
      <style:text-properties fo:font-weight="bold" officeooo:rsid="00a0bcec" style:font-weight-asian="bold" style:font-weight-complex="bold"/>
    </style:style>
    <style:style style:name="T90" style:family="text">
      <style:text-properties fo:font-weight="bold" officeooo:rsid="00c0e68d" style:font-weight-asian="bold" style:font-weight-complex="bold"/>
    </style:style>
    <style:style style:name="T91" style:family="text">
      <style:text-properties fo:font-weight="bold" officeooo:rsid="00d5f94c" style:font-weight-asian="bold" style:font-weight-complex="bold"/>
    </style:style>
    <style:style style:name="T92" style:family="text">
      <style:text-properties fo:font-weight="bold" officeooo:rsid="00e7d90f" style:font-weight-asian="bold" style:font-weight-complex="bold"/>
    </style:style>
    <style:style style:name="T93" style:family="text">
      <style:text-properties fo:font-weight="bold" officeooo:rsid="00ec44e1" style:font-weight-asian="bold" style:font-weight-complex="bold"/>
    </style:style>
    <style:style style:name="T94" style:family="text">
      <style:text-properties fo:font-weight="bold" officeooo:rsid="00ee9fd9" style:font-weight-asian="bold" style:font-weight-complex="bold"/>
    </style:style>
    <style:style style:name="T95" style:family="text">
      <style:text-properties fo:font-weight="bold" officeooo:rsid="00c6346b" style:font-weight-asian="bold" style:font-weight-complex="bold"/>
    </style:style>
    <style:style style:name="T96" style:family="text">
      <style:text-properties fo:font-weight="bold" officeooo:rsid="00f52984" style:font-weight-asian="bold" style:font-weight-complex="bold"/>
    </style:style>
    <style:style style:name="T97" style:family="text">
      <style:text-properties fo:font-weight="bold" officeooo:rsid="016f47e4" style:font-weight-asian="bold" style:font-weight-complex="bold"/>
    </style:style>
    <style:style style:name="T98" style:family="text">
      <style:text-properties fo:font-weight="bold" officeooo:rsid="017c2bbd" style:font-weight-asian="bold" style:font-weight-complex="bold"/>
    </style:style>
    <style:style style:name="T99" style:family="text">
      <style:text-properties fo:font-weight="bold" officeooo:rsid="0180af98" style:font-weight-asian="bold" style:font-weight-complex="bold"/>
    </style:style>
    <style:style style:name="T100" style:family="text">
      <style:text-properties fo:font-weight="bold" officeooo:rsid="0180fcbf" style:font-weight-asian="bold" style:font-weight-complex="bold"/>
    </style:style>
    <style:style style:name="T101" style:family="text">
      <style:text-properties fo:font-weight="bold" officeooo:rsid="01932eb8" style:font-weight-asian="bold" style:font-weight-complex="bold"/>
    </style:style>
    <style:style style:name="T102" style:family="text">
      <style:text-properties fo:font-weight="bold" officeooo:rsid="019a76b0" style:font-weight-asian="bold" style:font-weight-complex="bold"/>
    </style:style>
    <style:style style:name="T103" style:family="text">
      <style:text-properties fo:font-weight="bold" officeooo:rsid="01af0dce" style:font-weight-asian="bold" style:font-weight-complex="bold"/>
    </style:style>
    <style:style style:name="T104" style:family="text">
      <style:text-properties fo:font-weight="bold" officeooo:rsid="01b25a04" style:font-weight-asian="bold" style:font-weight-complex="bold"/>
    </style:style>
    <style:style style:name="T105" style:family="text">
      <style:text-properties fo:font-weight="bold" officeooo:rsid="01b3730f" style:font-weight-asian="bold" style:font-weight-complex="bold"/>
    </style:style>
    <style:style style:name="T106" style:family="text">
      <style:text-properties fo:font-weight="bold" officeooo:rsid="01cb5cbf" style:font-weight-asian="bold" style:font-weight-complex="bold"/>
    </style:style>
    <style:style style:name="T107" style:family="text">
      <style:text-properties fo:font-weight="bold" officeooo:rsid="01d34798" style:font-weight-asian="bold" style:font-weight-complex="bold"/>
    </style:style>
    <style:style style:name="T108" style:family="text">
      <style:text-properties fo:font-weight="bold" officeooo:rsid="01dae72b" style:font-weight-asian="bold" style:font-weight-complex="bold"/>
    </style:style>
    <style:style style:name="T109" style:family="text">
      <style:text-properties fo:font-weight="bold" officeooo:rsid="01d8f48b" style:font-weight-asian="bold" style:font-weight-complex="bold"/>
    </style:style>
    <style:style style:name="T110" style:family="text">
      <style:text-properties fo:font-weight="bold" officeooo:rsid="01e2f192" style:font-weight-asian="bold" style:font-weight-complex="bold"/>
    </style:style>
    <style:style style:name="T111" style:family="text">
      <style:text-properties officeooo:rsid="001282e9"/>
    </style:style>
    <style:style style:name="T112" style:family="text">
      <style:text-properties officeooo:rsid="00180d35"/>
    </style:style>
    <style:style style:name="T113" style:family="text">
      <style:text-properties officeooo:rsid="001ad0d0"/>
    </style:style>
    <style:style style:name="T114" style:family="text">
      <style:text-properties officeooo:rsid="00263500"/>
    </style:style>
    <style:style style:name="T115" style:family="text">
      <style:text-properties fo:language="ru" fo:country="RU"/>
    </style:style>
    <style:style style:name="T116" style:family="text">
      <style:text-properties fo:language="ru" fo:country="RU" officeooo:rsid="00263500"/>
    </style:style>
    <style:style style:name="T117" style:family="text">
      <style:text-properties fo:language="ru" fo:country="RU" officeooo:rsid="0055d0ae"/>
    </style:style>
    <style:style style:name="T118" style:family="text">
      <style:text-properties fo:language="ru" fo:country="RU" officeooo:rsid="0055fb94"/>
    </style:style>
    <style:style style:name="T119" style:family="text">
      <style:text-properties fo:language="ru" fo:country="RU" officeooo:rsid="00562984"/>
    </style:style>
    <style:style style:name="T120" style:family="text">
      <style:text-properties fo:language="ru" fo:country="RU" officeooo:rsid="00d51b16"/>
    </style:style>
    <style:style style:name="T121" style:family="text">
      <style:text-properties fo:language="ru" fo:country="RU" officeooo:rsid="00df2a8f"/>
    </style:style>
    <style:style style:name="T122" style:family="text">
      <style:text-properties fo:language="ru" fo:country="RU" fo:font-weight="bold" officeooo:rsid="00df2a8f" style:font-weight-asian="bold" style:font-weight-complex="bold"/>
    </style:style>
    <style:style style:name="T123" style:family="text">
      <style:text-properties fo:language="ru" fo:country="RU" officeooo:rsid="00f52984"/>
    </style:style>
    <style:style style:name="T124" style:family="text">
      <style:text-properties fo:language="ru" fo:country="RU" officeooo:rsid="00f8413b"/>
    </style:style>
    <style:style style:name="T125" style:family="text">
      <style:text-properties fo:language="ru" fo:country="RU" officeooo:rsid="00f9a541"/>
    </style:style>
    <style:style style:name="T126" style:family="text">
      <style:text-properties fo:language="ru" fo:country="RU" officeooo:rsid="00fb95c8"/>
    </style:style>
    <style:style style:name="T127" style:family="text">
      <style:text-properties fo:language="ru" fo:country="RU" officeooo:rsid="011196df"/>
    </style:style>
    <style:style style:name="T128" style:family="text">
      <style:text-properties fo:language="ru" fo:country="RU" officeooo:rsid="0111ff6f"/>
    </style:style>
    <style:style style:name="T129" style:family="text">
      <style:text-properties fo:language="ru" fo:country="RU" officeooo:rsid="0112bdd4"/>
    </style:style>
    <style:style style:name="T130" style:family="text">
      <style:text-properties fo:language="ru" fo:country="RU" officeooo:rsid="0113560e"/>
    </style:style>
    <style:style style:name="T131" style:family="text">
      <style:text-properties fo:language="ru" fo:country="RU" officeooo:rsid="01137cfb"/>
    </style:style>
    <style:style style:name="T132" style:family="text">
      <style:text-properties fo:language="ru" fo:country="RU" officeooo:rsid="01156752"/>
    </style:style>
    <style:style style:name="T133" style:family="text">
      <style:text-properties fo:language="ru" fo:country="RU" officeooo:rsid="01159df8"/>
    </style:style>
    <style:style style:name="T134" style:family="text">
      <style:text-properties fo:language="ru" fo:country="RU" officeooo:rsid="011864bb"/>
    </style:style>
    <style:style style:name="T135" style:family="text">
      <style:text-properties fo:language="ru" fo:country="RU" officeooo:rsid="01196fd4"/>
    </style:style>
    <style:style style:name="T136" style:family="text">
      <style:text-properties fo:language="ru" fo:country="RU" officeooo:rsid="01216f1e"/>
    </style:style>
    <style:style style:name="T137" style:family="text">
      <style:text-properties fo:language="ru" fo:country="RU" officeooo:rsid="01222fa0"/>
    </style:style>
    <style:style style:name="T138" style:family="text">
      <style:text-properties fo:language="ru" fo:country="RU" officeooo:rsid="0122ebcb"/>
    </style:style>
    <style:style style:name="T139" style:family="text">
      <style:text-properties fo:language="ru" fo:country="RU" officeooo:rsid="01257ea3"/>
    </style:style>
    <style:style style:name="T140" style:family="text">
      <style:text-properties fo:language="ru" fo:country="RU" officeooo:rsid="0129df3e"/>
    </style:style>
    <style:style style:name="T141" style:family="text">
      <style:text-properties fo:language="ru" fo:country="RU" officeooo:rsid="00c6346b"/>
    </style:style>
    <style:style style:name="T142" style:family="text">
      <style:text-properties fo:language="ru" fo:country="RU" officeooo:rsid="012c0408"/>
    </style:style>
    <style:style style:name="T143" style:family="text">
      <style:text-properties fo:language="ru" fo:country="RU" officeooo:rsid="012e9a0b"/>
    </style:style>
    <style:style style:name="T144" style:family="text">
      <style:text-properties fo:language="ru" fo:country="RU" officeooo:rsid="01329f31"/>
    </style:style>
    <style:style style:name="T145" style:family="text">
      <style:text-properties fo:language="ru" fo:country="RU" officeooo:rsid="01337339"/>
    </style:style>
    <style:style style:name="T146" style:family="text">
      <style:text-properties fo:language="ru" fo:country="RU" officeooo:rsid="0137432e"/>
    </style:style>
    <style:style style:name="T147" style:family="text">
      <style:text-properties fo:language="ru" fo:country="RU" officeooo:rsid="0139070e"/>
    </style:style>
    <style:style style:name="T148" style:family="text">
      <style:text-properties fo:language="ru" fo:country="RU" officeooo:rsid="0139e9ee"/>
    </style:style>
    <style:style style:name="T149" style:family="text">
      <style:text-properties fo:language="ru" fo:country="RU" officeooo:rsid="013b57ed"/>
    </style:style>
    <style:style style:name="T150" style:family="text">
      <style:text-properties fo:language="ru" fo:country="RU" officeooo:rsid="013cf62d"/>
    </style:style>
    <style:style style:name="T151" style:family="text">
      <style:text-properties fo:language="ru" fo:country="RU" officeooo:rsid="015ab2b0"/>
    </style:style>
    <style:style style:name="T152" style:family="text">
      <style:text-properties fo:language="ru" fo:country="RU" officeooo:rsid="01e2f192"/>
    </style:style>
    <style:style style:name="T153" style:family="text">
      <style:text-properties fo:language="ru" fo:country="RU" officeooo:rsid="01fb4915"/>
    </style:style>
    <style:style style:name="T154" style:family="text">
      <style:text-properties fo:language="ru" fo:country="RU" officeooo:rsid="0203d594"/>
    </style:style>
    <style:style style:name="T155" style:family="text">
      <style:text-properties officeooo:rsid="002743da"/>
    </style:style>
    <style:style style:name="T156" style:family="text">
      <style:text-properties officeooo:rsid="00283460"/>
    </style:style>
    <style:style style:name="T157" style:family="text">
      <style:text-properties officeooo:rsid="002c9509"/>
    </style:style>
    <style:style style:name="T158" style:family="text">
      <style:text-properties officeooo:rsid="002dd17a"/>
    </style:style>
    <style:style style:name="T159" style:family="text">
      <style:text-properties officeooo:rsid="00362b64"/>
    </style:style>
    <style:style style:name="T160" style:family="text">
      <style:text-properties officeooo:rsid="003a8669"/>
    </style:style>
    <style:style style:name="T161" style:family="text">
      <style:text-properties officeooo:rsid="003d703b"/>
    </style:style>
    <style:style style:name="T162" style:family="text">
      <style:text-properties officeooo:rsid="003e0096"/>
    </style:style>
    <style:style style:name="T163" style:family="text">
      <style:text-properties officeooo:rsid="004117ae"/>
    </style:style>
    <style:style style:name="T164" style:family="text">
      <style:text-properties officeooo:rsid="00414b80"/>
    </style:style>
    <style:style style:name="T165" style:family="text">
      <style:text-properties officeooo:rsid="0043d71c"/>
    </style:style>
    <style:style style:name="T166" style:family="text">
      <style:text-properties officeooo:rsid="00581358"/>
    </style:style>
    <style:style style:name="T167" style:family="text">
      <style:text-properties officeooo:rsid="00608ee1"/>
    </style:style>
    <style:style style:name="T168" style:family="text">
      <style:text-properties officeooo:rsid="0067ea81"/>
    </style:style>
    <style:style style:name="T169" style:family="text">
      <style:text-properties officeooo:rsid="006a8b9e"/>
    </style:style>
    <style:style style:name="T170" style:family="text">
      <style:text-properties officeooo:rsid="006bad6b"/>
    </style:style>
    <style:style style:name="T171" style:family="text">
      <style:text-properties officeooo:rsid="0079a657"/>
    </style:style>
    <style:style style:name="T172" style:family="text">
      <style:text-properties officeooo:rsid="007b5371"/>
    </style:style>
    <style:style style:name="T173" style:family="text">
      <style:text-properties officeooo:rsid="007d1993"/>
    </style:style>
    <style:style style:name="T174" style:family="text">
      <style:text-properties officeooo:rsid="00823949"/>
    </style:style>
    <style:style style:name="T175" style:family="text">
      <style:text-properties officeooo:rsid="0083bacf"/>
    </style:style>
    <style:style style:name="T176" style:family="text">
      <style:text-properties officeooo:rsid="0083e06e"/>
    </style:style>
    <style:style style:name="T177" style:family="text">
      <style:text-properties officeooo:rsid="00848574"/>
    </style:style>
    <style:style style:name="T178" style:family="text">
      <style:text-properties officeooo:rsid="0084a784"/>
    </style:style>
    <style:style style:name="T179" style:family="text">
      <style:text-properties officeooo:rsid="00872dbc"/>
    </style:style>
    <style:style style:name="T180" style:family="text">
      <style:text-properties officeooo:rsid="009342b8"/>
    </style:style>
    <style:style style:name="T181" style:family="text">
      <style:text-properties officeooo:rsid="009c0689"/>
    </style:style>
    <style:style style:name="T182" style:family="text">
      <style:text-properties officeooo:rsid="009f40c5"/>
    </style:style>
    <style:style style:name="T183" style:family="text">
      <style:text-properties officeooo:rsid="00a0bcec"/>
    </style:style>
    <style:style style:name="T184" style:family="text">
      <style:text-properties officeooo:rsid="00a9cf06"/>
    </style:style>
    <style:style style:name="T185" style:family="text">
      <style:text-properties officeooo:rsid="00af7471"/>
    </style:style>
    <style:style style:name="T186" style:family="text">
      <style:text-properties officeooo:rsid="00b4bf0c"/>
    </style:style>
    <style:style style:name="T187" style:family="text">
      <style:text-properties officeooo:rsid="00b863b9"/>
    </style:style>
    <style:style style:name="T188" style:family="text">
      <style:text-properties officeooo:rsid="00b8e933"/>
    </style:style>
    <style:style style:name="T189" style:family="text">
      <style:text-properties officeooo:rsid="00bf8630"/>
    </style:style>
    <style:style style:name="T190" style:family="text">
      <style:text-properties officeooo:rsid="00c0db85"/>
    </style:style>
    <style:style style:name="T191" style:family="text">
      <style:text-properties officeooo:rsid="00cb5a46"/>
    </style:style>
    <style:style style:name="T192" style:family="text">
      <style:text-properties officeooo:rsid="00d2a10a"/>
    </style:style>
    <style:style style:name="T193" style:family="text">
      <style:text-properties officeooo:rsid="00e7d90f"/>
    </style:style>
    <style:style style:name="T194" style:family="text">
      <style:text-properties officeooo:rsid="00e7de9a"/>
    </style:style>
    <style:style style:name="T195" style:family="text">
      <style:text-properties officeooo:rsid="00e90a3c"/>
    </style:style>
    <style:style style:name="T196" style:family="text">
      <style:text-properties officeooo:rsid="00ec44e1"/>
    </style:style>
    <style:style style:name="T197" style:family="text">
      <style:text-properties officeooo:rsid="00ed584b"/>
    </style:style>
    <style:style style:name="T198" style:family="text">
      <style:text-properties officeooo:rsid="00ee9fd9"/>
    </style:style>
    <style:style style:name="T199" style:family="text">
      <style:text-properties officeooo:rsid="00f26404"/>
    </style:style>
    <style:style style:name="T200" style:family="text">
      <style:text-properties officeooo:rsid="00f52984"/>
    </style:style>
    <style:style style:name="T201" style:family="text">
      <style:text-properties officeooo:rsid="00f53766"/>
    </style:style>
    <style:style style:name="T202" style:family="text">
      <style:text-properties officeooo:rsid="0106774e"/>
    </style:style>
    <style:style style:name="T203" style:family="text">
      <style:text-properties officeooo:rsid="010e1a06"/>
    </style:style>
    <style:style style:name="T204" style:family="text">
      <style:text-properties officeooo:rsid="010faa22"/>
    </style:style>
    <style:style style:name="T205" style:family="text">
      <style:text-properties officeooo:rsid="011196df"/>
    </style:style>
    <style:style style:name="T206" style:family="text">
      <style:text-properties officeooo:rsid="0111ff6f"/>
    </style:style>
    <style:style style:name="T207" style:family="text">
      <style:text-properties officeooo:rsid="0112bdd4"/>
    </style:style>
    <style:style style:name="T208" style:family="text">
      <style:text-properties officeooo:rsid="01156752"/>
    </style:style>
    <style:style style:name="T209" style:family="text">
      <style:text-properties officeooo:rsid="01257ea3"/>
    </style:style>
    <style:style style:name="T210" style:family="text">
      <style:text-properties officeooo:rsid="012864f4"/>
    </style:style>
    <style:style style:name="T211" style:family="text">
      <style:text-properties officeooo:rsid="0129df3e"/>
    </style:style>
    <style:style style:name="T212" style:family="text">
      <style:text-properties officeooo:rsid="00c6346b"/>
    </style:style>
    <style:style style:name="T213" style:family="text">
      <style:text-properties officeooo:rsid="00f1880e"/>
    </style:style>
    <style:style style:name="T214" style:family="text">
      <style:text-properties officeooo:rsid="012c0408"/>
    </style:style>
    <style:style style:name="T215" style:family="text">
      <style:text-properties officeooo:rsid="013639fe"/>
    </style:style>
    <style:style style:name="T216" style:family="text">
      <style:text-properties officeooo:rsid="0139070e"/>
    </style:style>
    <style:style style:name="T217" style:family="text">
      <style:text-properties officeooo:rsid="0139e9ee"/>
    </style:style>
    <style:style style:name="T218" style:family="text">
      <style:text-properties officeooo:rsid="013b57ed"/>
    </style:style>
    <style:style style:name="T219" style:family="text">
      <style:text-properties officeooo:rsid="015ab2b0"/>
    </style:style>
    <style:style style:name="T220" style:family="text">
      <style:text-properties officeooo:rsid="0160bc49"/>
    </style:style>
    <style:style style:name="T221" style:family="text">
      <style:text-properties officeooo:rsid="0161414f"/>
    </style:style>
    <style:style style:name="T222" style:family="text">
      <style:text-properties officeooo:rsid="0161e950"/>
    </style:style>
    <style:style style:name="T223" style:family="text">
      <style:text-properties officeooo:rsid="0166d376"/>
    </style:style>
    <style:style style:name="T224" style:family="text">
      <style:text-properties officeooo:rsid="01682c6b"/>
    </style:style>
    <style:style style:name="T225" style:family="text">
      <style:text-properties officeooo:rsid="016f47e4"/>
    </style:style>
    <style:style style:name="T226" style:family="text">
      <style:text-properties officeooo:rsid="01792552"/>
    </style:style>
    <style:style style:name="T227" style:family="text">
      <style:text-properties officeooo:rsid="017c2bbd"/>
    </style:style>
    <style:style style:name="T228" style:family="text">
      <style:text-properties officeooo:rsid="017f2d1d"/>
    </style:style>
    <style:style style:name="T229" style:family="text">
      <style:text-properties officeooo:rsid="01805826"/>
    </style:style>
    <style:style style:name="T230" style:family="text">
      <style:text-properties officeooo:rsid="0180af98"/>
    </style:style>
    <style:style style:name="T231" style:family="text">
      <style:text-properties officeooo:rsid="0180fcbf"/>
    </style:style>
    <style:style style:name="T232" style:family="text">
      <style:text-properties officeooo:rsid="0181a224"/>
    </style:style>
    <style:style style:name="T233" style:family="text">
      <style:text-properties officeooo:rsid="018818be"/>
    </style:style>
    <style:style style:name="T234" style:family="text">
      <style:text-properties officeooo:rsid="018b1343"/>
    </style:style>
    <style:style style:name="T235" style:family="text">
      <style:text-properties officeooo:rsid="018fa593"/>
    </style:style>
    <style:style style:name="T236" style:family="text">
      <style:text-properties officeooo:rsid="01920f2f"/>
    </style:style>
    <style:style style:name="T237" style:family="text">
      <style:text-properties officeooo:rsid="01932eb8"/>
    </style:style>
    <style:style style:name="T238" style:family="text">
      <style:text-properties officeooo:rsid="01947165"/>
    </style:style>
    <style:style style:name="T239" style:family="text">
      <style:text-properties officeooo:rsid="01948541"/>
    </style:style>
    <style:style style:name="T240" style:family="text">
      <style:text-properties officeooo:rsid="019a76b0"/>
    </style:style>
    <style:style style:name="T241" style:family="text">
      <style:text-properties officeooo:rsid="019bb5b3"/>
    </style:style>
    <style:style style:name="T242" style:family="text">
      <style:text-properties officeooo:rsid="01a2e5d4"/>
    </style:style>
    <style:style style:name="T243" style:family="text">
      <style:text-properties officeooo:rsid="01a4e18c"/>
    </style:style>
    <style:style style:name="T244" style:family="text">
      <style:text-properties officeooo:rsid="01af0dce"/>
    </style:style>
    <style:style style:name="T245" style:family="text">
      <style:text-properties officeooo:rsid="01b3730f"/>
    </style:style>
    <style:style style:name="T246" style:family="text">
      <style:text-properties officeooo:rsid="01b4475e"/>
    </style:style>
    <style:style style:name="T247" style:family="text">
      <style:text-properties officeooo:rsid="01b80738"/>
    </style:style>
    <style:style style:name="T248" style:family="text">
      <style:text-properties officeooo:rsid="01c07410"/>
    </style:style>
    <style:style style:name="T249" style:family="text">
      <style:text-properties officeooo:rsid="01c36b34"/>
    </style:style>
    <style:style style:name="T250" style:family="text">
      <style:text-properties officeooo:rsid="01c448ec"/>
    </style:style>
    <style:style style:name="T251" style:family="text">
      <style:text-properties officeooo:rsid="01c98b6f"/>
    </style:style>
    <style:style style:name="T252" style:family="text">
      <style:text-properties officeooo:rsid="01cb5cbf"/>
    </style:style>
    <style:style style:name="T253" style:family="text">
      <style:text-properties officeooo:rsid="01cda3f3"/>
    </style:style>
    <style:style style:name="T254" style:family="text">
      <style:text-properties officeooo:rsid="01d25c82"/>
    </style:style>
    <style:style style:name="T255" style:family="text">
      <style:text-properties officeooo:rsid="01d34798"/>
    </style:style>
    <style:style style:name="T256" style:family="text">
      <style:text-properties officeooo:rsid="01d779e6"/>
    </style:style>
    <style:style style:name="T257" style:family="text">
      <style:text-properties officeooo:rsid="01d8f48b"/>
    </style:style>
    <style:style style:name="T258" style:family="text">
      <style:text-properties officeooo:rsid="01dae72b"/>
    </style:style>
    <style:style style:name="T259" style:family="text">
      <style:text-properties officeooo:rsid="01e2f192"/>
    </style:style>
    <style:style style:name="T260" style:family="text">
      <style:text-properties officeooo:rsid="01eed2b2"/>
    </style:style>
    <style:style style:name="T261" style:family="text">
      <style:text-properties officeooo:rsid="01efd5ec"/>
    </style:style>
    <style:style style:name="T262" style:family="text">
      <style:text-properties officeooo:rsid="01f0a853"/>
    </style:style>
    <style:style style:name="T263" style:family="text">
      <style:text-properties officeooo:rsid="01fad6e4"/>
    </style:style>
    <style:style style:name="T264" style:family="text">
      <style:text-properties officeooo:rsid="01fb4915"/>
    </style:style>
    <style:style style:name="T265" style:family="text">
      <style:text-properties officeooo:rsid="01fd4519"/>
    </style:style>
    <style:style style:name="T266" style:family="text">
      <style:text-properties fo:background-color="#ffff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1" text:outline-level="1"><text:bookmark-start text:name="__RefHeading__399_1989079165"/>Mapfeatureserver<text:bookmark-end text:name="__RefHeading__399_1989079165"/></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440"><text:a xlink:type="simple" xlink:href="#__RefHeading__399_1989079165" text:style-name="Index_20_Link" text:visited-style-name="Index_20_Link">Mapfeatureserver<text:tab/>1</text:a></text:p>
          <text:p text:style-name="P440"><text:a xlink:type="simple" xlink:href="#__RefHeading__401_1989079165" text:style-name="Index_20_Link" text:visited-style-name="Index_20_Link">кодовая база<text:tab/>1</text:a></text:p>
          <text:p text:style-name="P440"><text:a xlink:type="simple" xlink:href="#__RefHeading__403_1989079165" text:style-name="Index_20_Link" text:visited-style-name="Index_20_Link">оригинальный Feature Service<text:tab/>1</text:a></text:p>
          <text:p text:style-name="P440"><text:a xlink:type="simple" xlink:href="#__RefHeading__14669_629330261" text:style-name="Index_20_Link" text:visited-style-name="Index_20_Link">загрузить шейп в PostgreSQL<text:tab/>1</text:a></text:p>
          <text:p text:style-name="P441"><text:a xlink:type="simple" xlink:href="#__RefHeading__14671_629330261" text:style-name="Index_20_Link" text:visited-style-name="Index_20_Link">Создать пользователя и схему в БД<text:tab/>1</text:a></text:p>
          <text:p text:style-name="P440"><text:a xlink:type="simple" xlink:href="#__RefHeading__14673_629330261" text:style-name="Index_20_Link" text:visited-style-name="Index_20_Link">Последовательность запросов-ответов при добавлении слоя через «телевизор»<text:tab/>1</text:a></text:p>
          <text:p text:style-name="P440"><text:a xlink:type="simple" xlink:href="#__RefHeading__11211_629330261" text:style-name="Index_20_Link" text:visited-style-name="Index_20_Link">Генерация меты для слоя<text:tab/>1</text:a></text:p>
          <text:p text:style-name="P441"><text:a xlink:type="simple" xlink:href="#__RefHeading__1016_2062604863" text:style-name="Index_20_Link" text:visited-style-name="Index_20_Link">экстент<text:tab/>1</text:a></text:p>
          <text:p text:style-name="P441"><text:a xlink:type="simple" xlink:href="#__RefHeading__1018_2062604863" text:style-name="Index_20_Link" text:visited-style-name="Index_20_Link">рендерер<text:tab/>1</text:a></text:p>
          <text:p text:style-name="P441"><text:a xlink:type="simple" xlink:href="#__RefHeading__1020_2062604863" text:style-name="Index_20_Link" text:visited-style-name="Index_20_Link">описания полей<text:tab/>1</text:a></text:p>
          <text:p text:style-name="P441"><text:a xlink:type="simple" xlink:href="#__RefHeading__1022_2062604863" text:style-name="Index_20_Link" text:visited-style-name="Index_20_Link">типы фичей<text:tab/>1</text:a></text:p>
          <text:p text:style-name="P440"><text:a xlink:type="simple" xlink:href="#__RefHeading__1069_1400342235" text:style-name="Index_20_Link" text:visited-style-name="Index_20_Link">Запрос датасета<text:tab/>1</text:a></text:p>
          <text:p text:style-name="P441"><text:a xlink:type="simple" xlink:href="#__RefHeading__1481_1547780738" text:style-name="Index_20_Link" text:visited-style-name="Index_20_Link">Сборка<text:tab/>1</text:a></text:p>
          <text:p text:style-name="P440"><text:a xlink:type="simple" xlink:href="#__RefHeading__1685_230334604" text:style-name="Index_20_Link" text:visited-style-name="Index_20_Link">Модель<text:tab/>1</text:a></text:p>
          <text:p text:style-name="P440"><text:a xlink:type="simple" xlink:href="#__RefHeading__1734_949037832" text:style-name="Index_20_Link" text:visited-style-name="Index_20_Link">Где хранить коннект к БД<text:tab/>1</text:a></text:p>
          <text:p text:style-name="P440"><text:a xlink:type="simple" xlink:href="#__RefHeading__1736_949037832" text:style-name="Index_20_Link" text:visited-style-name="Index_20_Link">линейный слой в ArcGIS<text:tab/>1</text:a></text:p>
          <text:p text:style-name="P440"><text:a xlink:type="simple" xlink:href="#__RefHeading__2588_490935234" text:style-name="Index_20_Link" text:visited-style-name="Index_20_Link">полигональный слой<text:tab/>1</text:a></text:p>
          <text:p text:style-name="P440"><text:a xlink:type="simple" xlink:href="#__RefHeading__3371_541192598" text:style-name="Index_20_Link" text:visited-style-name="Index_20_Link">Выборка мультиполигоном<text:tab/>1</text:a></text:p>
          <text:p text:style-name="P440"><text:a xlink:type="simple" xlink:href="#__RefHeading__3529_2108749631" text:style-name="Index_20_Link" text:visited-style-name="Index_20_Link">Сервис «каталога»<text:tab/>1</text:a></text:p>
          <text:p text:style-name="P440"><text:a xlink:type="simple" xlink:href="#__RefHeading__3495_1247366585" text:style-name="Index_20_Link" text:visited-style-name="Index_20_Link">POST query<text:tab/>1</text:a></text:p>
          <text:p text:style-name="P440"><text:a xlink:type="simple" xlink:href="#__RefHeading__3574_494347419" text:style-name="Index_20_Link" text:visited-style-name="Index_20_Link">Использовать метаданные в выборках<text:tab/>1</text:a></text:p>
          <text:p text:style-name="P440"><text:a xlink:type="simple" xlink:href="#__RefHeading__3497_1247366585" text:style-name="Index_20_Link" text:visited-style-name="Index_20_Link">фильтр WHERE<text:tab/>1</text:a></text:p>
          <text:p text:style-name="P440"><text:a xlink:type="simple" xlink:href="#__RefHeading__3658_1133473202" text:style-name="Index_20_Link" text:visited-style-name="Index_20_Link">выборка без геометрии<text:tab/>1</text:a></text:p>
          <text:p text:style-name="P440"><text:a xlink:type="simple" xlink:href="#__RefHeading__4150_1763053317" text:style-name="Index_20_Link" text:visited-style-name="Index_20_Link">фильтр данных слоя в Картобонусе<text:tab/>1</text:a></text:p>
          <text:p text:style-name="P440"><text:a xlink:type="simple" xlink:href="#__RefHeading__4589_817285901" text:style-name="Index_20_Link" text:visited-style-name="Index_20_Link">TODO: оформить MFS в виде пакета Python<text:tab/>1</text:a></text:p>
          <text:p text:style-name="P441"><text:a xlink:type="simple" xlink:href="#__RefHeading__4617_404746758" text:style-name="Index_20_Link" text:visited-style-name="Index_20_Link">- индексную страницу<text:tab/>1</text:a></text:p>
          <text:p text:style-name="P441"><text:a xlink:type="simple" xlink:href="#__RefHeading__4619_404746758" text:style-name="Index_20_Link" text:visited-style-name="Index_20_Link">- wsgi файл<text:tab/>1</text:a></text:p>
          <text:p text:style-name="P441"><text:a xlink:type="simple" xlink:href="#__RefHeading__4621_404746758" text:style-name="Index_20_Link" text:visited-style-name="Index_20_Link">- CORS headers<text:tab/>1</text:a></text:p>
          <text:p text:style-name="P440"><text:a xlink:type="simple" xlink:href="#__RefHeading__4372_794684589" text:style-name="Index_20_Link" text:visited-style-name="Index_20_Link">TODO: Выборка «всех» данных слоя<text:tab/>1</text:a></text:p>
          <text:p text:style-name="P440"><text:a xlink:type="simple" xlink:href="#__RefHeading__1619_1898616374" text:style-name="Index_20_Link" text:visited-style-name="Index_20_Link">TODO<text:tab/>1</text:a></text:p>
          <text:p text:style-name="P441"><text:a xlink:type="simple" xlink:href="#__RefHeading__1987_194270726" text:style-name="Index_20_Link" text:visited-style-name="Index_20_Link">Проблема загрузки шейпа в PostgreSQL<text:tab/>1</text:a></text:p>
          <text:p text:style-name="P440"><text:a xlink:type="simple" xlink:href="#__RefHeading__1621_1898616374" text:style-name="Index_20_Link" text:visited-style-name="Index_20_Link">Notes<text:tab/>1</text:a></text:p>
          <text:p text:style-name="P441"><text:a xlink:type="simple" xlink:href="#__RefHeading__2590_490935234" text:style-name="Index_20_Link" text:visited-style-name="Index_20_Link">Проблема GeoJSON 2 EsriJSON<text:tab/>1</text:a></text:p>
          <text:p text:style-name="P441"><text:a xlink:type="simple" xlink:href="#__RefHeading__1989_194270726" text:style-name="Index_20_Link" text:visited-style-name="Index_20_Link">заметки про автокомплит<text:tab/>1</text:a></text:p>
          <text:p text:style-name="P441"><text:a xlink:type="simple" xlink:href="#__RefHeading__1991_194270726" text:style-name="Index_20_Link" text:visited-style-name="Index_20_Link">автосейв и подсветка слов<text:tab/>1</text:a></text:p>
          <text:p text:style-name="P441"><text:a xlink:type="simple" xlink:href="#__RefHeading__1993_194270726" text:style-name="Index_20_Link" text:visited-style-name="Index_20_Link">Проблема нумериков<text:tab/>1</text:a></text:p>
          <text:p text:style-name="P441"><text:a xlink:type="simple" xlink:href="#__RefHeading__1995_194270726" text:style-name="Index_20_Link" text:visited-style-name="Index_20_Link">Похоже, что ArcGIS ищет не «пересечение» с боксом а «попадание внутрь» бокса<text:tab/>1</text:a></text:p>
          <text:p text:style-name="P440"><text:a xlink:type="simple" xlink:href="#__RefHeading__2924_1558485105" text:style-name="Index_20_Link" text:visited-style-name="Index_20_Link">Readme<text:tab/>1</text:a></text:p>
          <text:p text:style-name="P440"><text:a xlink:type="simple" xlink:href="#__RefHeading__3317_2083954071" text:style-name="Index_20_Link" text:visited-style-name="Index_20_Link">Статья на ГИС-лаб<text:tab/>1</text:a></text:p>
        </text:index-body>
      </text:table-of-content>
      <text:p text:style-name="P402">Make it work, make it right, make it fast.</text:p>
      <text:p text:style-name="P402"/>
      <text:p text:style-name="P302">2013-03-07 <text:span text:style-name="T1">сделать имитацию ArcGIS FeatureLayer</text:span></text:p>
      <text:p text:style-name="Standard">затея: создать такой сервер, чтобы он отвечал спецификации</text:p>
      <text:p text:style-name="P2"><text:a xlink:type="simple" xlink:href="http://resources.arcgis.com/en/help/rest/apiref/index.html?featureserver.html"><text:span text:style-name="T2">http://resources.arcgis.com/en/help/rest/apiref/index.html?featureserver.html</text:span></text:a></text:p>
      <text:p text:style-name="P3"><text:span text:style-name="T72">с той целью, </text:span>чтобы Картобонус не видел разницы между слоем</text:p>
      <text:p text:style-name="P2"><text:a xlink:type="simple" xlink:href="http://sampleserver3.arcgisonline.com/ArcGIS/rest/services/Petroleum/KSPetro/MapServer/1"><text:span text:style-name="T73">http://sampleserver3.arcgisonline.com/ArcGIS/rest/services/Petroleum/KSPetro/MapServer/1</text:span></text:a></text:p>
      <text:p text:style-name="P4">или</text:p>
      <text:p text:style-name="P2"><text:a xlink:type="simple" xlink:href="http://orel.allgis.org/ArcGIS/rest/services/edit/PATHING/FeatureServer/0"><text:span text:style-name="T74">http://orel.allgis.org/ArcGIS/rest/services/edit/PATHING/FeatureServer/0</text:span></text:a></text:p>
      <text:p text:style-name="P3">и слоем</text:p>
      <text:p text:style-name="P267"><text:a xlink:type="simple" xlink:href="http://www.allgis.org/mapfeatureserver/1"><text:span text:style-name="T73">http://www.allgis.org/mapfeatureserver/</text:span></text:a><text:a xlink:type="simple" xlink:href="http://www.allgis.org/mapfeatureserver/1"><text:span text:style-name="T73">1</text:span></text:a><text:span text:style-name="T73"> </text:span></text:p>
      <text:p text:style-name="P7">или</text:p>
      <text:p text:style-name="P2"><text:a xlink:type="simple" xlink:href="http://www.allgis.org/mapfeatureserver/0"><text:span text:style-name="T75">http://www.allgis.org/mapfeatureserver/0</text:span></text:a><text:span text:style-name="T75"> </text:span></text:p>
      <text:p text:style-name="P5">к примеру.</text:p>
      <text:p text:style-name="P11">Для использования в Картобонусе слоев НЕ из ArcGIS, например из ПостГис или из WFS.</text:p>
      <text:p text:style-name="P11"/>
      <text:p text:style-name="P5">Это нужно для того, чтобы можно было работать в Картобонусе <text:span text:style-name="T72">(и не только — в любом продукте на платформе ESRI)</text:span> с любыми источниками данных, не привлекая АркГИС сервер.</text:p>
      <text:p text:style-name="P2"><text:span text:style-name="T76">Если получится, </text:span><text:span text:style-name="T78">для работы с фичалейерами нам будет не нужен ArcGIS сервер</text:span><text:span text:style-name="T76">. Проще говоря, редактирование обьектов, атрибутивные таблицы, запросы/фильтрация обьектов в Картобонусе могут быть выполнены бесплатно. Также появится платформа для реализации работы пользователя с любыми источниками данных, хоть с шейпами и GDB-ушками.</text:span></text:p>
      <text:p text:style-name="P5"/>
      <text:p text:style-name="P12">доп.материалы</text:p>
      <text:p text:style-name="P268">http://help.arcgis.com/EN/arcgisserver/10.0/apis/rest/featureserver.html</text:p>
      <text:p text:style-name="P268">http://help.arcgis.com/EN/arcgisserver/10.0/apis/rest/layer.html</text:p>
      <text:p text:style-name="P6">Наиболее близкие проекты</text:p>
      <text:p text:style-name="P6"><text:a xlink:type="simple" xlink:href="http://featureserver.org/">http://featureserver.org/</text:a></text:p>
      <text:p text:style-name="P6"><text:a xlink:type="simple" xlink:href="http://code.google.com/p/georest/">http://code.google.com/p/georest/</text:a></text:p>
      <text:p text:style-name="P8"/>
      <text:h text:style-name="Heading_20_1" text:outline-level="1"><text:bookmark-start text:name="__RefHeading__401_1989079165"/>кодовая база<text:bookmark-end text:name="__RefHeading__401_1989079165"/></text:h>
      <text:p text:style-name="P29">c:\d\code\git\mapfeatureserver\</text:p>
      <text:p text:style-name="P13">резервная копия</text:p>
      <text:p text:style-name="P9"><text:a xlink:type="simple" xlink:href="file://sqz2/vshare/_td/mapfeatureserver/mapfeatureserver.rar"><text:span text:style-name="T111">\\sqz2\vshare\_td\mapfeatureserver\mapfeatureserver.rar</text:span></text:a></text:p>
      <text:p text:style-name="P9"><text:a xlink:type="simple" xlink:href="file://mservlin/files/users/valik/_td/mapfeatureserver/mapfeatureserver.rar"><text:span text:style-name="T111">\\mservlin\files\users\valik\_td\mapfeatureserver\mapfeatureserver.rar</text:span></text:a></text:p>
      <text:p text:style-name="P9"><text:a xlink:type="simple" xlink:href="file://cola/archive/valik/whome/_td/mapfeatureserver/mapfeatureserver.rar"><text:span text:style-name="T111">\\cola\archive\valik\whome\_td\mapfeatureserver\mapfeatureserver.rar</text:span></text:a></text:p>
      <text:p text:style-name="P30"/>
      <text:p text:style-name="P10"><text:span text:style-name="T112">В Apache HTTP</text:span><text:span text:style-name="T3">D </text:span><text:span text:style-name="T112">конфиг такой</text:span></text:p>
      <table:table table:name="Table1" table:style-name="Table1">
        <table:table-column table:style-name="Table1.A"/>
        <table:table-row>
          <table:table-cell table:style-name="Table1.A1" office:value-type="string">
            <text:p text:style-name="P316">&lt;VirtualHost *:80&gt;</text:p>
            <text:p text:style-name="P316"><text:tab/>ServerName vdesk.algis.com</text:p>
            <text:p text:style-name="P316"><text:tab/>ServerAlias vdesk.algis.com</text:p>
            <text:p text:style-name="P316"/>
            <text:p text:style-name="P316"><text:tab/>DocumentRoot "c:/d/Apache2.2/htdocs"</text:p>
            <text:p text:style-name="P316"><text:tab/>ErrorLog "logs/vdesk-error.log"</text:p>
            <text:p text:style-name="P316"><text:tab/>CustomLog "logs/vdesk-access.log" common</text:p>
            <text:p text:style-name="P316"/>
            <text:p text:style-name="P316"># mapfeatureserver</text:p>
            <text:p text:style-name="P316"><text:tab/>WSGIScriptAlias "/mapfeatureserver" "c:/Inetpub/wwwroot/mapfeatureserver/wsgi/mapfs.wsgi"</text:p>
            <text:p text:style-name="P316"><text:tab/>&lt;Directory "c:/Inetpub/wwwroot/mapfeatureserver"&gt;</text:p>
            <text:p text:style-name="P316"><text:tab/><text:tab/>Options Indexes FollowSymLinks</text:p>
            <text:p text:style-name="P316"><text:tab/><text:tab/>AllowOverride All</text:p>
            <text:p text:style-name="P316"><text:tab/><text:tab/>Order allow,deny</text:p>
            <text:p text:style-name="P316"><text:tab/><text:tab/>Allow from all</text:p>
            <text:p text:style-name="P316"><text:tab/>&lt;/Directory&gt;</text:p>
            <text:p text:style-name="P316"><text:tab/>Alias "/mapfeatureserver.container" "c:/Inetpub/wwwroot/mapfeatureserver"</text:p>
            <text:p text:style-name="P316"><text:tab/># skip proxy for IIS</text:p>
            <text:p text:style-name="P316"><text:tab/>RewriteRule ^/mapfeatureserver(.*)$ /mapfeatureserver$1 [L,PT]</text:p>
            <text:p text:style-name="P316"/>
            <text:p text:style-name="P316"># proxy for IIS</text:p>
            <text:p text:style-name="P316"><text:tab/>RewriteEngine On</text:p>
            <text:p text:style-name="P316"><text:tab/>RewriteMap esc int:escape</text:p>
            <text:p text:style-name="P316"><text:tab/>RewriteLog "logs/vdesk-rewrite.log"</text:p>
            <text:p text:style-name="P316"><text:tab/>RewriteLogLevel 1</text:p>
            <text:p text:style-name="P316"><text:tab/>RewriteRule ^/cartobonus(.*)$ http://www.allgis.org/cartobonus$1 [L,P]</text:p>
            <text:p text:style-name="P316"><text:tab/>RewriteRule ^/(.*)$ http://127.0.0.1:8088/$1 [L,P]</text:p>
            <text:p text:style-name="P316">&lt;/VirtualHost&gt;</text:p>
          </table:table-cell>
        </table:table-row>
      </table:table>
      <text:p text:style-name="P31"/>
      <text:p text:style-name="P32">Подробности смотри в коде, начиная с </text:p>
      <text:p text:style-name="P14">mapfeatureserver/wsgi/mapfs.wsgi</text:p>
      <text:p text:style-name="P32"/>
      <text:h text:style-name="Heading_20_1" text:outline-level="1"><text:bookmark-start text:name="__RefHeading__403_1989079165"/><text:span text:style-name="T113">оригинальный </text:span><text:span text:style-name="T4">Feature Service</text:span><text:bookmark-end text:name="__RefHeading__403_1989079165"/></text:h>
      <text:p text:style-name="P36"><text:a xlink:type="simple" xlink:href="http://vasnake.blogspot.ru/2013/03/64-vs-32.html"><text:span text:style-name="T7">http://vasnake.blogspot.ru/2013/03/64-vs-32.html</text:span></text:a></text:p>
      <text:p text:style-name="P269"/>
      <text:p text:style-name="P270">\\mservlin\dst\voopo0di\microsoft\win2008\en_windows_server_2008_r2_standard_enterprise_datacenter_and_web_with_sp1_vl_build_x64_dvd_617403.iso</text:p>
      <text:p text:style-name="P270">\\mservlin\dst\voopo0di\arcgis\101\</text:p>
      <text:p text:style-name="P270">\\mservlin\dst\voopo0di\microsoft\win2008\Windows.7.Loader.eXtreme.Edition,jay\Windows.7.Loader.eXtreme.Edition,.exe</text:p>
      <text:p text:style-name="P270">\\sqz2\vshare\t\distr\en_windows_server_2008_r2_standard_enterprise_datacenter_and_web_with_sp1_vl_build_x64_dvd_617403.iso</text:p>
      <text:p text:style-name="P270">\\sqz2\extht2vshare\arcgis10.1\</text:p>
      <text:p text:style-name="P270">\\sqz2\extht2vshare\arcgis10.1\AG_KG.zip\KeyGen.exe -&gt; agserver.ecp</text:p>
      <text:p text:style-name="P270"/>
      <text:p text:style-name="P270">перед установкой компонент прочесть прилагаемую инструкцию</text:p>
      <text:p text:style-name="P270"/>
      <text:p text:style-name="P270">install</text:p>
      <text:p text:style-name="P270"><text:tab/>server</text:p>
      <text:p text:style-name="P270"><text:tab/>web adapter</text:p>
      <text:p text:style-name="P270"><text:tab/>postgresq + postgis</text:p>
      <text:p text:style-name="P270"><text:tab/>desktop</text:p>
      <text:p text:style-name="P270"><text:tab/>SP1</text:p>
      <text:p text:style-name="P270"/>
      <text:p text:style-name="P270">users and pass</text:p>
      <text:p text:style-name="P270"><text:tab/>arcgis AGSPassword2013</text:p>
      <text:p text:style-name="P270"><text:tab/>agssiteadmin AGSPassword2013</text:p>
      <text:p text:style-name="P270"><text:tab/>postgres AGSPassword2013</text:p>
      <text:p text:style-name="P270"><text:tab/><text:tab/>port 5432</text:p>
      <text:p text:style-name="P270"><text:tab/><text:tab/>dbname postgisdb</text:p>
      <text:p text:style-name="P270"/>
      <text:p text:style-name="P270">desktop lic.</text:p>
      <text:p text:style-name="P270"><text:tab/>2) INSTALL THE LICENSE SERVER THAT IS INCLUDED WITH THE CRACK FOUND HERE: http://thepiratebay.se/torrent/7652982/crack_keygen_arcgis_10.1</text:p>
      <text:p text:style-name="P270"><text:tab/>\\sqz2\extht2vshare\arcgis10.1\License Manager (Pre-Release Version).zip</text:p>
      <text:p text:style-name="P270"><text:tab/>\\sqz2\extht2vshare\arcgis10.1\AG_KG.zip\KeyGen.exe</text:p>
      <text:p text:style-name="P270"><text:tab/>LEAVE THE LICENSE SERVER WINDOW OPEN WHEN IT FINISHES THE INSTALL</text:p>
      <text:p text:style-name="P270"><text:tab/>3) RUN THE KEYGEN.EXE USE THESE SETTINGS UNDER THE DESKTOP TAB:</text:p>
      <text:p text:style-name="P270"><text:tab/>HOSTID=ANY</text:p>
      <text:p text:style-name="P270"><text:tab/>LICENSES=2048</text:p>
      <text:p text:style-name="P270"><text:tab/>FEATURE=ARCINFO [*NOT ARC/INFO] VERSION=10.1</text:p>
      <text:p text:style-name="P270"><text:tab/>STARTS=1/1/2012</text:p>
      <text:p text:style-name="P270"><text:tab/>EXPIRES: 1/1/2020</text:p>
      <text:p text:style-name="P270"><text:tab/>CLICK THE ALL BUTTON THEN COPY AND PASTE *ALL* TEXT (INCLUDING THE --- BARS) INTO A TEXT FILE NAMED SERVICE.TXT</text:p>
      <text:p text:style-name="P270"><text:tab/>4) COPY SERVICE.TXT TO C://Program Files (x86)/ArcGIS/License10.1/bin AND OVERWRITE THE OLD FILE</text:p>
      <text:p text:style-name="P270"><text:tab/>5) GO INTO THE LICENSE SERVER ADMINISTRATOR AND CLICK RE-REREAD LICENSES</text:p>
      <text:p text:style-name="P270"><text:tab/>6) OPEN ARCGIS ADMINISTRATOR AND GOTO THE DESKTOP FOLDER, SELECT ADVANCED (ARCINFO) CONCURRENT USE. CLICK THE CHANGE BUTTON, TYPE 27000@LOCALHOST</text:p>
      <text:p text:style-name="P270"><text:tab/>THEN OK. CLICK THE AVAILABILITY FOLDER, THEN CLICK REFRESH. THE LICENSES WILL APPEAR. CLICK APPLY THEN CLICK OK. EXIT ALL WINDOWS. RUN ARCMAP 10.1, AND FROM CUSTOMISE TAB SELECT EXTENSIONS AND CHECK ALL.</text:p>
      <text:p text:style-name="P270"><text:tab/>IT IS SO IMPORTANT TO CLICK "ALL" IN THE STEP WITH KEYGEN. WITH THAT MOVE YOU GET ALL LICENCES..AND SELECT Arcinfo, NOT ARC/INFO. YOU'LL BE ABLE TO USE ALL EXTENSIONS!! ;)</text:p>
      <text:p text:style-name="P270"/>
      <text:p text:style-name="P270">SDE</text:p>
      <text:p text:style-name="P270">create enterprize geodatabase from ArcCatalog toolbox</text:p>
      <text:p text:style-name="P270"/>
      <text:p text:style-name="P270">database platform</text:p>
      <text:p text:style-name="P270"><text:tab/>postgresql</text:p>
      <text:p text:style-name="P270">instance</text:p>
      <text:p text:style-name="P270"><text:tab/>localhost</text:p>
      <text:p text:style-name="P270">database</text:p>
      <text:p text:style-name="P270"><text:tab/>postgisdb</text:p>
      <text:p text:style-name="P270">database admin</text:p>
      <text:p text:style-name="P270"><text:tab/>postgres</text:p>
      <text:p text:style-name="P270">geodatabase admin</text:p>
      <text:p text:style-name="P270"><text:tab/>sde</text:p>
      <text:p text:style-name="P270">tablespace</text:p>
      <text:p text:style-name="P270"><text:tab/>''</text:p>
      <text:p text:style-name="P270">passwords</text:p>
      <text:p text:style-name="P270"><text:tab/>AGSPassword2013</text:p>
      <text:p text:style-name="P270"/>
      <text:p text:style-name="P270">Executing: CreateEnterpriseGeodatabase PostgreSQL localhost postgisdb DATABASE_AUTH postgres ***** SDE_SCHEMA sde ***** sdetabspace C:\ags101.ecp</text:p>
      <text:p text:style-name="P270">error: Cannot connect to database because the database client software failed to load. <text:s/>Be sure the database client software is installed and configured correctly.</text:p>
      <text:p text:style-name="P270">Failed to execute (CreateEnterpriseGeodatabase).</text:p>
      <text:p text:style-name="P270">http://resources.arcgis.com/en/help/main/10.1/index.html#//002p00000001000000</text:p>
      <text:p text:style-name="P270">http://resources.arcgis.com/en/help/main/10.1/index.html#//002p000000sz000000</text:p>
      <text:p text:style-name="P270"/>
      <text:p text:style-name="P270">libpq.dll патамучта сервер 64бита а арккаталог 32бита, нужны либы не из установленного постгрес а из другого, 32битного</text:p>
      <text:p text:style-name="P270">чтобы найти нужные либы, полезно пользоваться dependency walker</text:p>
      <text:p text:style-name="P270"/>
      <text:p text:style-name="P270">надо засунуть в ags/desktop/bin</text:p>
      <text:p text:style-name="P270"><text:tab/>t:\arcgis10.1\pg.lib.x32\libeay32.dll</text:p>
      <text:p text:style-name="P270"><text:tab/>t:\arcgis10.1\pg.lib.x32\libiconv-2.dll</text:p>
      <text:p text:style-name="P270"><text:tab/>t:\arcgis10.1\pg.lib.x32\libintl-8.dll</text:p>
      <text:p text:style-name="P270"><text:tab/>t:\arcgis10.1\pg.lib.x32\libpq.dll</text:p>
      <text:p text:style-name="P270"><text:tab/>t:\arcgis10.1\pg.lib.x32\ssleay32.dll</text:p>
      <text:p text:style-name="P270"/>
      <text:p text:style-name="P270">You must copy the latest ST_GEOMETRY and dependent libraries to the PostgreSQL software location. Refer to the ArcGIS help topics for more details.</text:p>
      <text:p text:style-name="P270"><text:tab/>c:\Program Files (x86)\ArcGIS\Desktop10.1\DatabaseSupport\PostgreSQL\Windows64\st_geometry.dll</text:p>
      <text:p text:style-name="P270"><text:tab/>+</text:p>
      <text:p text:style-name="P270"><text:tab/>t:\arcgis10.1\pg.lib.x64\Microsoft.VC90.CRT.manifest</text:p>
      <text:p text:style-name="P270"><text:tab/>t:\arcgis10.1\pg.lib.x64\msvcm90.dll</text:p>
      <text:p text:style-name="P270"><text:tab/>t:\arcgis10.1\pg.lib.x64\msvcp90.dll</text:p>
      <text:p text:style-name="P270"><text:tab/>t:\arcgis10.1\pg.lib.x64\msvcr90.dll</text:p>
      <text:p text:style-name="P270"><text:tab/>copy to</text:p>
      <text:p text:style-name="P270"><text:tab/>c:\Program Files\PostgreSQL\9.0\bin\</text:p>
      <text:p text:style-name="P270"><text:tab/>c:\Program Files\PostgreSQL\9.0\lib\</text:p>
      <text:p text:style-name="P270"/>
      <text:p text:style-name="P270">create and run script</text:p>
      <text:p text:style-name="P34"><text:span text:style-name="T4"><text:tab/>t:\arcgis10.1\create_ent_db.py </text:span><text:span text:style-name="T5">(\\sqz2\extht2vshare\arcgis10.1\create_ent_db.py)</text:span></text:p>
      <text:p text:style-name="P270"/>
      <text:p text:style-name="P270">arccatalog - database connections</text:p>
      <text:p text:style-name="P270"><text:tab/>add connection</text:p>
      <text:p text:style-name="P270"><text:tab/><text:tab/>platform - postgre</text:p>
      <text:p text:style-name="P270"><text:tab/><text:tab/>instance - localhost</text:p>
      <text:p text:style-name="P270"><text:tab/><text:tab/>user - sde</text:p>
      <text:p text:style-name="P270"><text:tab/><text:tab/>pass - AGSPassword2013</text:p>
      <text:p text:style-name="P270"><text:tab/><text:tab/>database - postgisdb</text:p>
      <text:p text:style-name="P270"><text:tab/>on connection RMB, enable geodatabase</text:p>
      <text:p text:style-name="P270"/>
      <text:p text:style-name="P33"><text:span text:style-name="T4">copy featureclass </text:span><text:span text:style-name="T5">(pathing from Orel)</text:span><text:span text:style-name="T4"> from fileGDB to new conn.</text:span></text:p>
      <text:p text:style-name="P270"/>
      <text:p text:style-name="P270">copy x64 libs to arcgis server/bin</text:p>
      <text:p text:style-name="P270"><text:tab/>\\sqz2\vshare\t\distr\db\lib64\libeay32.dll</text:p>
      <text:p text:style-name="P270"><text:tab/>\\sqz2\vshare\t\distr\db\lib64\libiconv-2.dll</text:p>
      <text:p text:style-name="P270"><text:tab/>\\sqz2\vshare\t\distr\db\lib64\libintl-8.dll</text:p>
      <text:p text:style-name="P270"><text:tab/>\\sqz2\vshare\t\distr\db\lib64\libpq.dll</text:p>
      <text:p text:style-name="P270"><text:tab/>\\sqz2\vshare\t\distr\db\lib64\ssleay32.dll</text:p>
      <text:p text:style-name="P270"/>
      <text:p text:style-name="P33"><text:span text:style-name="T4">update mxd </text:span><text:span text:style-name="T5">(from Orel)</text:span><text:span text:style-name="T4"> - set layer data source</text:span></text:p>
      <text:p text:style-name="P270"/>
      <text:p text:style-name="P270">publish mxd with RMB</text:p>
      <text:p text:style-name="P272">Для избежания создания GBD на сервере при публикации mxd с источником из ArcSDE and SQL Server Express нужно зарегистрировать сделанный "Database Connection". Для этого нужно подключиться к ArcGIS server в режиме администрирования, добавив ArcGIS server в !ArcCatalog. В Server properties открываем закладку Data Store и через + импортируем "Database Connection".</text:p>
      <text:p text:style-name="P272"/>
      <text:p text:style-name="P271"><text:span text:style-name="T114">SDE </text:span><text:span text:style-name="T116">не понадобился, обошелся использованием штуки с названием «директ коннект».</text:span></text:p>
      <text:p text:style-name="P45"/>
      <text:p text:style-name="P46">В итоге есть службы</text:p>
      <text:p text:style-name="P35"><text:a xlink:type="simple" xlink:href="http://vags101.algis.com/arcgis/rest/services/PATHING/MapServer"><text:span text:style-name="T6">http://vags101.algis.com/arcgis/rest/services/PATHING/MapServer</text:span></text:a></text:p>
      <text:p text:style-name="P273"><text:a xlink:type="simple" xlink:href="http://vags101.algis.com/arcgis/rest/services/PATHING/FeatureServer/0"><text:span text:style-name="T155">http://vags101.algis.com/arcgis/rest/services/PATHING/FeatureServer/0</text:span></text:a></text:p>
      <text:p text:style-name="P274"/>
      <text:p text:style-name="P46">тюнинг PostgreSQL</text:p>
      <text:p text:style-name="P47">поправить файл pg_hba.conf</text:p>
      <text:p text:style-name="P320">c:\Program Files\PostgreSQL\9.0\data\pg_hba.conf</text:p>
      <text:p text:style-name="P320">host <text:s text:c="3"/>all <text:s text:c="12"/>all <text:s text:c="12"/>192.168.1.1/16 <text:s text:c="9"/>md5</text:p>
      <text:p text:style-name="P48"/>
      <text:h text:style-name="P413" text:outline-level="1"><text:bookmark-start text:name="__RefHeading__14669_629330261"/>загрузить шейп в PostgreSQL<text:bookmark-end text:name="__RefHeading__14669_629330261"/></text:h>
      <text:p text:style-name="P49">самый простой вариант</text:p>
      <table:table table:name="Table6" table:style-name="Table6">
        <table:table-column table:style-name="Table6.A"/>
        <table:table-row>
          <table:table-cell table:style-name="Table6.A1" office:value-type="string">
            <text:p text:style-name="P321">исходные данные:</text:p>
            <text:p text:style-name="P322">c:\t\p\patching.dbf</text:p>
            <text:p text:style-name="P322">SRID : http://spatialreference.org/ref/sr-org/14/</text:p>
            <text:p text:style-name="P322">db</text:p>
            <text:p text:style-name="P322"><text:tab/>user - postgres</text:p>
            <text:p text:style-name="P322"><text:tab/>pass - AGSPassword2013</text:p>
            <text:p text:style-name="P322"><text:tab/>database - postgisdb</text:p>
            <text:p text:style-name="P322">select srid, srtext, proj4text from spatial_ref_sys where srtext like</text:p>
            <text:p text:style-name="P322"><text:s text:c="2"/>'GEOGCS["WGS%84",DATUM["WGS%84",SPHEROID["WGS%84",6378137,298.257223563%PRIMEM["Greenwich",0%UNIT["degree",0.0174532925199433%';</text:p>
            <text:p text:style-name="P322">4326</text:p>
            <text:p text:style-name="P322">c:\Program Files\PostgreSQL\9.0\bin\shp2pgsql.exe</text:p>
            <text:p text:style-name="P322"/>
          </table:table-cell>
        </table:table-row>
        <table:table-row>
          <table:table-cell table:style-name="Table6.A2" office:value-type="string">
            <text:p text:style-name="P321">первые попытки:</text:p>
            <text:p text:style-name="P322">set path=%path%;c:\Program Files\PostgreSQL\9.0\bin</text:p>
            <text:p text:style-name="P322">pushd c:\t\p</text:p>
            <text:p text:style-name="P322">c:\t\p&gt;shp2pgsql.exe -?</text:p>
            <text:p text:style-name="P322"/>
            <text:p text:style-name="P322">shp2pgsql.exe -W cp1251 patching.shp&gt;test.sql</text:p>
            <text:p text:style-name="P322">shp2pgsql.exe -W cp1251 -s 4326 patching.shp&gt;test.sql</text:p>
            <text:p text:style-name="P322">shp2pgsql.exe -W cp1251 -G patching.shp&gt;test.sql</text:p>
            <text:p text:style-name="P322"/>
            <text:p text:style-name="P322">shp2pgsql -c -D -s 4326 -I patching.dbf public.patching &gt; patching.sql</text:p>
            <text:p text:style-name="P322">shp2pgsql -c -D -G -I -t 2D -W "UTF-8" patching.dbf public.patching &gt; patching.sql</text:p>
            <text:p text:style-name="P322">shp2pgsql -c -D -s 4326 -I -t 2D -W "UTF-8" patching.dbf public.patching &gt; patching.sql</text:p>
            <text:p text:style-name="P322"/>
          </table:table-cell>
        </table:table-row>
        <table:table-row>
          <table:table-cell table:style-name="Table6.A3" office:value-type="string">
            <text:p text:style-name="P321">реальный вариант:</text:p>
            <text:p text:style-name="P323">shp2pgsql.exe -c -I -G -W cp1251 patching.shp &gt; patching.dump.sql</text:p>
            <text:p text:style-name="P323">psql -f patching.dump.sql -e postgisdb postgres</text:p>
          </table:table-cell>
        </table:table-row>
      </table:table>
      <text:p text:style-name="P50">По хорошему, надо сделать отдельную схему и пользователя в БД.</text:p>
      <text:p text:style-name="P50"/>
      <text:h text:style-name="P432" text:outline-level="2"><text:bookmark-start text:name="__RefHeading__14671_629330261"/>Создать пользователя и схему в БД<text:bookmark-end text:name="__RefHeading__14671_629330261"/></text:h>
      <text:p text:style-name="P51">Ок, вариант загрузки данных в новую схему под новым пользователем</text:p>
      <table:table table:name="Table7" table:style-name="Table7">
        <table:table-column table:style-name="Table7.A"/>
        <table:table-row>
          <table:table-cell table:style-name="Table7.A1" office:value-type="string">
            <text:p text:style-name="P346">set path=%path%;c:\Program Files\PostgreSQL\9.0\bin</text:p>
            <text:p text:style-name="P346">pushd c:\t\p</text:p>
            <text:p text:style-name="P346">chcp 1251</text:p>
            <text:p text:style-name="P346"/>
            <text:p text:style-name="P346">psql -e postgisdb postgres</text:p>
            <text:p text:style-name="P346"/>
            <text:p text:style-name="P346">CREATE ROLE giswriter NOSUPERUSER NOCREATEDB NOCREATEROLE;</text:p>
            <text:p text:style-name="P346">CREATE USER mfs WITH password '12345678' IN ROLE giswriter;</text:p>
            <text:p text:style-name="P346">CREATE SCHEMA mfsdata AUTHORIZATION mfs;</text:p>
            <text:p text:style-name="P346">GRANT ALL ON SCHEMA mfsdata TO mfs;</text:p>
            <text:p text:style-name="P346">ALTER USER mfs SET search_path TO mfsdata,public;</text:p>
            <text:p text:style-name="P346"/>
            <text:p text:style-name="P346">revoke mfs from giswriter;</text:p>
            <text:p text:style-name="P346">grant giswriter to mfs;</text:p>
            <text:p text:style-name="P346">GRANT SELECT ON geometry_columns TO giswriter;</text:p>
            <text:p text:style-name="P346">GRANT SELECT ON geography_columns TO giswriter;</text:p>
            <text:p text:style-name="P346">GRANT SELECT ON spatial_ref_sys TO giswriter;</text:p>
            <text:p text:style-name="P346"/>
            <text:p text:style-name="P346">commit;</text:p>
            <text:p text:style-name="P346">\q</text:p>
            <text:p text:style-name="P346"/>
            <text:p text:style-name="P346">shp2pgsql.exe -c -I -G -W cp1251 patching.shp mfsdata.patching &gt; patching.dump.sql</text:p>
            <text:p text:style-name="P346">psql -f patching.dump.sql -e postgisdb mfs</text:p>
          </table:table-cell>
        </table:table-row>
      </table:table>
      <text:p text:style-name="P303"><text:span text:style-name="T119">Итого: </text:span><text:span text:style-name="T117">имеем пользователя живущего в своей схеме, имеем таблицу с геоданными </text:span><text:span text:style-name="T118">для экспериментов.</text:span></text:p>
      <text:p text:style-name="P52"/>
      <text:h text:style-name="P414" text:outline-level="1"><text:bookmark-start text:name="__RefHeading__14673_629330261"/>Последовательность запросов-ответов при добавлении слоя через «телевизор»<text:bookmark-end text:name="__RefHeading__14673_629330261"/></text:h>
      <text:p text:style-name="P53">бинарные данные в середине слегка покоцаны для большей компактности текста</text:p>
      <text:p text:style-name="P53"/>
      <text:p text:style-name="P54">описание слоя, метаданные</text:p>
      <table:table table:name="Table2" table:style-name="Table2">
        <table:table-column table:style-name="Table2.A"/>
        <table:table-row>
          <table:table-cell table:style-name="Table2.A1" office:value-type="string">
            <text:p text:style-name="P317"><text:span text:style-name="T156">GET </text:span><text:span text:style-name="T79">/arcgis/rest/services/PATHING/FeatureServer/0?f=json&amp;</text:span><text:span text:style-name="T156"> HTTP/1.1</text:span></text:p>
            <text:p text:style-name="P324">Host: vags101.algis.com</text:p>
            <text:p text:style-name="P324">Connection: keep-alive</text:p>
            <text:p text:style-name="P324">User-Agent: Mozilla/5.0 (Windows NT 5.2) AppleWebKit/537.22 (KHTML, like Gecko) Chrome/25.0.1364.172 Safari/537.22</text:p>
            <text:p text:style-name="P324">Accept: */*</text:p>
            <text:p text:style-name="P324">Referer: http://www.allgis.org/cartobonus/map.html</text:p>
            <text:p text:style-name="P324">Accept-Encoding: gzip,deflate,sdch</text:p>
            <text:p text:style-name="P324">Accept-Language: en-US,en;q=0.8,ru;q=0.6</text:p>
            <text:p text:style-name="P324">Accept-Charset: UTF-8,*;q=0.5</text:p>
          </table:table-cell>
        </table:table-row>
        <table:table-row>
          <table:table-cell table:style-name="Table2.A2" office:value-type="string">
            <text:p text:style-name="P324">HTTP/1.1 200 OK</text:p>
            <text:p text:style-name="P324">Cache-Control: private, must-revalidate, max-age=0</text:p>
            <text:p text:style-name="P324">Content-Type: text/plain;charset=utf-8</text:p>
            <text:p text:style-name="P324">ETag: c7b905d6</text:p>
            <text:p text:style-name="P324">Server: Microsoft-IIS/7.5</text:p>
            <text:p text:style-name="P324">Server:</text:p>
            <text:p text:style-name="P324">X-AspNet-Version: 2.0.50727</text:p>
            <text:p text:style-name="P324">X-Powered-By: ASP.NET</text:p>
            <text:p text:style-name="P324">Date: Tue, 19 Mar 2013 12:29:27 GMT</text:p>
            <text:p text:style-name="P324">Content-Length: 7774</text:p>
            <text:p text:style-name="P324"/>
            <text:p text:style-name="P317"><text:span text:style-name="T156">{"currentVersion":10.11,"id":0,"name":"Ямочный ремонт","type":"Feature Layer","description":"","copyrightText":"","defaultVisibility":true,"editFieldsInfo":null,"ownershipBasedAccessControlForFeatures":null,"syncCanReturnChanges":false,"relationships":[],"isDataVersioned":false,"supportsRollbackOnFailureParameter":true,"supportsStatistics":true,"supportsAdvancedQueries":true,"geometryType":"esriGeometryPoint","minScale":0,"maxScale":0,"extent":{"xmin":27.765770083999996,"ymin":52.86936644999997,"xmax":36.71166105100002,"ymax":62.012733638999975,"spatialReference":{"wkid":4326,"latestWkid":4326}},"drawingInfo":{"renderer":{"type":"uniqueValue","field1":"roadcarpet","field2":null,"field3":null,"fieldDelimiter":", ","defaultSymbol":null,"defaultLabel":null,"uniqueValueInfos":[{"symbol":{"type":"esriPMS","url":"2471296f012b7987174fa30e3ec62cd5","imageData":"iVBORw0K...0kgaIWkBERoHRDcRuCsCm2hbACwf4C4VNRMCu2zwqAAAAAElFTkSuQmCC","contentType":"image/png","width":24,"height":24,"angle":0,"xoffset":0,"yoffset":0},"value":"Асфальт","label":"Асфальт","description":""},{"symbol":{"type":"esriPMS","url":"f8767246443e1a4ec653f19b9d68bb28","imageData":"iVBORw0K...+iW827X+kwb2Jf0P/QuMGygqK7scfAAAAABJRU5ErkJggg==","contentType":"image/png","width":18,"height":18,"angle":0,"xoffset":0,"yoffset":0},"value":"Бетон","label":"Бетон","description":""},{"symbol":{"type":"esriPMS","url":"49e02b32c80b48dfe7d3008215ca49ed","imageData":"iVBORw...xAAAAABJRU5ErkJggg==","contentType":"image/png","width":18,"height":18,"angle":0,"xoffset":0,"yoffset":0},"value":"Щебень","label":"Щебень","description":""}]},"transparency":0,"labelingInfo":null},"hasM":false,"hasZ":false,"allowGeometryUpdates":true,"hasAttachments":false,"htmlPopupType":"esriServerHTMLPopupTypeAsHTMLText","objectIdField":"objectid","globalIdField":"","displayField":"descr","typeIdField":"roadcarpet","fields":[{"name":"objectid","type":"esriFieldTypeOID","alias":"OBJECTID","domain":null,"editable":false,"nullable":false},{"name":"ptchlenght","type":"esriFieldTypeSmallInteger","alias":"ДлинаУчастка, м","domain":null,"editable":true,"nullable":true},{"name":"pthcdeptht","type":"esriFieldTypeSmallInteger","alias":"ГлубинаУчастка, см","domain":null,"editable":true,"nullable":true},{"name":"descr","type":"esriFieldTypeString","alias":"Описание","domain":null,"editable":true,"nullable":true,"length":100},{"name":"regdaterecord","type":"esriFieldTypeString","alias":"ДатаЗаписи","domain":null,"editable":true,"nullable":true,"length":50},{"name":"regdaterepair","type":"esriFieldTypeString","alias":"ДатаРемонта","domain":null,"editable":true,"nullable":true,"length":50},{"name":"roadcarpet","type":"esriFieldTypeString","alias":"ДорожноеПокрытие","domain":null,"editable":true,"nullable":true,"length":50}],"types":[{"id":"Бетон","name":"Бетон","domains":{},"templates":[{"name":"Бетон","description":"","prototype":{"attributes":{"roadcarpet":"Бетон","ptchlenght":null,"pthcdeptht":null,"descr":null,"regdaterecord":null,"regdaterepair":null}},"drawingTool":"esriFeatureEditToolPoint"}]},{"id":"Щебень","name":"Щебень","domains":{},"templates":[{"name":"Щебень","description":"","prototype":{"attributes":{"roadcarpet":"Щебень","ptchlenght":null,"pthcdeptht":null,"descr":null,"regdaterecord":null,"regdaterepair":null}},"drawingTool":"esriFeatureEditToolPoint"}]},{"id":"Асфальт","name":"Асфальт","domains":{},"templates":[{"name":"Асфальт","description":"","prototype":{"attributes":{"roadcarpet":"Асфальт","ptchlenght":null,"pthcdeptht":null,"descr":null,"regdaterecord":null,"regdaterepair":null}},"drawingTool":"esriFeatureEditToolPoint"}]}],"templates":[],"maxRecordCount":1000,"supportedQueryFormats":"JSON, AMF","capabilities":"Create,Delete,Query,Update,Uploads,Editing"}</text:span></text:p>
          </table:table-cell>
        </table:table-row>
      </table:table>
      <text:p text:style-name="P55"/>
      <text:p text:style-name="P56">запрос датасета, данные фичей</text:p>
      <text:p text:style-name="P57">раскодированный запрос выглядит так:</text:p>
      <text:p text:style-name="P332">/arcgis/rest/services/PATHING/FeatureServer/0/query?</text:p>
      <text:p text:style-name="P332">returnGeometry=true</text:p>
      <text:p text:style-name="P332">&amp;geometryType=esriGeometryEnvelope</text:p>
      <text:p text:style-name="P332">&amp;geometry={"xmin":-7182265.21424325,"ymin":-1567516.84684806,"xmax":17864620.2142433,"ymax":14321601.0968481,"spatialReference":{"wkid":102100}}</text:p>
      <text:p text:style-name="P332">&amp;inSR=102100</text:p>
      <text:p text:style-name="P332">&amp;spatialRel=esriSpatialRelIntersects</text:p>
      <text:p text:style-name="P332">&amp;outSR=102100</text:p>
      <text:p text:style-name="P332">&amp;outFields=*&amp;f=json&amp;</text:p>
      <table:table table:name="Table3" table:style-name="Table3">
        <table:table-column table:style-name="Table3.A"/>
        <table:table-row>
          <table:table-cell table:style-name="Table3.A1" office:value-type="string">
            <text:p text:style-name="P318"><text:span text:style-name="T157">GET </text:span><text:span text:style-name="T80">/arcgis/rest/services/PATHING/FeatureServer/0/query?returnGeometry=true&amp;geometryType=esriGeometryEnvelope&amp;geometry=%7b%22xmin%22%3a-7182265.21424325%2c%22ymin%22%3a-1567516.84684806%2c%22xmax%22%3a17864620.2142433%2c%22ymax%22%3a14321601.0968481%2c%22spatialReference%22%3a%7b%22wkid%22%3a102100%7d%7d&amp;inSR=102100&amp;spatialRel=esriSpatialRelIntersects&amp;outSR=102100&amp;outFields=*&amp;f=json&amp;</text:span><text:span text:style-name="T157"> HTTP/1.1</text:span></text:p>
            <text:p text:style-name="P325">Host: vags101.algis.com</text:p>
            <text:p text:style-name="P325">Connection: keep-alive</text:p>
            <text:p text:style-name="P325">User-Agent: Mozilla/5.0 (Windows NT 5.2) AppleWebKit/537.22 (KHTML, like Gecko) Chrome/25.0.1364.172 Safari/537.22</text:p>
            <text:p text:style-name="P325">Accept: */*</text:p>
            <text:p text:style-name="P325">Referer: http://www.allgis.org/cartobonus/map.html</text:p>
            <text:p text:style-name="P325">Accept-Encoding: gzip,deflate,sdch</text:p>
            <text:p text:style-name="P325">Accept-Language: en-US,en;q=0.8,ru;q=0.6</text:p>
            <text:p text:style-name="P325">Accept-Charset: UTF-8,*;q=0.5</text:p>
          </table:table-cell>
        </table:table-row>
        <table:table-row>
          <table:table-cell table:style-name="Table3.A2" office:value-type="string">
            <text:p text:style-name="P326">HTTP/1.1 200 OK</text:p>
            <text:p text:style-name="P326">Cache-Control: private, must-revalidate, max-age=0</text:p>
            <text:p text:style-name="P326">Content-Type: text/plain;charset=utf-8</text:p>
            <text:p text:style-name="P326">ETag: 816a5f40</text:p>
            <text:p text:style-name="P326">Server: Microsoft-IIS/7.5</text:p>
            <text:p text:style-name="P326">Server:</text:p>
            <text:p text:style-name="P326">X-AspNet-Version: 2.0.50727</text:p>
            <text:p text:style-name="P326">X-Powered-By: ASP.NET</text:p>
            <text:p text:style-name="P326">Date: Tue, 19 Mar 2013 12:29:28 GMT</text:p>
            <text:p text:style-name="P326">Content-Length: 3349</text:p>
            <text:p text:style-name="P326"/>
            <text:p text:style-name="P319"><text:span text:style-name="T158">{"objectIdFieldName":"objectid","globalIdFieldName":"","geometryType":"esriGeometryPoint","spatialReference":{"wkid":102100,"latestWkid":3857},"fields":[{"name":"objectid","alias":"OBJECTID","type":"esriFieldTypeOID"},{"name":"ptchlenght","alias":"ДлинаУчастка, м","type":"esriFieldTypeSmallInteger"},{"name":"pthcdeptht","alias":"ГлубинаУчастка, см","type":"esriFieldTypeSmallInteger"},{"name":"descr","alias":"Описание","type":"esriFieldTypeString","length":100},{"name":"regdaterecord","alias":"ДатаЗаписи","type":"esriFieldTypeString","length":50},{"name":"regdaterepair","alias":"ДатаРемонта","type":"esriFieldTypeString","length":50},{"name":"roadcarpet","alias":"ДорожноеПокрытие","type":"esriFieldTypeString","length":50}],"features":[{"geometry":{"x":4063124.1631132811,"y":6960922.3034631759},"attributes":{"objectid":1,"ptchlenght":3,"pthcdeptht":5,"descr":null,"regdaterecord":"2012.07.23","regdaterepair":null,"roadcarpet":"Асфальт"}},{"geometry":{"x":4064427.3449924015,"y":6961179.8336439617},"attributes":{"objectid":2,"ptchlenght":5,"pthcdeptht":5,"descr":null,"regdaterecord":"2012.07.23","regdaterepair":null,"roadcarpet":"Асфальт"}},{"geometry":{"x":4065603.7820615228,"y":6961432.7739034873},"attributes":{"objectid":3,"ptchlenght":20,"pthcdeptht":10,"descr":null,"regdaterecord":"2012.07.23","regdaterepair":null,"roadcarpet":"Бетон"}},{"geometry":{"x":4062687.6338602109,"y":6958870.7102129143},"attributes":{"objectid":4,"ptchlenght":100,"pthcdeptht":15,"descr":null,"regdaterecord":"2012.07.23","regdaterepair":null,"roadcarpet":"Щебень"}},{"geometry":{"x":4065416.5720663583,"y":6963428.947752879},"attributes":{"objectid":5,"ptchlenght":1,"pthcdeptht":2,"descr":"3","regdaterecord":"4","regdaterepair":"5","roadcarpet":"Асфальт"}},{"geometry":{"x":4075410.7342037596,"y":6967862.2990850145},"attributes":{"objectid":6,"ptchlenght":15,"pthcdeptht":15,"descr":"Ямы","regdaterecord":"2012-07-31","regdaterepair":null,"roadcarpet":"Щебень"}},{"geometry":{"x":4063792.3059252878,"y":6979442.5089716204},"attributes":{"objectid":811,"ptchlenght":20,"pthcdeptht":5,"descr":"Ямы","regdaterecord":"2012-07-02","regdaterepair":null,"roadcarpet":"Бетон"}},{"geometry":{"x":3980475.9450405273,"y":6976079.2798053334},"attributes":{"objectid":812,"ptchlenght":500,"pthcdeptht":8,"descr":"werwre","regdaterecord":"2012/08/02","regdaterepair":"2012/09/15","roadcarpet":"Асфальт"}},{"geometry":{"x":4086723.4143725764,"y":6967824.0805756534},"attributes":{"objectid":813,"ptchlenght":35,"pthcdeptht":5,"descr":null,"regdaterecord":null,"regdaterepair":null,"roadcarpet":"Бетон"}},{"geometry":{"x":4041090.5085045886,"y":6982347.1161230234},"attributes":{"objectid":1211,"ptchlenght":null,"pthcdeptht":null,"descr":null,"regdaterecord":null,"regdaterepair":null,"roadcarpet":"Бетон"}},{"geometry":{"x":4031459.4429389159,"y":6980206.8792764414},"attributes":{"objectid":1212,"ptchlenght":null,"pthcdeptht":null,"descr":null,"regdaterecord":null,"regdaterepair":null,"roadcarpet":"Щебень"}},{"geometry":{"x":3090871.3872339884,"y":8862162.7886967566},"attributes":{"objectid":1216,"ptchlenght":1,"pthcdeptht":2,"descr":"3","regdaterecord":"4","regdaterepair":"5","roadcarpet":"Щебень"}}]}</text:span></text:p>
          </table:table-cell>
        </table:table-row>
      </table:table>
      <text:p text:style-name="P55"/>
      <text:p text:style-name="P58">на данном этапе Картобонус отрисовал легенду и данные слоя на карте.</text:p>
      <text:p text:style-name="P58"/>
      <text:p text:style-name="P59">Эти два запроса закрывают тему «отрисовка данных слоя в Картобонусе».</text:p>
      <text:p text:style-name="P59"/>
      <text:p text:style-name="P59">Про редактирование тут пока ничего нет.</text:p>
      <text:p text:style-name="P60">Впрочем про фильтрацию фичей запросами тоже пока ничего.</text:p>
      <text:p text:style-name="P60"/>
      <text:h text:style-name="P415" text:outline-level="1"><text:bookmark-start text:name="__RefHeading__11211_629330261"/>Генерация меты для слоя<text:bookmark-end text:name="__RefHeading__11211_629330261"/></text:h>
      <text:p text:style-name="P61">см. c:\d\code\git\mapfeatureserver\config\layer.0.config.json</text:p>
      <text:p text:style-name="P61"/>
      <text:h text:style-name="P433" text:outline-level="2"><text:bookmark-start text:name="__RefHeading__1016_2062604863"/>экстент<text:bookmark-end text:name="__RefHeading__1016_2062604863"/></text:h>
      <text:p text:style-name="P37"><text:span text:style-name="T159">При создании метаданных для слоя </text:span><text:span text:style-name="T81">надо будет генерировать описание экстента</text:span></text:p>
      <table:table table:name="Table4" table:style-name="Table4">
        <table:table-column table:style-name="Table4.A"/>
        <table:table-row>
          <table:table-cell table:style-name="Table4.A1" office:value-type="string">
            <text:p text:style-name="P327">"extent": {</text:p>
            <text:p text:style-name="P327"><text:s text:c="2"/>"xmin": 27.765770083999996,</text:p>
            <text:p text:style-name="P327"><text:s text:c="2"/>"ymin": 52.86936644999997,</text:p>
            <text:p text:style-name="P327"><text:s text:c="2"/>"xmax": 36.71166105100002,</text:p>
            <text:p text:style-name="P327"><text:s text:c="2"/>"ymax": 62.012733638999975,</text:p>
            <text:p text:style-name="P327"><text:s text:c="2"/>"spatialReference": {</text:p>
            <text:p text:style-name="P327"><text:s text:c="3"/>"wkid": 4326,</text:p>
            <text:p text:style-name="P327"><text:s text:c="3"/>"latestWkid": 4326</text:p>
            <text:p text:style-name="P327"><text:s text:c="2"/>}</text:p>
            <text:p text:style-name="P327"><text:s/>},</text:p>
          </table:table-cell>
        </table:table-row>
      </table:table>
      <text:p text:style-name="P40"><text:a xlink:type="simple" xlink:href="http://resources.arcgis.com/en/help/rest/apiref/geometry.html#envelope"><text:span text:style-name="T163">http://resources.arcgis.com/en/help/rest/apiref/geometry.html#envelope</text:span></text:a></text:p>
      <text:p text:style-name="P43"><text:span text:style-name="T161">Это можно взять </text:span><text:span text:style-name="T86">из источника данных</text:span><text:span text:style-name="T161">.</text:span></text:p>
      <text:p text:style-name="P64">например, так</text:p>
      <table:table table:name="Table8" table:style-name="Table8">
        <table:table-column table:style-name="Table8.A"/>
        <table:table-row>
          <table:table-cell table:style-name="Table8.A1" office:value-type="string">
            <text:p text:style-name="P331">SELECT st_xmin(ext) as xmin, st_ymin(ext) as ymin, st_xmax(ext) as xmax, st_ymax(ext) as ymax from</text:p>
            <text:p text:style-name="P331"><text:s text:c="2"/>(select ST_Extent(geog::geometry) as ext FROM patching) bbox;</text:p>
            <text:p text:style-name="P331">-- select find_srid('mfsdata', 'patching', 'geog');</text:p>
            <text:p text:style-name="P331">select st_srid(geog) as srid from </text:p>
            <text:p text:style-name="P331"><text:s text:c="2"/>(select geog::geometry from patching fetch first row only) as rec;</text:p>
          </table:table-cell>
        </table:table-row>
      </table:table>
      <text:p text:style-name="P15">сделано 2013-03-27</text:p>
      <text:p text:style-name="P66"/>
      <text:h text:style-name="P433" text:outline-level="2"><text:bookmark-start text:name="__RefHeading__1018_2062604863"/>рендерер<text:bookmark-end text:name="__RefHeading__1018_2062604863"/></text:h>
      <text:p text:style-name="P38"><text:span text:style-name="T160">Надо будет решить, </text:span><text:span text:style-name="T82">откуда брать информацию о рендерере</text:span></text:p>
      <text:p text:style-name="P328">"drawingInfo" : {</text:p>
      <text:p text:style-name="P328"><text:s text:c="2"/>"renderer" : &lt;renderer&gt;,</text:p>
      <text:p text:style-name="P39"><text:a xlink:type="simple" xlink:href="http://resources.arcgis.com/en/help/rest/apiref/renderer.html"><text:span text:style-name="T162">http://resources.arcgis.com/en/help/rest/apiref/renderer.html</text:span></text:a></text:p>
      <text:p text:style-name="P39"><text:span text:style-name="T162">штука довольно сложная, поэтому для начала решение такое — </text:span><text:span text:style-name="T87">заготовки брать из ArcGIS</text:span><text:span text:style-name="T162">.</text:span></text:p>
      <text:p text:style-name="P67">Параметр урд для изображений может быть абсолютным а может быть относительным, тогда URL вида «49e02b32c80b48dfe7d3008215ca49ed» лезет за картинкой в</text:p>
      <text:p text:style-name="P65"><text:a xlink:type="simple" xlink:href="http://vags101.algis.com/arcgis/rest/services/PATHING/FeatureServer/0/images/49e02b32c80b48dfe7d3008215ca49ed"><text:span text:style-name="T167">http://vags101.algis.com/arcgis/rest/services/PATHING/FeatureServer/0/images/49e02b32c80b48dfe7d3008215ca49ed</text:span></text:a></text:p>
      <text:p text:style-name="P67"/>
      <text:h text:style-name="P433" text:outline-level="2"><text:bookmark-start text:name="__RefHeading__1020_2062604863"/>описания полей<text:bookmark-end text:name="__RefHeading__1020_2062604863"/></text:h>
      <text:p text:style-name="P41"><text:span text:style-name="T83">Описания полей</text:span><text:span text:style-name="T164"> брать </text:span><text:span text:style-name="T83">из источника данных</text:span></text:p>
      <text:p text:style-name="P336"><text:s/>"fields": [</text:p>
      <text:p text:style-name="P336"><text:s text:c="2"/>{</text:p>
      <text:p text:style-name="P336"><text:s text:c="3"/>"name": "objectid",</text:p>
      <text:p text:style-name="P336"><text:s text:c="3"/>"type": "esriFieldTypeOID",</text:p>
      <text:p text:style-name="P336"><text:s text:c="3"/>"alias": "OBJECTID",</text:p>
      <text:p text:style-name="P336"><text:s text:c="3"/>"domain": null,</text:p>
      <text:p text:style-name="P336"><text:s text:c="3"/>"editable": false,</text:p>
      <text:p text:style-name="P336"><text:s text:c="3"/>"nullable": false</text:p>
      <text:p text:style-name="P336"><text:s text:c="2"/>},</text:p>
      <text:p text:style-name="P336"><text:s text:c="2"/>{</text:p>
      <text:p text:style-name="P336"><text:s text:c="3"/>"name": "ptchlenght",</text:p>
      <text:p text:style-name="P336"><text:s text:c="3"/>"type": "esriFieldTypeSmallInteger",</text:p>
      <text:p text:style-name="P336"><text:s text:c="3"/>"alias": "ДлинаУчастка, м",</text:p>
      <text:p text:style-name="P336"><text:s text:c="3"/>"domain": null,</text:p>
      <text:p text:style-name="P336"><text:s text:c="3"/>"editable": true,</text:p>
      <text:p text:style-name="P336"><text:s text:c="3"/>"nullable": true</text:p>
      <text:p text:style-name="P336"><text:s text:c="2"/>},</text:p>
      <text:p text:style-name="P329">...</text:p>
      <text:p text:style-name="P16">сделано 2013-03-28</text:p>
      <text:p text:style-name="P71"/>
      <text:h text:style-name="P433" text:outline-level="2"><text:bookmark-start text:name="__RefHeading__1022_2062604863"/>типы фичей<text:bookmark-end text:name="__RefHeading__1022_2062604863"/></text:h>
      <text:p text:style-name="P42"><text:span text:style-name="T84">Типы </text:span><text:span text:style-name="T85">фичей</text:span><text:span text:style-name="T165"> брать откуда?</text:span></text:p>
      <table:table table:name="Table5" table:style-name="Table5">
        <table:table-column table:style-name="Table5.A"/>
        <table:table-row>
          <table:table-cell table:style-name="Table5.A1" office:value-type="string">
            <text:p text:style-name="P330"><text:s/>"types": [</text:p>
            <text:p text:style-name="P330"><text:s text:c="2"/>{</text:p>
            <text:p text:style-name="P330"><text:s text:c="3"/>"id": "Бетон",</text:p>
            <text:p text:style-name="P330"><text:s text:c="3"/>"name": "Бетон",</text:p>
            <text:p text:style-name="P330"><text:s text:c="3"/>"domains": {},</text:p>
            <text:p text:style-name="P330"><text:s text:c="3"/>"templates": [</text:p>
            <text:p text:style-name="P330"><text:tab/>{</text:p>
            <text:p text:style-name="P330"><text:tab/> "name": "Бетон",</text:p>
            <text:p text:style-name="P330"><text:tab/> "description": "",</text:p>
            <text:p text:style-name="P330"><text:tab/> "prototype": {</text:p>
            <text:p text:style-name="P330">...</text:p>
          </table:table-cell>
        </table:table-row>
      </table:table>
      <text:p text:style-name="P62">судя по виду, это данные из легенды MXD. Ввиду сложности, как и с рендером, <text:span text:style-name="T77">заготовки брать из ArcGIS</text:span>.</text:p>
      <text:p text:style-name="P62"/>
      <text:p text:style-name="P63">Все остальные параметры меты трудностей не представляют и могут быть скопированы из шаблонов.</text:p>
      <text:p text:style-name="P63"/>
      <text:p text:style-name="P44"><text:span text:style-name="T166">После того как </text:span><text:a xlink:type="simple" xlink:href="#4.1.Создать пользователя и схему в БД|outline"><text:span text:style-name="T166">в БД загружен экспериментальный слой</text:span></text:a><text:span text:style-name="T166">, можно приступать к написанию скрипта, генерирующего метаданные слоя.</text:span></text:p>
      <text:p text:style-name="P17">сделано 2013-03-28</text:p>
      <text:p text:style-name="P72"/>
      <text:h text:style-name="P416" text:outline-level="1"><text:bookmark-start text:name="__RefHeading__1069_1400342235"/>Запрос датасета<text:bookmark-end text:name="__RefHeading__1069_1400342235"/></text:h>
      <text:p text:style-name="P333">/arcgis/rest/services/PATHING/FeatureServer/0/query?</text:p>
      <text:p text:style-name="P333">returnGeometry=true</text:p>
      <text:p text:style-name="P333">&amp;geometryType=esriGeometryEnvelope</text:p>
      <text:p text:style-name="P333">&amp;geometry={"xmin":-7182265.21424325,"ymin":-1567516.84684806,"xmax":17864620.2142433,"ymax":14321601.0968481,"spatialReference":{"wkid":102100}}</text:p>
      <text:p text:style-name="P333">&amp;inSR=102100</text:p>
      <text:p text:style-name="P333">&amp;spatialRel=esriSpatialRelIntersects</text:p>
      <text:p text:style-name="P333">&amp;outSR=102100</text:p>
      <text:p text:style-name="P337">&amp;outFields=*&amp;f=json</text:p>
      <text:p text:style-name="P68"><text:span text:style-name="T168">в ответ (</text:span><text:a xlink:type="simple" xlink:href="http://resources.arcgis.com/en/help/rest/apiref/fsquery.html"><text:span text:style-name="T168">http://resources.arcgis.com/en/help/rest/apiref/fsquery.html</text:span></text:a><text:span text:style-name="T168">)</text:span></text:p>
      <text:p text:style-name="P73">надо <text:span text:style-name="T171">построить полигон из «</text:span><text:span text:style-name="T10">geometry</text:span><text:span text:style-name="T171">», преобразовать его в СК фичекласса</text:span>, найти фичи попадающие в <text:span text:style-name="T171">этот полигон</text:span>, преобразовать координаты <text:span text:style-name="T171">найденных фич </text:span>в выходную СК и отправить в виде</text:p>
      <table:table table:name="Table9" table:style-name="Table9">
        <table:table-column table:style-name="Table9.A"/>
        <table:table-row>
          <table:table-cell table:style-name="Table9.A1" office:value-type="string">
            <text:p text:style-name="P343">{</text:p>
            <text:p text:style-name="P343"><text:s/>"objectIdFieldName": "objectid",</text:p>
            <text:p text:style-name="P343"><text:s/>"globalIdFieldName": "",</text:p>
            <text:p text:style-name="P343"><text:s/>"geometryType": "esriGeometryPoint",</text:p>
            <text:p text:style-name="P343"><text:s/>"spatialReference": {</text:p>
            <text:p text:style-name="P343"><text:s text:c="2"/>"wkid": 102100,</text:p>
            <text:p text:style-name="P343"><text:s text:c="2"/>"latestWkid": 3857</text:p>
            <text:p text:style-name="P343"><text:s/>},</text:p>
            <text:p text:style-name="P343"><text:s/>"fields": [</text:p>
            <text:p text:style-name="P343"><text:s text:c="2"/>{</text:p>
            <text:p text:style-name="P343"><text:s text:c="3"/>"name": "objectid",</text:p>
            <text:p text:style-name="P343"><text:s text:c="3"/>"alias": "OBJECTID",</text:p>
            <text:p text:style-name="P343"><text:s text:c="3"/>"type": "esriFieldTypeOID"</text:p>
            <text:p text:style-name="P343"><text:s text:c="2"/>},</text:p>
            <text:p text:style-name="P343"><text:s text:c="2"/>{</text:p>
            <text:p text:style-name="P343"><text:s text:c="3"/>"name": "ptchlenght",</text:p>
            <text:p text:style-name="P343"><text:s text:c="3"/>"alias": "ДлинаУчастка, м",</text:p>
            <text:p text:style-name="P343"><text:s text:c="3"/>"type": "esriFieldTypeSmallInteger"</text:p>
            <text:p text:style-name="P343"><text:s text:c="2"/>},</text:p>
            <text:p text:style-name="P343">...</text:p>
            <text:p text:style-name="P344">"features": [</text:p>
            <text:p text:style-name="P344"><text:s text:c="2"/>{</text:p>
            <text:p text:style-name="P344"><text:s text:c="3"/>"geometry": {</text:p>
            <text:p text:style-name="P344"><text:s text:c="4"/>"x": 4063124.1631132811,</text:p>
            <text:p text:style-name="P344"><text:s text:c="4"/>"y": 6960922.3034631759</text:p>
            <text:p text:style-name="P344"><text:s text:c="3"/>},</text:p>
            <text:p text:style-name="P344"><text:s text:c="3"/>"attributes": {</text:p>
            <text:p text:style-name="P344"><text:s text:c="4"/>"objectid": 1,</text:p>
            <text:p text:style-name="P344"><text:s text:c="4"/>"ptchlenght": 3,</text:p>
            <text:p text:style-name="P344"><text:s text:c="4"/>"pthcdeptht": 5,</text:p>
            <text:p text:style-name="P344"><text:s text:c="4"/>"descr": null,</text:p>
            <text:p text:style-name="P344"><text:s text:c="4"/>"regdaterecord": "2012.07.23",</text:p>
            <text:p text:style-name="P344"><text:s text:c="4"/>"regdaterepair": null,</text:p>
            <text:p text:style-name="P344"><text:s text:c="4"/>"roadcarpet": "Асфальт"</text:p>
            <text:p text:style-name="P344"><text:s text:c="3"/>}</text:p>
            <text:p text:style-name="P344"><text:s text:c="2"/>},</text:p>
            <text:p text:style-name="P344"><text:s text:c="2"/>{</text:p>
            <text:p text:style-name="P344"><text:s text:c="3"/>"geometry": {</text:p>
            <text:p text:style-name="P344"><text:s text:c="4"/>"x": 4064427.3449924015,</text:p>
            <text:p text:style-name="P344"><text:s text:c="4"/>"y": 6961179.8336439617</text:p>
            <text:p text:style-name="P344"><text:s text:c="3"/>},</text:p>
            <text:p text:style-name="P344"><text:s text:c="3"/>"attributes": {</text:p>
            <text:p text:style-name="P344"><text:s text:c="4"/>"objectid": 2,</text:p>
            <text:p text:style-name="P344"><text:s text:c="4"/>"ptchlenght": 5,</text:p>
            <text:p text:style-name="P344"><text:s text:c="4"/>"pthcdeptht": 5,</text:p>
            <text:p text:style-name="P344"><text:s text:c="4"/>"descr": null,</text:p>
            <text:p text:style-name="P344"><text:s text:c="4"/>"regdaterecord": "2012.07.23",</text:p>
            <text:p text:style-name="P344"><text:s text:c="4"/>"regdaterepair": null,</text:p>
            <text:p text:style-name="P344"><text:s text:c="4"/>"roadcarpet": "Асфальт"</text:p>
            <text:p text:style-name="P344"><text:s text:c="3"/>}</text:p>
            <text:p text:style-name="P344"><text:s text:c="2"/>},</text:p>
            <text:p text:style-name="P344">...</text:p>
            <text:p text:style-name="P344"/>
          </table:table-cell>
        </table:table-row>
      </table:table>
      <text:p text:style-name="P74"/>
      <text:p text:style-name="P69"><text:span text:style-name="T169">Про </text:span><text:span text:style-name="T8">SRID</text:span><text:span text:style-name="T169">-ы, </text:span><text:span text:style-name="T9">wkid 102100</text:span></text:p>
      <text:p text:style-name="P345">select srid, auth_srid, srtext from spatial_ref_sys where</text:p>
      <text:p text:style-name="P345"><text:s text:c="2"/>srtext like '%WGS_1984_Web_Mercator%' or srid=96928 or srid=6928</text:p>
      <text:p text:style-name="P345"><text:s text:c="2"/>or auth_srid=6928 or auth_srid=96928</text:p>
      <text:p text:style-name="P345"><text:s text:c="2"/>or auth_srid=900913 or srid=900913</text:p>
      <text:p text:style-name="P345"><text:s text:c="2"/>or auth_srid=3857 or srid=3857;</text:p>
      <text:p text:style-name="P69"><text:a xlink:type="simple" xlink:href="http://spatialreference.org/ref/sr-org/6928/"><text:span text:style-name="T169">http://spatialreference.org/ref/sr-org/6928/</text:span></text:a><text:span text:style-name="T169"> </text:span></text:p>
      <text:p text:style-name="P69"><text:a xlink:type="simple" xlink:href="http://spatialreference.org/ref/sr-org/7483/"><text:span text:style-name="T169">http://spatialreference.org/ref/sr-org/7483/</text:span></text:a><text:span text:style-name="T169"> </text:span></text:p>
      <text:p text:style-name="P69"><text:a xlink:type="simple" xlink:href="http://spatialreference.org/ref/sr-org/7262/"><text:span text:style-name="T169">http://spatialreference.org/ref/sr-org/7262/</text:span></text:a><text:span text:style-name="T169"> </text:span></text:p>
      <text:p text:style-name="P345">select * from spatial_ref_sys where srid = <text:span text:style-name="T77">3857</text:span>;</text:p>
      <text:p text:style-name="P69"><text:a xlink:type="simple" xlink:href="http://postgis.net/docs/manual-2.0/ST_Transform.html"><text:span text:style-name="T169">http://postgis.net/docs/manual-2.0/ST_Transform.html</text:span></text:a></text:p>
      <text:p text:style-name="P70"><text:a xlink:type="simple" xlink:href="http://workshops.opengeo.org/postgis-intro/projection.html"><text:span text:style-name="T170">http://workshops.opengeo.org/postgis-intro/projection.html</text:span></text:a></text:p>
      <text:p text:style-name="P18">WKID 102100 = EPSG 3857</text:p>
      <text:p text:style-name="P81"/>
      <text:p text:style-name="P82">выборка фичей прямоугольником</text:p>
      <table:table table:name="Table10" table:style-name="Table10">
        <table:table-column table:style-name="Table10.A"/>
        <table:table-row>
          <table:table-cell table:style-name="Table10.A1" office:value-type="string">
            <text:p text:style-name="P347">select st_intersects(ST_transform(geog::geometry, 3857), </text:p>
            <text:p text:style-name="P347"><text:tab/>ST_GeometryFromText('POLYGON((</text:p>
            <text:p text:style-name="P347">2357075.91574672 8326492.09438513,</text:p>
            <text:p text:style-name="P347">3922506.25502713 8326492.09438513,</text:p>
            <text:p text:style-name="P347">3922506.25502713 9319561.96586614,</text:p>
            <text:p text:style-name="P347">2357075.91574672 9319561.96586614,</text:p>
            <text:p text:style-name="P347">2357075.91574672 8326492.09438513))',</text:p>
            <text:p text:style-name="P347"><text:s/><text:tab/>3857)) from patching;</text:p>
          </table:table-cell>
        </table:table-row>
      </table:table>
      <text:p text:style-name="P75"><text:span text:style-name="T172">не работает патамучта в этой рамке ничего нет.</text:span></text:p>
      <text:p text:style-name="P83"/>
      <text:p text:style-name="P84">Вот это</text:p>
      <table:table table:name="Table11" table:style-name="Table11">
        <table:table-column table:style-name="Table11.A"/>
        <table:table-row>
          <table:table-cell table:style-name="Table11.A1" office:value-type="string">
            <text:p text:style-name="P348">select st_intersects(</text:p>
            <text:p text:style-name="P348"><text:tab/>ST_transform(geog::geometry, 3857), </text:p>
            <text:p text:style-name="P348"><text:tab/>ST_GeometryFromText(</text:p>
            <text:p text:style-name="P348">'POLYGON((3907314.1268439 6927697.68990079,3996369.71947852 6927697.68990079,3996369.71947852 7001516.67745022,3907314.1268439 7001516.67745022,3907314.1268439 6927697.68990079))'</text:p>
            <text:p text:style-name="P348"><text:tab/><text:tab/>,3857)</text:p>
            <text:p text:style-name="P348"><text:tab/>)</text:p>
            <text:p text:style-name="P348">from patching;</text:p>
          </table:table-cell>
        </table:table-row>
      </table:table>
      <text:p text:style-name="P84">находит одну запись.</text:p>
      <text:p text:style-name="P76"><text:span text:style-name="T88">Подходящий вариант</text:span><text:span text:style-name="T173"> выборки по экстенту выглядит так</text:span></text:p>
      <table:table table:name="Table12" table:style-name="Table12">
        <table:table-column table:style-name="Table12.A"/>
        <table:table-row>
          <table:table-cell table:style-name="Table12.A1" office:value-type="string">
            <text:p text:style-name="P349">select * from patching where geog::geometry &amp;&amp; </text:p>
            <text:p text:style-name="P349">ST_transform(</text:p>
            <text:p text:style-name="P349"><text:tab/>ST_GeomFromText('POLYGON((3907314.1268439 6927697.68990079,3996369.71947852 6927697.68990079,3996369.71947852 7001516.67745022,3907314.1268439 7001516.67745022,3907314.1268439 6927697.68990079))'</text:p>
            <text:p text:style-name="P349"><text:tab/><text:tab/>, 3857)</text:p>
            <text:p text:style-name="P349"><text:tab/>, st_srid(geog::geometry) );</text:p>
            <text:p text:style-name="P350">-- или, что еще удобнее</text:p>
            <text:p text:style-name="P350">select *, </text:p>
            <text:p text:style-name="P350"><text:tab/>st_astext(st_transform(geog::geometry, 3857)) shape</text:p>
            <text:p text:style-name="P350">from patching where geog::geometry &amp;&amp; </text:p>
            <text:p text:style-name="P350">ST_transform(</text:p>
            <text:p text:style-name="P350"><text:tab/>ST_GeomFromText('POLYGON((3907314.1268439 6927697.68990079,3996369.71947852 6927697.68990079,3996369.71947852 7001516.67745022,3907314.1268439 7001516.67745022,3907314.1268439 6927697.68990079))'</text:p>
            <text:p text:style-name="P350"><text:tab/><text:tab/>, 3857)</text:p>
            <text:p text:style-name="P350"><text:tab/>, st_srid(geog::geometry) );</text:p>
            <text:p text:style-name="P351">-- или еще удобнее</text:p>
            <text:p text:style-name="P351">select *, </text:p>
            <text:p text:style-name="P351"><text:tab/>st_asgeojson(1, st_transform(geog::geometry, 3857)) shape</text:p>
            <text:p text:style-name="P351">from patching where geog::geometry &amp;&amp; </text:p>
            <text:p text:style-name="P351">ST_transform(</text:p>
            <text:p text:style-name="P351"><text:tab/>ST_GeomFromText('POLYGON((3907314.1268439 6927697.68990079,3996369.71947852 6927697.68990079,3996369.71947852 7001516.67745022,3907314.1268439 7001516.67745022,3907314.1268439 6927697.68990079))'</text:p>
            <text:p text:style-name="P351"><text:tab/><text:tab/>, 3857)</text:p>
            <text:p text:style-name="P351"><text:tab/>, st_srid(geog::geometry) );</text:p>
            <text:p text:style-name="P351">-- "{"type":"Point","coordinates":[3980475.9450405277,6976079.2798053334]}"</text:p>
          </table:table-cell>
        </table:table-row>
      </table:table>
      <text:p text:style-name="P85">участвуют: имя таблицы, имя поля геометрии, координаты бокса, SRID бокса.</text:p>
      <text:p text:style-name="P85"/>
      <text:h text:style-name="P434" text:outline-level="2"><text:bookmark-start text:name="__RefHeading__1481_1547780738"/>Сборка<text:bookmark-end text:name="__RefHeading__1481_1547780738"/></text:h>
      <text:p text:style-name="P86">"objectIdFieldName": "objectid",</text:p>
      <text:p text:style-name="P77"><text:span text:style-name="T174"><text:tab/>- из ини файла «oidname = ini.get(lyrid, 'layer.oidfield')»</text:span></text:p>
      <text:p text:style-name="P87">"geometryType": "esriGeometryPoint",</text:p>
      <text:p text:style-name="P78"><text:span text:style-name="T175"><text:tab/>- из первой же записи выборки, поле «</text:span><text:span text:style-name="T11">shape</text:span><text:span text:style-name="T176">»</text:span></text:p>
      <text:p text:style-name="P88"><text:s/>"spatialReference": { "wkid": 102100, "latestWkid": 3857 },</text:p>
      <text:p text:style-name="P79"><text:span text:style-name="T177"><text:tab/></text:span><text:span text:style-name="T12">- </text:span><text:span text:style-name="T178">из параметра «outSR=102100» запроса. 102100 = 3857</text:span></text:p>
      <text:p text:style-name="P89">"fields": [ <text:s text:c="2"/>{ <text:s text:c="3"/>"name": "objectid",</text:p>
      <text:p text:style-name="P89"><text:s text:c="3"/>"alias": "OBJECTID",</text:p>
      <text:p text:style-name="P89"><text:s text:c="3"/>"type": "esriFieldTypeOID" <text:s text:c="2"/>}, ... </text:p>
      <text:p text:style-name="P89"><text:s text:c="2"/>{ <text:s text:c="3"/>"name": "roadcarpet",</text:p>
      <text:p text:style-name="P89"><text:s text:c="3"/>"alias": "ДорожноеПокрытие",</text:p>
      <text:p text:style-name="P89"><text:s text:c="3"/>"type": "esriFieldTypeString",</text:p>
      <text:p text:style-name="P89"><text:s text:c="3"/>"length": 50 <text:s text:c="2"/>}</text:p>
      <text:p text:style-name="P80"><text:span text:style-name="T179"><text:tab/>- из описания курсора «for rec in cur.description:»</text:span></text:p>
      <text:p text:style-name="P90">"features": [ <text:s text:c="2"/>{ <text:s text:c="3"/>"geometry": {</text:p>
      <text:p text:style-name="P90"><text:s text:c="4"/>"x": 4063124.1631132811,</text:p>
      <text:p text:style-name="P90"><text:s text:c="4"/>"y": 6960922.3034631759 <text:s text:c="3"/>},</text:p>
      <text:p text:style-name="P90"><text:s text:c="3"/>"attributes": { <text:s text:c="4"/>"objectid": 1, <text:s text:c="4"/>"ptchlenght": 3, <text:s text:c="4"/>"pthcdeptht": 5, <text:s text:c="4"/>"descr": null,</text:p>
      <text:p text:style-name="P90"><text:s text:c="4"/>"regdaterecord": "2012.07.23", <text:s text:c="4"/>"regdaterepair": null, <text:s text:c="4"/>"roadcarpet": "Асфальт" <text:s text:c="2"/>}</text:p>
      <text:p text:style-name="P90"><text:s text:c="2"/>},</text:p>
      <text:p text:style-name="P91">- из результатов запроса.</text:p>
      <text:p text:style-name="P91"/>
      <text:p text:style-name="P19">сделано 2013-04-08</text:p>
      <text:p text:style-name="P93"/>
      <text:h text:style-name="P417" text:outline-level="1"><text:bookmark-start text:name="__RefHeading__1685_230334604"/>Модель<text:bookmark-end text:name="__RefHeading__1685_230334604"/></text:h>
      <text:p text:style-name="P92"><text:span text:style-name="T180">Процедурный вариант в стиле </text:span><text:span text:style-name="T13">Proof of Concept </text:span><text:span text:style-name="T180">нынче работает.</text:span></text:p>
      <text:p text:style-name="P92"><text:span text:style-name="T180">Теперь надо поработать над </text:span><text:span text:style-name="T13">make it right —</text:span><text:span text:style-name="T180"> выписать модель и вынести туда всю работу с данными, чтобы модель слоя не зависела от обвязок типа контроллера и представлений.</text:span></text:p>
      <text:p text:style-name="P94"/>
      <text:p text:style-name="P97">Пока неясно, где хранить коннект к БД и прочие подобные ресурсы, типа хандлеров на открытые файлы, чтобы не открывать их при каждом запросе.</text:p>
      <text:p text:style-name="P97">Фласк упирает на апп.контекст и упоминает про апп.экстеншнс.</text:p>
      <text:p text:style-name="P97"/>
      <text:p text:style-name="P98"><text:span text:style-name="T89">Сделал первое приближение к созданию правильной модели. 2013-04-16</text:span><text:span text:style-name="T183">.</text:span></text:p>
      <text:p text:style-name="P103"/>
      <text:h text:style-name="P418" text:outline-level="1"><text:bookmark-start text:name="__RefHeading__1734_949037832"/>Где хранить коннект к БД<text:bookmark-end text:name="__RefHeading__1734_949037832"/></text:h>
      <text:p text:style-name="P104">Проработать вопрос с хранением коннекта к БД в течение жизни приложения</text:p>
      <text:p text:style-name="P116">Решение связанное с контекстом</text:p>
      <text:p text:style-name="P116">Psycopg2</text:p>
      <text:p text:style-name="P104"><text:a xlink:type="simple" xlink:href="http://flask.pocoo.org/docs/extensiondev/#the-extension-code"><text:span text:style-name="T185">http://flask.pocoo.org/docs/extensiondev/#the-extension-code</text:span></text:a></text:p>
      <text:p text:style-name="P117">приводит к открытию-закрытию коннекта к БД при каждом запросе.</text:p>
      <text:p text:style-name="P118">Это неправильно.</text:p>
      <text:p text:style-name="P118"/>
      <text:p text:style-name="P119">Написал свой экстеншн, на примере СКЛАлчеми</text:p>
      <text:p text:style-name="P119">c:\d\code\git\mapfeatureserver\wsgi\flask_gs.pyc</text:p>
      <text:p text:style-name="P119">в обьекте экстеншена можно хранить обьект коннекта, ибо не требуется делать отдельный коннект на каждый запрос, даже если каждый запрос в отдельном потоке</text:p>
      <text:p text:style-name="P105"><text:a xlink:type="simple" xlink:href="http://initd.org/psycopg/docs/usage.html#thread-safety"><text:span text:style-name="T186">http://initd.org/psycopg/docs/usage.html#thread-safety</text:span></text:a></text:p>
      <text:p text:style-name="P120">Только неясно, в какой момент коннект умирает.</text:p>
      <text:p text:style-name="P120"/>
      <text:h text:style-name="P419" text:outline-level="1"><text:bookmark-start text:name="__RefHeading__1736_949037832"/>линейный слой в ArcGIS<text:bookmark-end text:name="__RefHeading__1736_949037832"/></text:h>
      <text:p text:style-name="P108">Реализовать линейный слой на основе данных «сейсмопрофили».</text:p>
      <text:p text:style-name="P125"/>
      <text:p text:style-name="P20">Загрузить данные в SDE и сделать образец — слой Featureserver в ArcGIS.</text:p>
      <text:p text:style-name="P109"><text:span text:style-name="T187">Арккаталогом скопировал данные из </text:span><text:a xlink:type="simple" xlink:href="file://sqz2/vshare/_td/mapfeatureserver/seismo.gdb/"><text:span text:style-name="T187">\\sqz2\vshare\_td\mapfeatureserver\seismo.gdb\</text:span></text:a></text:p>
      <text:p text:style-name="P109"><text:span text:style-name="T187">в PostGIS SDE. Добавил слой в MXD </text:span><text:a xlink:type="simple" xlink:href="file://vags101/c$/t/PATHING1011.mxd"><text:span text:style-name="T187">\\vags101\c$\t\PATHING1011.mxd</text:span></text:a></text:p>
      <text:p text:style-name="P126">и опубликовал MXD</text:p>
      <text:p text:style-name="P110"><text:a xlink:type="simple" xlink:href="http://vags101.algis.com/arcgis/rest/services/seisprofiles/FeatureServer/1"><text:span text:style-name="T188">http://vags101.algis.com/arcgis/rest/services/seisprofiles/FeatureServer/1</text:span></text:a></text:p>
      <text:p text:style-name="P126"/>
      <text:p text:style-name="P20">По образцу реализовать линейный слой МФС.</text:p>
      <text:p text:style-name="P127">загрузить шейп в БД</text:p>
      <text:p text:style-name="P127"/>
      <text:p text:style-name="P354">set path=%path%;c:\Program Files\PostgreSQL\9.0\bin</text:p>
      <text:p text:style-name="P354">pushd c:\t\seisprof.shp</text:p>
      <text:p text:style-name="P353"><text:span text:style-name="T15">rem </text:span><text:span text:style-name="T189">shp2pgsql.exe -c </text:span><text:span text:style-name="T16">-D</text:span><text:span text:style-name="T189"> -I -s 4326 -W cp1251 seisprof.shp mfsdata.seisprof &gt; seisprof.dump.sql</text:span></text:p>
      <text:p text:style-name="P334">shp2pgsql.exe -d -I -s 4326 -W cp1251 seisprof.shp mfsdata.seisprof &gt; seisprof.dump.sql</text:p>
      <text:p text:style-name="P356"><text:s/>(-d|a|c|p) These are mutually exclusive options:</text:p>
      <text:p text:style-name="P356"><text:s text:c="5"/>-d <text:s/>Drops the table, then recreates it and populates</text:p>
      <text:p text:style-name="P356"><text:s text:c="9"/>it with current shape file data.</text:p>
      <text:p text:style-name="P358"><text:s text:c="5"/>-c <text:s/>Creates a new table and populates it, this is the</text:p>
      <text:p text:style-name="P358"><text:s text:c="9"/>default if you do not specify any options.</text:p>
      <text:p text:style-name="P358"><text:s text:c="2"/>-I <text:s/>Create a spatial index on the geocolumn.</text:p>
      <text:p text:style-name="P358"><text:s text:c="2"/>-G <text:s/>Use geography type (requires lon/lat data or -r to reproject).</text:p>
      <text:p text:style-name="P358"><text:s text:c="2"/>-W &lt;encoding&gt; Specify the character encoding of Shape's</text:p>
      <text:p text:style-name="P358"><text:s text:c="6"/>attribute column. (default: "UTF-8")</text:p>
      <text:p text:style-name="P360"><text:s text:c="2"/>-D <text:s/>Use postgresql dump format (defaults to SQL insert statements).</text:p>
      <text:p text:style-name="P360"/>
      <text:p text:style-name="P353"><text:span text:style-name="T15">rem </text:span><text:span text:style-name="T189">psql -f seisprof.dump.sql -e postgisdb mfs</text:span></text:p>
      <text:p text:style-name="P334">psql -f seisprof.dump.sql postgisdb mfs</text:p>
      <text:p text:style-name="P362"><text:s text:c="2"/>-e</text:p>
      <text:p text:style-name="P362"><text:s text:c="2"/>--echo-queries <text:s text:c="3"/>Copy all SQL commands sent to the server to standard output as well. This is equivalent to setting the variable ECHO to queries.</text:p>
      <text:p text:style-name="P129">Использовать формат дампа не получилось, где-то экспортер не смог экранировать перевод строки</text:p>
      <text:p text:style-name="P129">«psql:seisprof.dump.sql:23678: ERROR: <text:s/>literal newline found in data»</text:p>
      <text:p text:style-name="P129"/>
      <text:p text:style-name="P170">Сильно урезанный дамп таблицы сохранил в</text:p>
      <text:p text:style-name="P170">c:\d\code\git\mapfeatureserver\test\seisprof.dump.sql</text:p>
      <text:p text:style-name="P170"/>
      <text:p text:style-name="P130">Внес правки в c:\d\code\git\mapfeatureserver\config\layer.1.config.json</text:p>
      <text:p text:style-name="P111"><text:span text:style-name="T190">изначально скопированный из </text:span><text:a xlink:type="simple" xlink:href="http://vags101.algis.com/arcgis/rest/services/seisprofiles/FeatureServer/1?f=pjson"><text:span text:style-name="T190">http://vags101.algis.com/arcgis/rest/services/seisprofiles/FeatureServer/1?f=pjson</text:span></text:a></text:p>
      <text:p text:style-name="P130">Поправил c:\d\code\git\mapfeatureserver\config\layers.config.ini</text:p>
      <text:p text:style-name="P130"/>
      <text:p text:style-name="P112"><text:span text:style-name="T90">отладить запросы выдаваемые страницей </text:span><text:a xlink:type="simple" xlink:href="http://vdesk.algis.com:5000/"><text:span text:style-name="T90">http://vdesk.algis.com:5000/</text:span></text:a></text:p>
      <text:p text:style-name="P131">и проверить, какие запросы-ответы фигурируют в Картобонусе.</text:p>
      <text:p text:style-name="P132">Образец, снятый с оригинального сервиса</text:p>
      <text:p text:style-name="P132">c:\d\code\git\mapfeatureserver\t\seisprof.req.txt</text:p>
      <text:p text:style-name="P135"><text:span text:style-name="T91">реализовать </text:span><text:span text:style-name="T77">варианты</text:span>:</text:p>
      <text:p text:style-name="Standard"><text:tab/>нет записей, записей более 1000, записей менее 1000.</text:p>
      <text:p text:style-name="P141"/>
      <text:p text:style-name="P21">сделано 2013-04-29</text:p>
      <text:h text:style-name="P420" text:outline-level="1"><text:bookmark-start text:name="__RefHeading__2588_490935234"/>полигональный слой<text:bookmark-end text:name="__RefHeading__2588_490935234"/></text:h>
      <text:p text:style-name="P148"><text:span text:style-name="T92">создал Featureserver в ArcGIS</text:span><text:span text:style-name="T193">, опубликовав MXD со слоем скопированным из</text:span></text:p>
      <text:p text:style-name="P148"><text:a xlink:type="simple" xlink:href="file://orel2/mxd/four/Air_area_RF.gdb/XX_RESTRICTZONE_A"><text:span text:style-name="T193">\\orel2\mxd\four\Air_area_RF.gdb\XX_RESTRICTZONE_A</text:span></text:a></text:p>
      <text:p text:style-name="P155">предварительно скопировал арккаталогом фичакласс в PostGIS SDE.</text:p>
      <text:p text:style-name="P148"><text:span text:style-name="T195">Получилось</text:span></text:p>
      <text:p text:style-name="P149"><text:a xlink:type="simple" xlink:href="http://vags101.algis.com/arcgis/rest/services/flyzone/FeatureServer/2?f=pjson"><text:span text:style-name="T194">http://vags101.algis.com/arcgis/rest/services/flyzone/FeatureServer/2?f=pjson</text:span></text:a></text:p>
      <text:p text:style-name="P149"><text:a xlink:type="simple" xlink:href="http://vags101.algis.com/arcgis/rest/services/flyzone/MapServer/2"><text:span text:style-name="T194">http://vags101.algis.com/arcgis/rest/services/flyzone/MapServer/2</text:span></text:a></text:p>
      <text:p text:style-name="P156"/>
      <text:p text:style-name="P150"><text:span text:style-name="T93">экспорт фичакласса в шейп, затем в PostGIS</text:span><text:span text:style-name="T196">.</text:span></text:p>
      <text:p text:style-name="P157">ArcCatalog-ом экспортировал в шейп из GDB фичекласс </text:p>
      <text:p text:style-name="P153"><text:a xlink:type="simple" xlink:href="file://orel2/mxd/four/Air_area_RF.gdb/XX_RESTRICTZONE_A"><text:span text:style-name="T193">\\orel2\mxd\four\Air_area_RF.gdb\XX_RESTRICTZONE_A</text:span></text:a></text:p>
      <text:p text:style-name="P128">загрузить шейп в БД</text:p>
      <text:p text:style-name="P355">set path=%path%;c:\Program Files\PostgreSQL\9.0\bin</text:p>
      <text:p text:style-name="P355">pushd c:\t\<text:span text:style-name="T20">fz</text:span></text:p>
      <text:p text:style-name="P368"><text:span text:style-name="T95">shp2pgsql.exe -d -I -s 4326 -W cp1251 </text:span><text:span text:style-name="T21">flyzone</text:span><text:span text:style-name="T95">.shp mfsdata.</text:span><text:span text:style-name="T21">flyzone </text:span><text:span text:style-name="T95">&gt; </text:span><text:span text:style-name="T21">flyzone</text:span><text:span text:style-name="T95">.dump.sql</text:span></text:p>
      <text:p text:style-name="P357"><text:s/>(-d|a|c|p) These are mutually exclusive options:</text:p>
      <text:p text:style-name="P357"><text:s text:c="5"/>-d <text:s/>Drops the table, then recreates it and populates</text:p>
      <text:p text:style-name="P357"><text:s text:c="9"/>it with current shape file data.</text:p>
      <text:p text:style-name="P359"><text:s text:c="2"/>-I <text:s/>Create a spatial index on the geocolumn.</text:p>
      <text:p text:style-name="P359"><text:s text:c="2"/>-W &lt;encoding&gt; Specify the character encoding of Shape's</text:p>
      <text:p text:style-name="P359"><text:s text:c="6"/>attribute column. (default: "UTF-8")</text:p>
      <text:p text:style-name="P361"/>
      <text:p text:style-name="P368"><text:span text:style-name="T95">psql -f </text:span><text:span text:style-name="T21">flyzone</text:span><text:span text:style-name="T95">.dump.sql postgisdb mfs</text:span></text:p>
      <text:p text:style-name="P154"><text:span text:style-name="T199">получилась таблица </text:span><text:span text:style-name="T26">mfsdata.flyzone </text:span><text:span text:style-name="T27">c:\d\code\git\mapfeatureserver\test\flyzone.dump.sql</text:span></text:p>
      <text:p text:style-name="P158"/>
      <text:p text:style-name="P22"><text:span text:style-name="T197">добавить слой в </text:span><text:span text:style-name="T19">MFS </text:span><text:span text:style-name="T197">правкой конфигов</text:span></text:p>
      <text:p text:style-name="P151"><text:span text:style-name="T197">Внести правки в c:\d\code\git\mapfeatureserver\config\layer.2.config.json</text:span></text:p>
      <text:p text:style-name="P159">изначально скопированный из http://vags101.algis.com/arcgis/rest/services/seisprofiles/FeatureServer/2?f=pjson</text:p>
      <text:p text:style-name="P151"><text:span text:style-name="T197">Поправить c:\d\code\git\mapfeatureserver\config\layers.config.ini</text:span></text:p>
      <text:p text:style-name="P159"/>
      <text:p text:style-name="P152"><text:span text:style-name="T94">отладить запросы</text:span><text:span text:style-name="T198"> выдаваемые страницей </text:span><text:a xlink:type="simple" xlink:href="http://vdesk.algis.com:5000/"><text:span text:style-name="T198">http://vdesk.algis.com:5000/</text:span></text:a></text:p>
      <text:p text:style-name="P160">сверяясь с Картобонусом</text:p>
      <text:p text:style-name="P162"/>
      <text:p text:style-name="P23">написать тесты</text:p>
      <text:p text:style-name="P171">тесты по минимуму.</text:p>
      <text:p text:style-name="P24">сделано 2013-05-20</text:p>
      <text:p text:style-name="P171"/>
      <text:p text:style-name="P164"/>
      <text:h text:style-name="P421" text:outline-level="1"><text:bookmark-start text:name="__RefHeading__3371_541192598"/>Выборка мультиполигоном<text:bookmark-end text:name="__RefHeading__3371_541192598"/></text:h>
      <text:p text:style-name="P202">оказывается, при зуме и пане слоя выборка ограничивается не всегда боксом. Бывает и такое</text:p>
      <text:p text:style-name="P123"><text:a xlink:type="simple" xlink:href="http://vdesk.algis.com:5000/3/query?returnGeometry=true&amp;geometryType=esriGeometryPolygon&amp;geometry=%7B%22spatialReference%22%3A%7B%22wkid%22%3A102100%7D%2C%22rings%22%3A%5B%5B%5B-3580921.90110393%2C-273950.309374072%5D%2C%5B-3580921.90110393%2C15615167.6343221%5D%2C%5B20037508.3427892%2C15615167.6343221%5D%2C%5B20037508.3427892%2C-273950.309374072%5D%2C%5B-3580921.90110393%2C-273950.309374072%5D%5D%2C%5B%5B-20037508.3427892%2C-273950.309374072%5D%2C%5B-20037508.3427892%2C15615167.6343221%5D%2C%5B-18609053.1581958%2C15615167.6343221%5D%2C%5B-18609053.1581958%2C-273950.309374072%5D%2C%5B-20037508.3427892%2C-273950.309374072%5D%5D%5D%7D&amp;inSR=102100&amp;spatialRel=esriSpatialRelIntersects&amp;outSR=102100&amp;outFields=*&amp;f=json&amp;_ts=635056144548740692&amp;"><text:span text:style-name="T224">http://vdesk.algis.com:5000/3/query?returnGeometry=true&amp;geometryType=esriGeometryPolygon&amp;geometry=%7b%22spatialReference%22%3a%7b%22wkid%22%3a102100%7d%2c%22rings%22%3a%5b%5b%5b-3580921.90110393%2c-273950.309374072%5d%2c%5b-3580921.90110393%2c15615167.6343221%5d%2c%5b20037508.3427892%2c15615167.6343221%5d%2c%5b20037508.3427892%2c-273950.309374072%5d%2c%5b-3580921.90110393%2c-273950.309374072%5d%5d%2c%5b</text:span></text:a><text:a xlink:type="simple" xlink:href="http://vdesk.algis.com:5000/3/query?returnGeometry=true&amp;geometryType=esriGeometryPolygon&amp;geometry=%7B%22spatialReference%22%3A%7B%22wkid%22%3A102100%7D%2C%22rings%22%3A%5B%5B%5B-3580921.90110393%2C-273950.309374072%5D%2C%5B-3580921.90110393%2C15615167.6343221%5D%2C%5B20037508.3427892%2C15615167.6343221%5D%2C%5B20037508.3427892%2C-273950.309374072%5D%2C%5B-3580921.90110393%2C-273950.309374072%5D%5D%2C%5B%5B-20037508.3427892%2C-273950.309374072%5D%2C%5B-20037508.3427892%2C15615167.6343221%5D%2C%5B-18609053.1581958%2C15615167.6343221%5D%2C%5B-18609053.1581958%2C-273950.309374072%5D%2C%5B-20037508.3427892%2C-273950.309374072%5D%5D%5D%7D&amp;inSR=102100&amp;spatialRel=esriSpatialRelIntersects&amp;outSR=102100&amp;outFields=*&amp;f=json&amp;_ts=635056144548740692&amp;"><text:span text:style-name="T224">%5b-20037508.3427892%2c-273950.309374072%5d%2c%5b-</text:span></text:a><text:a xlink:type="simple" xlink:href="http://vdesk.algis.com:5000/3/query?returnGeometry=true&amp;geometryType=esriGeometryPolygon&amp;geometry=%7B%22spatialReference%22%3A%7B%22wkid%22%3A102100%7D%2C%22rings%22%3A%5B%5B%5B-3580921.90110393%2C-273950.309374072%5D%2C%5B-3580921.90110393%2C15615167.6343221%5D%2C%5B20037508.3427892%2C15615167.6343221%5D%2C%5B20037508.3427892%2C-273950.309374072%5D%2C%5B-3580921.90110393%2C-273950.309374072%5D%5D%2C%5B%5B-20037508.3427892%2C-273950.309374072%5D%2C%5B-20037508.3427892%2C15615167.6343221%5D%2C%5B-18609053.1581958%2C15615167.6343221%5D%2C%5B-18609053.1581958%2C-273950.309374072%5D%2C%5B-20037508.3427892%2C-273950.309374072%5D%5D%5D%7D&amp;inSR=102100&amp;spatialRel=esriSpatialRelIntersects&amp;outSR=102100&amp;outFields=*&amp;f=json&amp;_ts=635056144548740692&amp;"><text:span text:style-name="T224">20037508.3427892%2c15615167.6343221%5d%2c%5b-18609053.1581958%2c15615167.6343221%5d%2c%5b-18609053.1581958%2c-</text:span></text:a><text:a xlink:type="simple" xlink:href="http://vdesk.algis.com:5000/3/query?returnGeometry=true&amp;geometryType=esriGeometryPolygon&amp;geometry=%7B%22spatialReference%22%3A%7B%22wkid%22%3A102100%7D%2C%22rings%22%3A%5B%5B%5B-3580921.90110393%2C-273950.309374072%5D%2C%5B-3580921.90110393%2C15615167.6343221%5D%2C%5B20037508.3427892%2C15615167.6343221%5D%2C%5B20037508.3427892%2C-273950.309374072%5D%2C%5B-3580921.90110393%2C-273950.309374072%5D%5D%2C%5B%5B-20037508.3427892%2C-273950.309374072%5D%2C%5B-20037508.3427892%2C15615167.6343221%5D%2C%5B-18609053.1581958%2C15615167.6343221%5D%2C%5B-18609053.1581958%2C-273950.309374072%5D%2C%5B-20037508.3427892%2C-273950.309374072%5D%5D%5D%7D&amp;inSR=102100&amp;spatialRel=esriSpatialRelIntersects&amp;outSR=102100&amp;outFields=*&amp;f=json&amp;_ts=635056144548740692&amp;"><text:span text:style-name="T224">273950.309374072%5d%2c%5b-20037508.3427892%2c-273950.309374072%5d%5d%5d%7d&amp;inSR=102100&amp;spatialRel=esriSpatialRelIntersects&amp;outSR=102100&amp;outFields=*&amp;f=json&amp;_ts=635056144548740692&amp;</text:span></text:a></text:p>
      <text:p text:style-name="P203"/>
      <text:p text:style-name="P204">в раскодированном виде это выглядит так:</text:p>
      <table:table table:name="Table16" table:style-name="Table16">
        <table:table-column table:style-name="Table16.A"/>
        <table:table-row>
          <table:table-cell table:style-name="Table16.A1" office:value-type="string">
            <text:p text:style-name="P378">http://vdesk.algis.com:5000/3/query</text:p>
            <text:p text:style-name="P378"><text:s text:c="4"/>?returnGeometry=true</text:p>
            <text:p text:style-name="P378"><text:s text:c="4"/>&amp;geometryType=esriGeometryPolygon</text:p>
            <text:p text:style-name="P378"><text:s text:c="4"/>&amp;geometry={</text:p>
            <text:p text:style-name="P378"><text:s text:c="8"/>"spatialReference":{"wkid":102100},</text:p>
            <text:p text:style-name="P378"><text:s text:c="8"/>"rings":[</text:p>
            <text:p text:style-name="P378"><text:s text:c="12"/>[</text:p>
            <text:p text:style-name="P378"><text:s text:c="16"/>[-3580921.90110393,-273950.309374072],</text:p>
            <text:p text:style-name="P378"><text:s text:c="16"/>[-3580921.90110393,15615167.6343221],</text:p>
            <text:p text:style-name="P378"><text:s text:c="16"/>[20037508.3427892,15615167.6343221],</text:p>
            <text:p text:style-name="P378"><text:s text:c="16"/>[20037508.3427892,-273950.309374072],</text:p>
            <text:p text:style-name="P378"><text:s text:c="16"/>[-3580921.90110393,-273950.309374072]</text:p>
            <text:p text:style-name="P378"><text:s text:c="12"/>],[</text:p>
            <text:p text:style-name="P378"><text:s text:c="16"/>[-20037508.3427892,-273950.309374072],</text:p>
            <text:p text:style-name="P378"><text:s text:c="16"/>[-20037508.3427892,15615167.6343221],</text:p>
            <text:p text:style-name="P378"><text:s text:c="16"/>[-18609053.1581958,15615167.6343221],</text:p>
            <text:p text:style-name="P378"><text:s text:c="16"/>[-18609053.1581958,-273950.309374072],</text:p>
            <text:p text:style-name="P378"><text:s text:c="16"/>[-20037508.3427892,-273950.309374072]</text:p>
            <text:p text:style-name="P378"><text:s text:c="12"/>]</text:p>
            <text:p text:style-name="P378"><text:s text:c="8"/>]</text:p>
            <text:p text:style-name="P378"><text:s text:c="4"/>}</text:p>
            <text:p text:style-name="P378"><text:s text:c="4"/>&amp;inSR=102100</text:p>
            <text:p text:style-name="P378"><text:s text:c="4"/>&amp;spatialRel=esriSpatialRelIntersects</text:p>
            <text:p text:style-name="P378"><text:s text:c="4"/>&amp;outSR=102100</text:p>
            <text:p text:style-name="P378"><text:s text:c="4"/>&amp;outFields=*</text:p>
            <text:p text:style-name="P378"><text:s text:c="4"/>&amp;f=json</text:p>
          </table:table-cell>
        </table:table-row>
      </table:table>
      <text:p text:style-name="P202">и это на данном этапе разработки никак не учтено.</text:p>
      <text:p text:style-name="P202"/>
      <text:p text:style-name="P123"><text:span text:style-name="T223">Функция ST_GeomFromText принимает такое представление этого мультиполигона</text:span></text:p>
      <table:table table:name="Table17" table:style-name="Table17">
        <table:table-column table:style-name="Table17.A"/>
        <table:table-row>
          <table:table-cell table:style-name="Table17.A1" office:value-type="string">
            <text:p text:style-name="P379">MULTIPOLYGON(</text:p>
            <text:p text:style-name="P379"><text:s text:c="4"/>((</text:p>
            <text:p text:style-name="P379"><text:s text:c="8"/>-3580921.90110393 -273950.309374072,</text:p>
            <text:p text:style-name="P379"><text:s text:c="8"/>-3580921.90110393 15615167.6343221,</text:p>
            <text:p text:style-name="P379"><text:s text:c="8"/>20037508.3427892 15615167.6343221,</text:p>
            <text:p text:style-name="P379"><text:s text:c="8"/>20037508.3427892 -273950.309374072,</text:p>
            <text:p text:style-name="P379"><text:s text:c="8"/>-3580921.90110393 -273950.309374072</text:p>
            <text:p text:style-name="P379"><text:s text:c="4"/>)),((</text:p>
            <text:p text:style-name="P379"><text:s text:c="8"/>-20037508.3427892 -273950.309374072,</text:p>
            <text:p text:style-name="P379"><text:s text:c="8"/>-20037508.3427892 15615167.6343221,</text:p>
            <text:p text:style-name="P379"><text:s text:c="8"/>-18609053.1581958 15615167.6343221,</text:p>
            <text:p text:style-name="P379"><text:s text:c="8"/>-18609053.1581958 -273950.309374072,</text:p>
            <text:p text:style-name="P379"><text:s text:c="8"/>-20037508.3427892 -273950.309374072</text:p>
            <text:p text:style-name="P379"><text:s text:c="4"/>))</text:p>
            <text:p text:style-name="P379">)</text:p>
          </table:table-cell>
        </table:table-row>
      </table:table>
      <text:p text:style-name="P205">следовательно, дело за малым: разобрать исходные данные на контуры, вывести эти контуры в обрамлении двойных круглых скобок через запятую. Пары координат разбить запятой, координаты внутри пары отделить пробелом.</text:p>
      <text:p text:style-name="P205"/>
      <text:p text:style-name="P206"><text:span text:style-name="T97">сделано 2013-06-06</text:span><text:span text:style-name="T225">. </text:span></text:p>
      <text:p text:style-name="P205"/>
      <text:h text:style-name="P422" text:outline-level="1"><text:bookmark-start text:name="__RefHeading__3529_2108749631"/>Сервис «каталога»<text:bookmark-end text:name="__RefHeading__3529_2108749631"/></text:h>
      <text:p text:style-name="P207">при добавлении слоя через встроенный виджет «браузинга слоев» получаются такие запросы:</text:p>
      <table:table table:name="Table18" table:style-name="Table18">
        <table:table-column table:style-name="Table18.A"/>
        <table:table-row>
          <table:table-cell table:style-name="Table18.A1" office:value-type="string">
            <text:p text:style-name="P208"><text:a xlink:type="simple" xlink:href="http://vags101.algis.com/arcgis/rest/services/flyzone/FeatureServer?f=pjson">http://vags101.algis.com/arcgis/rest/services/flyzone/FeatureServer?f=pjson</text:a> </text:p>
            <text:p text:style-name="P208"/>
            <text:p text:style-name="P208"><text:a xlink:type="simple" xlink:href="http://vags101.algis.com/arcgis/rest/services/flyzone/FeatureServer/0?f=pjson">http://vags101.algis.com/arcgis/rest/services/flyzone/FeatureServer/0?f=pjson</text:a> </text:p>
            <text:p text:style-name="P208"/>
            <text:p text:style-name="P124"><text:a xlink:type="simple" xlink:href="http://vags101.algis.com/arcgis/rest/services/flyzone/FeatureServer/0/query?returnGeometry=true≥ometryType=esriGeometryEnvelope≥ometry=%7B%22xmin%22%3A-7182265.21424325%2C%22ymin%22%3A-1567516.84684806%2C%22xmax%22%3A17864620.2142433%2C%22ymax%22%3A14321601.0968481%2C%22spatialReference%22%3A%7B%22wkid%22%3A102100%7D%7D&amp;inSR=102100&amp;spatialRel=esriSpatialRelIntersects&amp;outSR=102100&amp;outFields=*&amp;f=pjson">http://vags101.algis.com/arcgis/rest/services/flyzone/FeatureServer/0/query?returnGeometry=true&amp;geometryType=esriGeometryEnvelope&amp;geometry=%7b%22xmin%22%3a-7182265.21424325%2c%22ymin%22%3a-1567516.84684806%2c%22xmax%22%3a17864620.2142433%2c%22ymax%22%3a14321601.0968481%2c%22spatialReference%22%3a%7b%22wkid%22%3a102100%7d%7d&amp;inSR=102100&amp;spatialRel=esriSpatialRelIntersects&amp;outSR=102100&amp;outFields=*&amp;f=pjson</text:a> </text:p>
            <text:p text:style-name="P124"/>
            <text:p text:style-name="P124"><text:a xlink:type="simple" xlink:href="http://vags101.algis.com/arcgis/rest/services/flyzone/FeatureServer/0/query?returnGeometry=true≥ometryType=esriGeometryEnvelope≥ometry=%7B%22xmin%22%3A-7182265.21424325%2C%22ymin%22%3A-1567516.84684806%2C%22xmax%22%3A17864620.2142432%2C%22ymax%22%3A14321601.0968481%2C%22spatialReference%22%3A%7B%22wkid%22%3A102100%7D%7D&amp;inSR=102100&amp;spatialRel=esriSpatialRelIntersects&amp;where=objectid+NOT+IN+(1%2C2%2C3%2C4%2C5%2C6%2C811%2C812%2C813%2C1211%2C1212)&amp;outSR=102100&amp;outFields=*&amp;f=pjson">http://vags101.algis.com/arcgis/rest/services/flyzone/FeatureServer/0/query?returnGeometry=true&amp;geometryType=esriGeometryEnvelope&amp;geometry=%7b%22xmin%22%3a-7182265.21424325%2c%22ymin%22%3a-1567516.84684806%2c%22xmax%22%3a17864620.2142432%2c%22ymax%22%3a14321601.0968481%2c%22spatialReference%22%3a%7b%22wkid%22%3a102100%7d%7d&amp;inSR=102100&amp;spatialRel=esriSpatialRelIntersects&amp;</text:a><text:a xlink:type="simple" xlink:href="http://vags101.algis.com/arcgis/rest/services/flyzone/FeatureServer/0/query?returnGeometry=true≥ometryType=esriGeometryEnvelope≥ometry=%7B%22xmin%22%3A-7182265.21424325%2C%22ymin%22%3A-1567516.84684806%2C%22xmax%22%3A17864620.2142432%2C%22ymax%22%3A14321601.0968481%2C%22spatialReference%22%3A%7B%22wkid%22%3A102100%7D%7D&amp;inSR=102100&amp;spatialRel=esriSpatialRelIntersects&amp;where=objectid+NOT+IN+(1%2C2%2C3%2C4%2C5%2C6%2C811%2C812%2C813%2C1211%2C1212)&amp;outSR=102100&amp;outFields=*&amp;f=pjson"><text:span text:style-name="T77">where=</text:span></text:a><text:a xlink:type="simple" xlink:href="http://vags101.algis.com/arcgis/rest/services/flyzone/FeatureServer/0/query?returnGeometry=true≥ometryType=esriGeometryEnvelope≥ometry=%7B%22xmin%22%3A-7182265.21424325%2C%22ymin%22%3A-1567516.84684806%2C%22xmax%22%3A17864620.2142432%2C%22ymax%22%3A14321601.0968481%2C%22spatialReference%22%3A%7B%22wkid%22%3A102100%7D%7D&amp;inSR=102100&amp;spatialRel=esriSpatialRelIntersects&amp;where=objectid+NOT+IN+(1%2C2%2C3%2C4%2C5%2C6%2C811%2C812%2C813%2C1211%2C1212)&amp;outSR=102100&amp;outFields=*&amp;f=pjson">objectid+NOT+IN+(1%2c2%2c3%2c4%2c5%2c6%2c811%2c812%2c813%2c1211%2c1212)&amp;outSR=102100&amp;outFields=*&amp;f=pjson</text:a> </text:p>
          </table:table-cell>
        </table:table-row>
      </table:table>
      <text:p text:style-name="P124"><text:span text:style-name="T226">из них у меня не реализован первый и последний.</text:span></text:p>
      <text:p text:style-name="P209"/>
      <text:p text:style-name="P210">После экспериментов выяснилось, что для работы виджета добавления слоев достаточно таких маршрутов:</text:p>
      <table:table table:name="Table19" table:style-name="Table19">
        <table:table-column table:style-name="Table19.A"/>
        <table:table-row>
          <table:table-cell table:style-name="Table19.A1" office:value-type="string">
            <text:p text:style-name="P438">@APP.route('/services')</text:p>
            <text:p text:style-name="P381">...</text:p>
            <text:p text:style-name="P381">resp = {"currentVersion": '10.11', "folders": [],</text:p>
            <text:p text:style-name="P380"><text:span text:style-name="T227"><text:s text:c="12"/>"services": [{</text:span><text:span text:style-name="T98">"name": "mfs", "type": "FeatureServer"</text:span><text:span text:style-name="T227">}]}</text:span></text:p>
            <text:p text:style-name="P381">...</text:p>
            <text:p text:style-name="P380"><text:span text:style-name="T41">#</text:span><text:span text:style-name="T227">что приводит к следующему</text:span></text:p>
            <text:p text:style-name="P380"><text:span text:style-name="T227">@APP.route('/services/</text:span><text:span text:style-name="T98">mfs/FeatureServer</text:span><text:span text:style-name="T227">')</text:span></text:p>
            <text:p text:style-name="P381"/>
            <text:p text:style-name="P381">@APP.route('/services/mfs/FeatureServer/&lt;int:layerid&gt;')</text:p>
            <text:p text:style-name="P381">@APP.route('/&lt;int:layerid&gt;')</text:p>
            <text:p text:style-name="P381"/>
            <text:p text:style-name="P381">@APP.route('/services/mfs/FeatureServer/&lt;int:layerid&gt;/&lt;operation&gt;')</text:p>
            <text:p text:style-name="P381">@APP.route('/&lt;int:layerid&gt;/&lt;operation&gt;')</text:p>
          </table:table-cell>
        </table:table-row>
      </table:table>
      <text:p text:style-name="P210"/>
      <text:p text:style-name="P211">Вьювер также прощупывает такие урлы</text:p>
      <table:table table:name="Table20" table:style-name="Table20">
        <table:table-column table:style-name="Table20.A"/>
        <table:table-row>
          <table:table-cell table:style-name="Table20.A1" office:value-type="string">
            <text:p text:style-name="P382">"GET /info?f=json&amp; HTTP/1.1" 404 -</text:p>
            <text:p text:style-name="P382">"GET /rest/info?f=json&amp; HTTP/1.1" 404 -</text:p>
            <text:p text:style-name="P382">"GET /arcgis/rest/info?f=json&amp; HTTP/1.1" 404 -</text:p>
          </table:table-cell>
        </table:table-row>
      </table:table>
      <text:p text:style-name="P211">в поисках информации.</text:p>
      <text:p text:style-name="P211"/>
      <text:p text:style-name="P213">реализация и тесты</text:p>
      <text:p text:style-name="P212"><text:span text:style-name="T230">сделано </text:span><text:span text:style-name="T99">2013-06-14</text:span></text:p>
      <text:p text:style-name="P213"/>
      <text:h text:style-name="P423" text:outline-level="1"><text:bookmark-start text:name="__RefHeading__3495_1247366585"/>POST query<text:bookmark-end text:name="__RefHeading__3495_1247366585"/></text:h>
      <text:p text:style-name="P178">при прощелкивании свойств слоя в Картобонусе появляется такой <text:span text:style-name="T23">POST</text:span> запрос:</text:p>
      <text:p text:style-name="P383">returnGeometry:true</text:p>
      <text:p text:style-name="P383">geometryType:esriGeometryEnvelope</text:p>
      <text:p text:style-name="P384"><text:span text:style-name="T228">geometry:{"xmin":-7416226.23234093,"ymin":-1565430.33928041,"xmax":17630659.1961456,"ymax":14323687.6044157,"spatialReference":{"wkid":102100}}</text:span></text:p>
      <text:p text:style-name="P383">inSR:102100</text:p>
      <text:p text:style-name="P383">spatialRel:esriSpatialRelIntersects</text:p>
      <text:p text:style-name="P383">where:gid NOT IN (85,86,87,88,111,115,120,12,40,41,71,72,73,74,75,76,77,78,79,80,81,82,83,84,89,90,91,92,93,94,95,96,97,98,99,100,101,102,103,105,106,107,108,109,110,112,113,114,116,117,119,121,122,123,124,125,126,127,128,129,130,131,132,133,134,135,136,137,138,139,140,141,142,143,144,145,146,147,148,149,150,151,152,153,154,155,156,157,158,159,160,161,162,163,164,165,166,167,168,169,170,171,172,173,174,175,176,177,178,179,180,181,182,183,184,185,186,187,188,189,190,191,192,193,194,195,196,197,198,199,200,201,202,203,204,205,206,207,208,209,210,211,212,213,214,215,216,217,218,219,220,221,222,223,224,225,226,227,228,229,230,231,232,233,234,235,236,237,238,239,240,241,242,243,244,245,246,247,248,249,250,251,252,253,254,255,256,257,258,259,260,261,262,263,264,265,266,267,268,269,270,271,272,273,274,275,276,277,278,279,280,281,282,283,284,285,286,287,288,289,290,291,292,293,294,295,298,299,302,304,305,306,307,308,309,310,311,313,314,315,319,322,324,325,326,327,328,329,330,331,332,333,334,342,343,344,345,346,347,348,349,350,351,352,353,354,355,356,357,358,359,360,361,362,366,367,368,369,370,371,372,373,374,375,376,377,378,379,380,381,382,383,384,386,387,388,390,391,392,393,394,395,400,401,402,403,404,405,406,407,408,409,410)</text:p>
      <text:p text:style-name="P383">outSR:102100</text:p>
      <text:p text:style-name="P383">outFields:*</text:p>
      <text:p text:style-name="P214"><text:span text:style-name="T100">2013-06-20</text:span><text:span text:style-name="T231"> теперь сам запрос проблем не вызывает.</text:span></text:p>
      <text:p text:style-name="P214"><text:span text:style-name="T231">Проблема в не реализованном фильтре для параметра «</text:span><text:span text:style-name="T42">where</text:span><text:span text:style-name="T231">».</text:span></text:p>
      <text:p text:style-name="P215"/>
      <text:h text:style-name="P424" text:outline-level="1"><text:bookmark-start text:name="__RefHeading__3574_494347419"/>Использовать метаданные в выборках<text:bookmark-end text:name="__RefHeading__3574_494347419"/></text:h>
      <text:p text:style-name="P218"><text:span text:style-name="T234">Алиасы полей брать из метаданных. Типы полей — аналогично.</text:span></text:p>
      <text:p text:style-name="P219"><text:span text:style-name="T235">обьект «</text:span><text:span text:style-name="T45">fields</text:span><text:span text:style-name="T235">» в выдаче переделан 2013-06-27.</text:span></text:p>
      <text:p text:style-name="P221"><text:span text:style-name="T236">обьект «features» в выдаче переделан </text:span><text:span text:style-name="T101">2013-07-02</text:span><text:span text:style-name="T237">.</text:span></text:p>
      <text:p text:style-name="P224"/>
      <text:h text:style-name="P425" text:outline-level="1"><text:bookmark-start text:name="__RefHeading__3497_1247366585"/><text:span text:style-name="T232">фильтр </text:span><text:span text:style-name="T43">WHERE</text:span><text:bookmark-end text:name="__RefHeading__3497_1247366585"/></text:h>
      <text:p text:style-name="P220"><text:span text:style-name="T232">допустим, в запросе есть параметр «</text:span><text:span text:style-name="T43">where</text:span><text:span text:style-name="T232">»</text:span></text:p>
      <text:p text:style-name="P341">where:gid NOT IN (85,86,87,88,111)</text:p>
      <text:p text:style-name="P216">надо, чтобы в результате не было фичей с таким ID.</text:p>
      <text:p text:style-name="P225"><text:span text:style-name="T102">Сделано 2013-07-11</text:span><text:span text:style-name="T240">.</text:span></text:p>
      <text:p text:style-name="P226"/>
      <text:h text:style-name="P426" text:outline-level="1"><text:bookmark-start text:name="__RefHeading__3658_1133473202"/>выборка без геометрии<text:bookmark-end text:name="__RefHeading__3658_1133473202"/></text:h>
      <text:p text:style-name="P229">параметры такого запроса выглядят так</text:p>
      <text:p text:style-name="P388">f<text:tab/>json</text:p>
      <text:p text:style-name="P388">outFields<text:tab/>gid,ptchlenght,pthcdeptht,descr,regdaterec,regdaterep,roadcarpet,testtimestamp</text:p>
      <text:p text:style-name="P388">returnGeometry<text:tab/>false</text:p>
      <text:p text:style-name="P388">spatialRel<text:tab/>esriSpatialRelIntersects</text:p>
      <text:p text:style-name="P388">where<text:tab/>1=1</text:p>
      <text:p text:style-name="P228"><text:span text:style-name="T242">что позволяет сделать вывод: если в запросе нет параметра «geometry», то выборка строится на основе параметра «</text:span><text:span text:style-name="T47">where</text:span><text:span text:style-name="T242">». Из переданных параметров значение имеют «</text:span><text:span text:style-name="T48">returnGeometry</text:span><text:span text:style-name="T243">» и «</text:span><text:span text:style-name="T48">outFields</text:span><text:span text:style-name="T243">».</text:span></text:p>
      <text:p text:style-name="P229"/>
      <text:p text:style-name="P386"><text:a xlink:type="simple" xlink:href="http://vdesk.algis.com:5000/2/query?returnGeometry=false&amp;spatialRel=esriSpatialRelIntersects&amp;where=1%3D1&amp;outFields=gid%2Crecid%2Cgroupcode%2Cnum%2Cboundaryve%2Cschedule%2Cowner%2Cowneradres%2Cairac%2Careasize%2Cboundary%2Cdescr%2Csource%2Cshape_leng%2Cshape_area&amp;f=pjson"><text:span text:style-name="T220">http://vdesk.algis.com:5000/2/query?returnGeometry=false&amp;spatialRel=esriSpatialRelIntersects&amp;where=1%3d1&amp;outFields=g</text:span></text:a><text:a xlink:type="simple" xlink:href="http://vdesk.algis.com:5000/2/query?returnGeometry=false&amp;spatialRel=esriSpatialRelIntersects&amp;where=1%3D1&amp;outFields=gid%2Crecid%2Cgroupcode%2Cnum%2Cboundaryve%2Cschedule%2Cowner%2Cowneradres%2Cairac%2Careasize%2Cboundary%2Cdescr%2Csource%2Cshape_leng%2Cshape_area&amp;f=pjson"><text:span text:style-name="T220">id%2crecid%2cgroupcode%2cnum%2cboundaryve%2cschedule%2cowner%2cowneradres%2cairac</text:span></text:a><text:a xlink:type="simple" xlink:href="http://vdesk.algis.com:5000/2/query?returnGeometry=false&amp;spatialRel=esriSpatialRelIntersects&amp;where=1%3D1&amp;outFields=gid%2Crecid%2Cgroupcode%2Cnum%2Cboundaryve%2Cschedule%2Cowner%2Cowneradres%2Cairac%2Careasize%2Cboundary%2Cdescr%2Csource%2Cshape_leng%2Cshape_area&amp;f=pjson"><text:span text:style-name="T220">%2careasize%2cboundary%2cdescr%2csource%2cshape_leng%2cshape_area&amp;f=pjson</text:span></text:a></text:p>
      <text:p text:style-name="P230">или</text:p>
      <text:p text:style-name="P227"><text:a xlink:type="simple" xlink:href="http://vdesk.algis.com:5000/services/mfs/FeatureServer/0/query?returnGeometry=false&amp;spatialRel=esriSpatialRelIntersects&amp;where=1%3D1&amp;outFields=gid%2Cptchlenght%2Cpthcdeptht%2Cdescr%2Cregdaterec%2Cregdaterep%2Croadcarpet%2Ctesttimestamp&amp;f=json&amp;"><text:span text:style-name="T241">http://vdesk.algis.com:5000/services/mfs/FeatureServer/0/query?returnGeometry=false&amp;spatialRel=esriSpatialRelIntersects&amp;where=1%3d1&amp;outFields=gid%2cptchlenght%2cpthcdeptht%2cdescr%2cregdaterec%2cregdaterep%2croadcarpet%2ctesttimestamp&amp;f=json&amp;</text:span></text:a><text:span text:style-name="T241"> </text:span></text:p>
      <text:p text:style-name="P179">порождающи<text:span text:style-name="T229">е</text:span> ошибку извлечения данных.</text:p>
      <text:p text:style-name="P227">в то время как <text:a xlink:type="simple" xlink:href="http://vags101.algis.com/arcgis/rest/services/flyzone/FeatureServer/0/query?returnGeometry=false&amp;spatialRel=esriSpatialRelIntersects&amp;where=1=1&amp;outFields=gid,ptchlenght,pthcdeptht,descr,regdaterec,regdaterep,roadcarpet,testtimestamp&amp;f=pjson&amp;">правильный ответ</text:a> выглядит так</text:p>
      <table:table table:name="Table21" table:style-name="Table21">
        <table:table-column table:style-name="Table21.A"/>
        <table:table-row>
          <table:table-cell table:style-name="Table21.A1" office:value-type="string">
            <text:p text:style-name="P385">{</text:p>
            <text:p text:style-name="P385"><text:s/>"objectIdFieldName": "objectid",</text:p>
            <text:p text:style-name="P385"><text:s/>"globalIdFieldName": "",</text:p>
            <text:p text:style-name="P385"><text:s/>"fields": [</text:p>
            <text:p text:style-name="P385"><text:s text:c="2"/>{</text:p>
            <text:p text:style-name="P385"><text:s text:c="3"/>"name": "recid",</text:p>
            <text:p text:style-name="P385"><text:s text:c="3"/>"alias": "Идент",</text:p>
            <text:p text:style-name="P385"><text:s text:c="3"/>"type": "esriFieldTypeInteger"</text:p>
            <text:p text:style-name="P385"><text:s text:c="2"/>},</text:p>
            <text:p text:style-name="P385">...</text:p>
            <text:p text:style-name="P385"><text:s/>],</text:p>
            <text:p text:style-name="P385"><text:s/>"features": [</text:p>
            <text:p text:style-name="P385"><text:s text:c="2"/>{</text:p>
            <text:p text:style-name="P385"><text:s text:c="3"/>"attributes": {</text:p>
            <text:p text:style-name="P385"><text:s text:c="4"/>"recid": 2,</text:p>
            <text:p text:style-name="P385">...</text:p>
            <text:p text:style-name="P385"><text:s text:c="3"/>}</text:p>
            <text:p text:style-name="P385"><text:s text:c="2"/>}</text:p>
            <text:p text:style-name="P385"><text:s/>]</text:p>
            <text:p text:style-name="P385">}</text:p>
          </table:table-cell>
        </table:table-row>
      </table:table>
      <text:p text:style-name="P1"/>
      <text:p text:style-name="P231">сделано 2013-07-15.</text:p>
      <text:p text:style-name="P231"/>
      <text:h text:style-name="P427" text:outline-level="1"><text:bookmark-start text:name="__RefHeading__4150_1763053317"/>фильтр данных слоя в Картобонусе <text:bookmark-end text:name="__RefHeading__4150_1763053317"/></text:h>
      <text:p text:style-name="Standard">При тестировании проявились странные запросы:</text:p>
      <text:p text:style-name="P231"/>
      <table:table table:name="Table22" table:style-name="Table22">
        <table:table-column table:style-name="Table22.A"/>
        <table:table-row>
          <table:table-cell table:style-name="Table22.A1" office:value-type="string">
            <text:p text:style-name="P387"><text:span text:style-name="T50">OK </text:span><text:a xlink:type="simple" xlink:href="http://vdesk.algis.com:5000/services/mfs/FeatureServer/0/query?returnGeometry=false&amp;spatialRel=esriSpatialRelIntersects&amp;where=testtimestamp+%3D+date+'1977-12-01'&amp;outFields=testtimestamp&amp;f=json&amp;"><text:span text:style-name="T49">http://vdesk.algis.com:5000/services/mfs/FeatureServer/0/query?returnGeometry=false&amp;spatialRel=esriSpatialRelIntersects&amp;where=testtimestamp+%3d+date+'1977-12-01'&amp;outFields=testtimestamp&amp;f=json&amp;</text:span></text:a></text:p>
            <text:p text:style-name="P389"/>
            <text:p text:style-name="P387"><text:span text:style-name="T51">OK </text:span><text:a xlink:type="simple" xlink:href="http://vdesk.algis.com:5000/services/mfs/FeatureServer/0/query?returnGeometry=false&amp;spatialRel=esriSpatialRelIntersects&amp;where=testtimestamp+%3D+'1977-12-01'&amp;outFields=testtimestamp&amp;f=json&amp;"><text:span text:style-name="T49">http://vdesk.algis.com:5000/services/mfs/FeatureServer/0/query?returnGeometry=false&amp;spatialRel=esriSpatialRelIntersects&amp;where=testtimestamp+%3d+'1977-12-01'&amp;outFields=testtimestamp&amp;f=json&amp;</text:span></text:a></text:p>
            <text:p text:style-name="P389"/>
            <text:p text:style-name="P387"><text:span text:style-name="T52">OK </text:span><text:a xlink:type="simple" xlink:href="http://vdesk.algis.com:5000/services/mfs/FeatureServer/0/query?returnGeometry=false&amp;spatialRel=esriSpatialRelIntersects&amp;where=testtimestamp+%3D+'1977-12-01+12%3A00%3A00'&amp;outFields=testtimestamp&amp;f=json&amp;"><text:span text:style-name="T49">http://vdesk.algis.com:5000/services/mfs/FeatureServer/0/query?returnGeometry=false&amp;spatialRel=esriSpatialRelIntersects&amp;where=testtimestamp+%3d+'1977-12-01+12%3a00%3a00'&amp;outFields=testtimestamp&amp;f=json&amp;</text:span></text:a></text:p>
            <text:p text:style-name="P389"/>
            <text:p text:style-name="P387"><text:span text:style-name="T52">OK </text:span><text:a xlink:type="simple" xlink:href="http://vdesk.algis.com:5000/services/mfs/FeatureServer/0/query?returnGeometry=false&amp;spatialRel=esriSpatialRelIntersects&amp;where=testtimestamp+%3D+TO_DATE('1977-12-01+12%3A00%3A00'%2C'YYYY-MM-DD+HH24%3AMI%3ASS')&amp;outFields=testtimestamp&amp;f=json&amp;"><text:span text:style-name="T49">http://vdesk.algis.com:5000/services/mfs/FeatureServer/0/query?returnGeometry=false&amp;spatialRel=esriSpatialRelIntersects&amp;where=testtimestamp+%3d+TO_DATE('1977-12-01+12%3a00%3a00'%2c'YYYY-MM-DD+HH24%3aMI%3aSS')&amp;outFields=testtimestamp&amp;f=json&amp;</text:span></text:a></text:p>
            <text:p text:style-name="P389"/>
            <text:p text:style-name="P387"><text:span text:style-name="T52">OK </text:span><text:a xlink:type="simple" xlink:href="http://vdesk.algis.com:5000/services/mfs/FeatureServer/0/query?returnGeometry=false&amp;spatialRel=esriSpatialRelIntersects&amp;where=testtimestamp+%3D+%2312-01-1977%23&amp;outFields=testtimestamp&amp;f=json&amp;"><text:span text:style-name="T49">http://vdesk.algis.com:5000/services/mfs/FeatureServer/0/query?returnGeometry=false&amp;spatialRel=esriSpatialRelIntersects&amp;where=testtimestamp+%3d+%2312-01-1977%23&amp;outFields=testtimestamp&amp;f=json&amp;</text:span></text:a></text:p>
            <text:p text:style-name="P389"/>
            <text:p text:style-name="P387"><text:span text:style-name="T52">OK </text:span><text:a xlink:type="simple" xlink:href="http://vdesk.algis.com:5000/services/mfs/FeatureServer/0/query?returnGeometry=false&amp;spatialRel=esriSpatialRelIntersects&amp;where=testtimestamp+%3D+TIMESTAMP+'YYYY-12-DD+0024%3A12I%3ASS'&amp;outFields=testtimestamp&amp;f=json&amp;">http://vdesk.algis.com:5000/services/mfs/FeatureServer/0/query?</text:a><text:a xlink:type="simple" xlink:href="http://vdesk.algis.com:5000/services/mfs/FeatureServer/0/query?returnGeometry=false&amp;spatialRel=esriSpatialRelIntersects&amp;where=testtimestamp+%3D+TIMESTAMP+'YYYY-12-DD+0024%3A12I%3ASS'&amp;outFields=testtimestamp&amp;f=json&amp;">returnGeometry=false&amp;spatialRel=esriSpatialRelIntersects&amp;where=testtimestamp+%3d+TIMESTAMP+'YYYY-12-DD+0024%3a12I%3aSS'&amp;outFields=testtimestamp&amp;f=json&amp;</text:a></text:p>
            <text:p text:style-name="P389"/>
            <text:p text:style-name="P389">returnGeometry:false</text:p>
            <text:p text:style-name="P389">spatialRel:esriSpatialRelIntersects</text:p>
            <text:p text:style-name="P389">where:testtimestamp = TIMESTAMP 'YYYY-12-DD 0024:12I:SS'</text:p>
            <text:p text:style-name="P389">outFields:testtimestamp</text:p>
            <text:p text:style-name="P389">f:json</text:p>
            <text:p text:style-name="P389"/>
            <text:p text:style-name="P389">returnGeometry:false</text:p>
            <text:p text:style-name="P389">spatialRel:esriSpatialRelIntersects</text:p>
            <text:p text:style-name="P389">where:testtimestamp = #12-01-1977#</text:p>
            <text:p text:style-name="P389">outFields:testtimestamp</text:p>
            <text:p text:style-name="P389">f:json</text:p>
            <text:p text:style-name="P389"/>
            <text:p text:style-name="P389">returnGeometry:false</text:p>
            <text:p text:style-name="P389">spatialRel:esriSpatialRelIntersects</text:p>
            <text:p text:style-name="P389">where:testtimestamp = TO_DATE('1977-12-01 12:00:00','YYYY-MM-DD HH24:MI:SS')</text:p>
            <text:p text:style-name="P389">outFields:testtimestamp</text:p>
            <text:p text:style-name="P389">f:json</text:p>
            <text:p text:style-name="P389"/>
            <text:p text:style-name="P389">returnGeometry:false</text:p>
            <text:p text:style-name="P389">spatialRel:esriSpatialRelIntersects</text:p>
            <text:p text:style-name="P389">where:testtimestamp = '1977-12-01 12:00:00'</text:p>
            <text:p text:style-name="P389">outFields:testtimestamp</text:p>
            <text:p text:style-name="P389">f:json</text:p>
            <text:p text:style-name="P389"/>
            <text:p text:style-name="P389">returnGeometry:false</text:p>
            <text:p text:style-name="P389">spatialRel:esriSpatialRelIntersects</text:p>
            <text:p text:style-name="P389">where:testtimestamp = '1977-12-01'</text:p>
            <text:p text:style-name="P389">outFields:testtimestamp</text:p>
            <text:p text:style-name="P389">f:json</text:p>
            <text:p text:style-name="P389"/>
            <text:p text:style-name="P389">returnGeometry:false</text:p>
            <text:p text:style-name="P389">spatialRel:esriSpatialRelIntersects</text:p>
            <text:p text:style-name="P389">where:testtimestamp = date '1977-12-01'</text:p>
            <text:p text:style-name="P389">outFields:testtimestamp</text:p>
            <text:p text:style-name="P389">f:json</text:p>
          </table:table-cell>
        </table:table-row>
      </table:table>
      <text:p text:style-name="P231">это при попытке использовать фильтры в свойствах слоя. <text:span text:style-name="T247">В принципе, поведение мфс не сильно отличается от поведения эталона.</text:span></text:p>
      <text:p text:style-name="P231"/>
      <text:p text:style-name="P232"><text:span text:style-name="T244">При открытии окна фильтра выполняются следующие </text:span><text:span text:style-name="T103">запросы</text:span><text:span text:style-name="T244">:</text:span></text:p>
      <text:p text:style-name="P232"><text:a xlink:type="simple" xlink:href="http://vags101.algis.com/arcgis/rest/services//flyzone/FeatureServer/0?f=json"><text:span text:style-name="T244">http://vags101.algis.com/arcgis/rest/services//flyzone/FeatureServer/0?f=json</text:span></text:a></text:p>
      <text:p text:style-name="P236"/>
      <text:p text:style-name="P232"><text:a xlink:type="simple" xlink:href="http://vags101.algis.com/arcgis/rest/services//flyzone/FeatureServer/0/query?returnGeometry=false&amp;spatialRel=esriSpatialRelIntersects&amp;where=testdate+%3D+date+'1977-12-01'&amp;outFields=testdate&amp;f=json&amp;"><text:span text:style-name="T244">http://vags101.algis.com/arcgis/rest/services//flyzone/FeatureServer/0/query?returnGeometry=false&amp;spatialRel=esriSpatialRelIntersects&amp;where=testdate+%3d+date+'1977-12-01'&amp;outFields=testdate&amp;f=json&amp;</text:span></text:a></text:p>
      <text:p text:style-name="P236"/>
      <text:p text:style-name="P232"><text:a xlink:type="simple" xlink:href="http://vags101.algis.com/arcgis/rest/services//flyzone/FeatureServer/0/query?returnGeometry=false&amp;spatialRel=esriSpatialRelIntersects&amp;where=testdate+%3D+'1977-12-01'&amp;outFields=testdate&amp;f=json&amp;"><text:span text:style-name="T244">http://vags101.algis.com/arcgis/rest/services//flyzone/FeatureServer/0/query?returnGeometry=false&amp;spatialRel=esriSpatialRelIntersects&amp;where=testdate+%3d+'1977-12-01'&amp;outFields=testdate&amp;f=json&amp;</text:span></text:a></text:p>
      <text:p text:style-name="P236"/>
      <text:p text:style-name="P232"><text:a xlink:type="simple" xlink:href="http://vags101.algis.com/arcgis/rest/services//flyzone/FeatureServer/0/query?returnGeometry=false&amp;spatialRel=esriSpatialRelIntersects&amp;where=testdate+%3D+'1977-12-01+12%3A00%3A00'&amp;outFields=testdate&amp;f=json&amp;"><text:span text:style-name="T244">http://vags101.algis.com/arcgis/rest/services//flyzone/FeatureServer/0/query?returnGeometry=false&amp;spatialRel=esriSpatialRelIntersects&amp;where=testdate+%3d+'1977-12-01+12%3a00%3a00'&amp;outFields=testdate&amp;f=json&amp;</text:span></text:a></text:p>
      <text:p text:style-name="P236"/>
      <text:p text:style-name="P232"><text:a xlink:type="simple" xlink:href="http://vags101.algis.com/arcgis/rest/services//flyzone/FeatureServer/0/query?returnGeometry=false&amp;spatialRel=esriSpatialRelIntersects&amp;where=testdate+%3D+TIMESTAMP+'YYYY-12-DD+0024%3A12I%3ASS'&amp;outFields=testdate&amp;f=json&amp;"><text:span text:style-name="T244">http://vags101.algis.com/arcgis/rest/services//flyzone/FeatureServer/0/query?returnGeometry=false&amp;spatialRel=esriSpatialRelIntersects&amp;where=testdate+%3d+TIMESTAMP+'YYYY-12-DD+0024%3a12I%3aSS'&amp;outFields=testdate&amp;f=json&amp;</text:span></text:a></text:p>
      <text:p text:style-name="P236"/>
      <text:p text:style-name="P232"><text:a xlink:type="simple" xlink:href="http://vags101.algis.com/arcgis/rest/services//flyzone/FeatureServer/0/query?returnGeometry=false&amp;spatialRel=esriSpatialRelIntersects&amp;where=testdate+%3D+TO_DATE('1977-12-01+12%3A00%3A00'%2C'YYYY-MM-DD+HH24%3AMI%3ASS')&amp;outFields=testdate&amp;f=json&amp;"><text:span text:style-name="T244">http://vags101.algis.com/arcgis/rest/services//flyzone/FeatureServer/0/query?</text:span></text:a><text:a xlink:type="simple" xlink:href="http://vags101.algis.com/arcgis/rest/services//flyzone/FeatureServer/0/query?returnGeometry=false&amp;spatialRel=esriSpatialRelIntersects&amp;where=testdate+%3D+TO_DATE('1977-12-01+12%3A00%3A00'%2C'YYYY-MM-DD+HH24%3AMI%3ASS')&amp;outFields=testdate&amp;f=json&amp;"><text:span text:style-name="T244">returnGeometry=false&amp;spatialRel=esriSpatialRelIntersects&amp;where=testdate+%3d+TO_DATE('1977-12-01+12%3a00%3a00'%2c'YYYY-MM-DD+HH24%3aMI%3aSS')&amp;outFields=testdate&amp;f=json&amp;</text:span></text:a></text:p>
      <text:p text:style-name="P236"/>
      <text:p text:style-name="P232"><text:a xlink:type="simple" xlink:href="http://vags101.algis.com/arcgis/rest/services//flyzone/FeatureServer/0/query?returnGeometry=false&amp;spatialRel=esriSpatialRelIntersects&amp;where=testdate+%3D+%2312-01-1977%23&amp;outFields=testdate&amp;f=json&amp;"><text:span text:style-name="T244">http://vags101.algis.com/arcgis/rest/services//flyzone/FeatureServer/0/query?returnGeometry=false&amp;spatialRel=esriSpatialRelIntersects&amp;where=testdate+%3d+%2312-01-1977%23&amp;outFields=testdate&amp;f=json&amp;</text:span></text:a></text:p>
      <text:p text:style-name="P236"/>
      <text:p text:style-name="P232"><text:a xlink:type="simple" xlink:href="http://vags101.algis.com/arcgis/rest/services//flyzone/FeatureServer/0/query?returnGeometry=false&amp;spatialRel=esriSpatialRelIntersects&amp;where=1%3D1&amp;outFields=objectid%2Cptchlenght%2Cpthcdeptht%2Cdescr%2Cregdaterecord%2Cregdaterepair%2Croadcarpet%2Ctestdate&amp;f=json&amp;"><text:span text:style-name="T244">http://vags101.algis.com/arcgis/rest/services//flyzone/FeatureServer/0/query?returnGeometry=false&amp;spatialRel=esriSpatialRelIntersects&amp;where=1%3d1&amp;outFields=objectid%2cptchlenght%2cpthcdeptht%2cdescr%2cregdaterecord%2cregdaterepair%2croadcarpet%2ctestdate&amp;f=json&amp;</text:span></text:a></text:p>
      <text:p text:style-name="P236"/>
      <text:p text:style-name="P237">пока поведение мфс совпадает с эталонным.</text:p>
      <text:p text:style-name="P233"><text:span text:style-name="T104">Вкладка «</text:span><text:span text:style-name="T24">Data</text:span><text:span text:style-name="T104">» фильтра показывает данные </text:span><text:span text:style-name="T105">для эталона, для мфс крутит песочные часы</text:span><text:span text:style-name="T245">.</text:span></text:p>
      <text:p text:style-name="P238">Возможно, проблема в том, что для запроса к эталону</text:p>
      <text:p text:style-name="P234"><text:a xlink:type="simple" xlink:href="http://vags101.algis.com/arcgis/rest/services//flyzone/FeatureServer/0/query?returnGeometry=false&amp;spatialRel=esriSpatialRelIntersects&amp;where=1%3D1&amp;outFields=objectid%2Cptchlenght%2Cpthcdeptht%2Cdescr%2Cregdaterecord%2Cregdaterepair%2Croadcarpet%2Ctestdate&amp;f=pjson"><text:span text:style-name="T245">http://vags101.algis.com/arcgis/rest/services//flyzone/FeatureServer/0/query?returnGeometry=false&amp;spatialRel=esriSpatialRelIntersects&amp;where=1%3D1&amp;outFields=objectid%2Cptchlenght%2Cpthcdeptht%2Cdescr%2Cregdaterecord%2Cregdaterepair%2Croadcarpet%2Ctestdate&amp;f=pjson</text:span></text:a></text:p>
      <text:p text:style-name="P238">аналогичный запрос мфс, помимо атрибутов возвращает еще и геометрию</text:p>
      <text:p text:style-name="P235"><text:a xlink:type="simple" xlink:href="http://vdesk.algis.com:5000/services/mfs/FeatureServer/0/query?returnGeometry=false&amp;spatialRel=esriSpatialRelIntersects&amp;where=1%3D1&amp;outFields=gid%2Cptchlenght%2Cpthcdeptht%2Cdescr%2Cregdaterec%2Cregdaterep%2Croadcarpet%2Ctesttimestamp&amp;f=pjson"><text:span text:style-name="T246">http://vdesk.algis.com:5000/services/mfs/FeatureServer/0/query?returnGeometry=false&amp;spatialRel=esriSpatialRelIntersects&amp;where=1%3D1&amp;outFields=gid%2Cptchlenght%2Cpthcdeptht%2Cdescr%2Cregdaterec%2Cregdaterep%2Croadcarpet%2Ctesttimestamp&amp;f=pjson</text:span></text:a></text:p>
      <table:table table:name="Table23" table:style-name="Table23">
        <table:table-column table:style-name="Table23.A"/>
        <table:table-row>
          <table:table-cell table:style-name="Table23.A1" office:value-type="string">
            <text:p text:style-name="P335">returnGeometry:false</text:p>
            <text:p text:style-name="P390">spatialRel:esriSpatialRelIntersects</text:p>
            <text:p text:style-name="P390">where:1=1</text:p>
            <text:p text:style-name="P390">outFields:gid,ptchlenght,pthcdeptht,descr,regdaterec,regdaterep,roadcarpet,testtimestamp</text:p>
            <text:p text:style-name="P372">f:pjson</text:p>
            <text:p text:style-name="P372"/>
            <text:p text:style-name="P373">"features": [</text:p>
            <text:p text:style-name="P373"><text:s text:c="4"/>{</text:p>
            <text:p text:style-name="P373"><text:s text:c="6"/>"attributes": {</text:p>
            <text:p text:style-name="P373"><text:s text:c="8"/>"descr": null,</text:p>
            <text:p text:style-name="P373"><text:s text:c="8"/>"gid": 1,</text:p>
            <text:p text:style-name="P373"><text:s text:c="8"/>"ptchlenght": 3,</text:p>
            <text:p text:style-name="P373"><text:s text:c="8"/>"pthcdeptht": 5,</text:p>
            <text:p text:style-name="P373"><text:s text:c="8"/>"regdaterec": "2012.07.23",</text:p>
            <text:p text:style-name="P373"><text:s text:c="8"/>"regdaterep": null,</text:p>
            <text:p text:style-name="P373"><text:s text:c="8"/>"roadcarpet": "Асфальт",</text:p>
            <text:p text:style-name="P373"><text:s text:c="8"/>"testtimestamp": null</text:p>
            <text:p text:style-name="P373"><text:s text:c="6"/>},</text:p>
            <text:p text:style-name="P373"><text:s text:c="6"/>"geometry": {</text:p>
            <text:p text:style-name="P373"><text:s text:c="8"/>"x": 36.49966537,</text:p>
            <text:p text:style-name="P373"><text:s text:c="8"/>"y": 52.88048986900003</text:p>
            <text:p text:style-name="P373"><text:s text:c="6"/>}</text:p>
            <text:p text:style-name="P373"><text:s text:c="4"/>},</text:p>
            <text:p text:style-name="P373"/>
            <text:p text:style-name="P338">а надо</text:p>
            <text:p text:style-name="P342">"features": [</text:p>
            <text:p text:style-name="P342"><text:s text:c="2"/>{</text:p>
            <text:p text:style-name="P342"><text:s text:c="3"/>"attributes": {</text:p>
            <text:p text:style-name="P342"><text:s text:c="4"/>"objectid": 1,</text:p>
            <text:p text:style-name="P342"><text:s text:c="4"/>"ptchlenght": 3,</text:p>
            <text:p text:style-name="P342"><text:s text:c="4"/>"pthcdeptht": 5,</text:p>
            <text:p text:style-name="P342"><text:s text:c="4"/>"descr": null,</text:p>
            <text:p text:style-name="P342"><text:s text:c="4"/>"regdaterecord": "2012.07.23",</text:p>
            <text:p text:style-name="P342"><text:s text:c="4"/>"regdaterepair": null,</text:p>
            <text:p text:style-name="P342"><text:s text:c="4"/>"roadcarpet": "Асфальт",</text:p>
            <text:p text:style-name="P342"><text:s text:c="4"/>"testdate": null</text:p>
            <text:p text:style-name="P342"><text:s text:c="3"/>}</text:p>
            <text:p text:style-name="P342"><text:s text:c="2"/>},</text:p>
            <text:p text:style-name="P342"/>
          </table:table-cell>
        </table:table-row>
      </table:table>
      <text:p text:style-name="P239"/>
      <text:p text:style-name="P241">Убрал (использовав хак) геометрию из выдачи — не помогло. Фильтр по прежнему не показывает предпросмотр данных.</text:p>
      <text:p text:style-name="P241"/>
      <text:p text:style-name="P242">Сделал имитатор сервера, выдающий ответы</text:p>
      <text:p text:style-name="P242">c:\d\code\git\mapfeatureserver\t\slakr\fs0.txt</text:p>
      <text:p text:style-name="P242">c:\d\code\git\mapfeatureserver\t\slakr\fs0.query.noGeometry.txt</text:p>
      <text:p text:style-name="P242">c:\d\code\git\mapfeatureserver\t\slakr\fs0.query.returnGeometry.txt</text:p>
      <text:p text:style-name="P242">c:\d\code\git\mapfeatureserver\t\slakr\fs0.query.returnGeometry.idnotin.txt</text:p>
      <text:p text:style-name="P242">c:\d\code\git\mapfeatureserver\t\slakr\fs0.query.testdate1.txt</text:p>
      <text:p text:style-name="P242">c:\d\code\git\mapfeatureserver\t\slakr\fs0.query.testdate2.txt</text:p>
      <text:p text:style-name="P242">c:\d\code\git\mapfeatureserver\t\slakr\fs0.query.testdate3.txt</text:p>
      <text:p text:style-name="P242">c:\d\code\git\mapfeatureserver\t\slakr\fs0.query.testdate4.txt</text:p>
      <text:p text:style-name="P242">c:\d\code\git\mapfeatureserver\t\slakr\fs0.query.testdate5.txt</text:p>
      <text:p text:style-name="P242">c:\d\code\git\mapfeatureserver\t\slakr\fs0.query.testdate6.txt</text:p>
      <table:table table:name="Table24" table:style-name="Table24">
        <table:table-column table:style-name="Table24.A"/>
        <table:table-row>
          <table:table-cell table:style-name="Table24.A1" office:value-type="string">
            <text:p text:style-name="P391"/>
            <text:p text:style-name="P391"><text:s/>http://vags101.algis.com/arcgis/rest/services//flyzone/FeatureServer/0?f=pjson</text:p>
            <text:p text:style-name="P391"><text:s text:c="4"/>c:\d\code\git\mapfeatureserver\t\slakr\fs0.txt</text:p>
            <text:p text:style-name="P391"><text:s/>http://vags101.algis.com/arcgis/rest/services//flyzone/FeatureServer/0/query?returnGeometry=true&amp;geometryType=esriGeometryEnvelope&amp;geometry=%7b%22xmin%22%3a-7182265.21424325%2c%22ymin%22%3a-1567516.84684806%2c%22xmax%22%3a17864620.2142433%2c%22ymax%22%3a14321601.0968481%2c%22spatialReference%22%3a%7b%22wkid%22%3a102100%7d%7d&amp;inSR=102100&amp;spatialRel=esriSpatialRelIntersects&amp;outSR=102100&amp;outFields=*&amp;f=json&amp;_ts=635101123368257039&amp;</text:p>
            <text:p text:style-name="P391"><text:s text:c="4"/>returnGeometry:true</text:p>
            <text:p text:style-name="P391"><text:s text:c="4"/>geometryType:esriGeometryEnvelope</text:p>
            <text:p text:style-name="P391"><text:s text:c="4"/>geometry:{"xmin":-7182265.21424325,"ymin":-1567516.84684806,"xmax":17864620.2142433,"ymax":14321601.0968481,"spatialReference":{"wkid":102100}}</text:p>
            <text:p text:style-name="P391"><text:s text:c="4"/>inSR:102100</text:p>
            <text:p text:style-name="P391"><text:s text:c="4"/>spatialRel:esriSpatialRelIntersects</text:p>
            <text:p text:style-name="P391"><text:s text:c="4"/>outSR:102100</text:p>
            <text:p text:style-name="P391"><text:s text:c="4"/>outFields:*</text:p>
            <text:p text:style-name="P391"><text:s text:c="4"/>f:json</text:p>
            <text:p text:style-name="P391"><text:s text:c="4"/>_ts:635101123368257039</text:p>
            <text:p text:style-name="P391"><text:s text:c="4"/>c:\d\code\git\mapfeatureserver\t\slakr\fs0.query.returnGeometry.txt</text:p>
            <text:p text:style-name="P391"><text:s/>http://vags101.algis.com/arcgis/rest/services//flyzone/FeatureServer/0/query?returnGeometry=false&amp;spatialRel=esriSpatialRelIntersects&amp;where=testdate+%3d+date+'1977-12-01'&amp;outFields=testdate&amp;f=json&amp;</text:p>
            <text:p text:style-name="P391"><text:s text:c="4"/>returnGeometry:false</text:p>
            <text:p text:style-name="P391"><text:s text:c="4"/>spatialRel:esriSpatialRelIntersects</text:p>
            <text:p text:style-name="P391"><text:s text:c="4"/>where:testdate = date '1977-12-01'</text:p>
            <text:p text:style-name="P391"><text:s text:c="4"/>outFields:testdate</text:p>
            <text:p text:style-name="P391"><text:s text:c="4"/>f:json</text:p>
            <text:p text:style-name="P391"><text:s text:c="4"/>c:\d\code\git\mapfeatureserver\t\slakr\fs0.query.testdate1.txt</text:p>
            <text:p text:style-name="P391"><text:s/>http://vags101.algis.com/arcgis/rest/services//flyzone/FeatureServer/0/query?returnGeometry=false&amp;spatialRel=esriSpatialRelIntersects&amp;where=testdate+%3d+'1977-12-01+12%3a00%3a00'&amp;outFields=testdate&amp;f=json&amp;</text:p>
            <text:p text:style-name="P391"><text:s text:c="4"/>returnGeometry:false</text:p>
            <text:p text:style-name="P391"><text:s text:c="4"/>spatialRel:esriSpatialRelIntersects</text:p>
            <text:p text:style-name="P391"><text:s text:c="4"/>where:testdate = '1977-12-01 12:00:00'</text:p>
            <text:p text:style-name="P391"><text:s text:c="4"/>outFields:testdate</text:p>
            <text:p text:style-name="P391"><text:s text:c="4"/>f:json</text:p>
            <text:p text:style-name="P391"><text:s text:c="4"/>c:\d\code\git\mapfeatureserver\t\slakr\fs0.query.testdate2.txt</text:p>
            <text:p text:style-name="P391"><text:s/>http://vags101.algis.com/arcgis/rest/services//flyzone/FeatureServer/0/query?returnGeometry=false&amp;spatialRel=esriSpatialRelIntersects&amp;where=testdate+%3d+'1977-12-01'&amp;outFields=testdate&amp;f=json&amp;</text:p>
            <text:p text:style-name="P391"><text:s text:c="4"/>returnGeometry:false</text:p>
            <text:p text:style-name="P391"><text:s text:c="4"/>spatialRel:esriSpatialRelIntersects</text:p>
            <text:p text:style-name="P391"><text:s text:c="4"/>where:testdate = '1977-12-01'</text:p>
            <text:p text:style-name="P391"><text:s text:c="4"/>outFields:testdate</text:p>
            <text:p text:style-name="P391"><text:s text:c="4"/>f:json</text:p>
            <text:p text:style-name="P391"><text:s text:c="4"/>c:\d\code\git\mapfeatureserver\t\slakr\fs0.query.testdate3.txt</text:p>
            <text:p text:style-name="P391"><text:s/>http://vags101.algis.com/arcgis/rest/services//flyzone/FeatureServer/0/query?returnGeometry=false&amp;spatialRel=esriSpatialRelIntersects&amp;where=testdate+%3d+TO_DATE('1977-12-01+12%3a00%3a00'%2c'YYYY-MM-DD+HH24%3aMI%3aSS')&amp;outFields=testdate&amp;f=json&amp;</text:p>
            <text:p text:style-name="P391"><text:s text:c="4"/>returnGeometry:false</text:p>
            <text:p text:style-name="P391"><text:s text:c="4"/>spatialRel:esriSpatialRelIntersects</text:p>
            <text:p text:style-name="P391"><text:s text:c="4"/>where:testdate = TO_DATE('1977-12-01 12:00:00','YYYY-MM-DD HH24:MI:SS')</text:p>
            <text:p text:style-name="P391"><text:s text:c="4"/>outFields:testdate</text:p>
            <text:p text:style-name="P391"><text:s text:c="4"/>f:json</text:p>
            <text:p text:style-name="P391"><text:s text:c="4"/>c:\d\code\git\mapfeatureserver\t\slakr\fs0.query.testdate4.txt</text:p>
            <text:p text:style-name="P391"><text:s/>http://vags101.algis.com/arcgis/rest/services//flyzone/FeatureServer/0/query?returnGeometry=false&amp;spatialRel=esriSpatialRelIntersects&amp;where=testdate+%3d+TIMESTAMP+'YYYY-12-DD+0024%3a12I%3aSS'&amp;outFields=testdate&amp;f=json&amp;</text:p>
            <text:p text:style-name="P391"><text:s text:c="4"/>returnGeometry:false</text:p>
            <text:p text:style-name="P391"><text:s text:c="4"/>spatialRel:esriSpatialRelIntersects</text:p>
            <text:p text:style-name="P391"><text:s text:c="4"/>where:testdate = TIMESTAMP 'YYYY-12-DD 0024:12I:SS'</text:p>
            <text:p text:style-name="P391"><text:s text:c="4"/>outFields:testdate</text:p>
            <text:p text:style-name="P391"><text:s text:c="4"/>f:json</text:p>
            <text:p text:style-name="P391"><text:s text:c="4"/>c:\d\code\git\mapfeatureserver\t\slakr\fs0.query.testdate5.txt</text:p>
            <text:p text:style-name="P391"><text:s/>http://vags101.algis.com/arcgis/rest/services//flyzone/FeatureServer/0/query?returnGeometry=false&amp;spatialRel=esriSpatialRelIntersects&amp;where=testdate+%3d+%2312-01-1977%23&amp;outFields=testdate&amp;f=json&amp;</text:p>
            <text:p text:style-name="P391"><text:s text:c="4"/>returnGeometry:false</text:p>
            <text:p text:style-name="P391"><text:s text:c="4"/>spatialRel:esriSpatialRelIntersects</text:p>
            <text:p text:style-name="P391"><text:s text:c="4"/>where:testdate = #12-01-1977#</text:p>
            <text:p text:style-name="P391"><text:s text:c="4"/>outFields:testdate</text:p>
            <text:p text:style-name="P391"><text:s text:c="4"/>f:json</text:p>
            <text:p text:style-name="P391"><text:s text:c="4"/>c:\d\code\git\mapfeatureserver\t\slakr\fs0.query.testdate6.txt</text:p>
            <text:p text:style-name="P391"><text:s/>http://vags101.algis.com/arcgis/rest/services//flyzone/FeatureServer/0/query?returnGeometry=false&amp;spatialRel=esriSpatialRelIntersects&amp;where=1%3d1&amp;outFields=objectid%2cptchlenght%2cpthcdeptht%2cdescr%2cregdaterecord%2cregdaterepair%2croadcarpet%2ctestdate&amp;f=json&amp;</text:p>
            <text:p text:style-name="P391"><text:s text:c="4"/>returnGeometry:false</text:p>
            <text:p text:style-name="P391"><text:s text:c="4"/>spatialRel:esriSpatialRelIntersects</text:p>
            <text:p text:style-name="P391"><text:s text:c="4"/>where:1=1</text:p>
            <text:p text:style-name="P391"><text:s text:c="4"/>outFields:objectid,ptchlenght,pthcdeptht,descr,regdaterecord,regdaterepair,roadcarpet,testdate</text:p>
            <text:p text:style-name="P391"><text:s text:c="4"/>f:json</text:p>
            <text:p text:style-name="P391"><text:s text:c="4"/>c:\d\code\git\mapfeatureserver\t\slakr\fs0.query.noGeometry.txt</text:p>
            <text:p text:style-name="P391"><text:s/>http://vags101.algis.com/arcgis/rest/services//flyzone/FeatureServer/0/query?returnGeometry=true&amp;geometryType=esriGeometryEnvelope&amp;geometry=%7b%22xmin%22%3a-7182265.21424325%2c%22ymin%22%3a-726098.039484844%2c%22xmax%22%3a17864620.2142432%2c%22ymax%22%3a14321601.0968481%2c%22spatialReference%22%3a%7b%22wkid%22%3a102100%7d%7d&amp;inSR=102100&amp;spatialRel=esriSpatialRelIntersects&amp;where=objectid+NOT+IN+(1%2c2%2c3%2c4%2c5%2c6%2c811%2c812%2c813%2c1211%2c1212)&amp;outSR=102100&amp;outFields=*&amp;f=json&amp;_ts=635101137096718219&amp;</text:p>
            <text:p text:style-name="P391"><text:s text:c="4"/>returnGeometry:true</text:p>
            <text:p text:style-name="P391"><text:s text:c="4"/>geometryType:esriGeometryEnvelope</text:p>
            <text:p text:style-name="P391"><text:s text:c="4"/>geometry:{"xmin":-7182265.21424325,"ymin":-726098.039484844,"xmax":17864620.2142432,"ymax":14321601.0968481,"spatialReference":{"wkid":102100}}</text:p>
            <text:p text:style-name="P391"><text:s text:c="4"/>inSR:102100</text:p>
            <text:p text:style-name="P391"><text:s text:c="4"/>spatialRel:esriSpatialRelIntersects</text:p>
            <text:p text:style-name="P391"><text:s text:c="4"/>where:objectid NOT IN (1,2,3,4,5,6,811,812,813,1211,1212)</text:p>
            <text:p text:style-name="P391"><text:s text:c="4"/>outSR:102100</text:p>
            <text:p text:style-name="P391"><text:s text:c="4"/>outFields:*</text:p>
            <text:p text:style-name="P391"><text:s text:c="4"/>f:json</text:p>
            <text:p text:style-name="P391"><text:s text:c="4"/>c:\d\code\git\mapfeatureserver\t\slakr\fs0.query.returnGeometry.idnotin.txt</text:p>
          </table:table-cell>
        </table:table-row>
      </table:table>
      <text:p text:style-name="P242"/>
      <text:p text:style-name="P242">При таком раскладе фильтр работает <text:span text:style-name="T249">как положено</text:span>.</text:p>
      <text:p text:style-name="P242"/>
      <text:p text:style-name="P312"><text:span text:style-name="T248">Гипотеза — поле ID должно называться «</text:span><text:span text:style-name="T53">objectid</text:span><text:span text:style-name="T248">» и не иначе.</text:span></text:p>
      <text:p text:style-name="P238"/>
      <text:p text:style-name="P313"><text:span text:style-name="T250">Гипотеза: есть поле </text:span><text:span text:style-name="T54">objectid </text:span><text:span text:style-name="T250">которое не является ID, но мешает.</text:span></text:p>
      <text:p text:style-name="P243"/>
      <text:p text:style-name="P248">После применения к файлам ответов операции</text:p>
      <table:table table:name="Table25" table:style-name="Table25">
        <table:table-column table:style-name="Table25.A"/>
        <table:table-row>
          <table:table-cell table:style-name="Table25.A1" office:value-type="string">
            <text:p text:style-name="P392"><text:s text:c="8"/>with open(x) as fh:</text:p>
            <text:p text:style-name="P392"><text:s text:c="12"/>text = fh.read().strip().decode(CP)</text:p>
            <text:p text:style-name="P392"><text:s text:c="12"/>data = simplejson.loads(text)</text:p>
            <text:p text:style-name="P392"><text:s text:c="8"/>text = simplejson.dumps(data, ensure_ascii=False, sort_keys=True, indent=2, default=jsonify, use_decimal=False)</text:p>
            <text:p text:style-name="P392"><text:s text:c="8"/>with open(x, 'wb') as fh:</text:p>
            <text:p text:style-name="P392"><text:s text:c="12"/>fh.write(text.encode(CP))</text:p>
          </table:table-cell>
        </table:table-row>
      </table:table>
      <text:p text:style-name="P248">фильтр работать перестал. Значит, ясонификация портит данные или структуру.</text:p>
      <text:p text:style-name="P249">Если делать дамп с опцией «sort_keys=False», то фильтр работает!</text:p>
      <text:p text:style-name="P250">дифф ничего не находит:</text:p>
      <table:table table:name="Table26" table:style-name="Table26">
        <table:table-column table:style-name="Table26.A"/>
        <table:table-row>
          <table:table-cell table:style-name="Table26.A1" office:value-type="string">
            <text:p text:style-name="P393"><text:s text:c="4"/>from datadiff import diff</text:p>
            <text:p text:style-name="P393"><text:s text:c="4"/>from datadiff.tools import assert_equal</text:p>
            <text:p text:style-name="P393"><text:s text:c="4"/>for x in t.split():</text:p>
            <text:p text:style-name="P393"><text:s text:c="8"/>x = x.strip()</text:p>
            <text:p text:style-name="P393"><text:s text:c="8"/>if not x: continue</text:p>
            <text:p text:style-name="P393"><text:s text:c="8"/>print x</text:p>
            <text:p text:style-name="P393"><text:s text:c="8"/>with open(x) as fh:</text:p>
            <text:p text:style-name="P393"><text:s text:c="12"/>text = fh.read().strip().decode(CP)</text:p>
            <text:p text:style-name="P393"><text:s text:c="12"/>data = simplejson.loads(text)</text:p>
            <text:p text:style-name="P393"><text:s text:c="8"/>text = simplejson.dumps(data, ensure_ascii=False, sort_keys=True, indent=2, default=jsonify, use_decimal=False)</text:p>
            <text:p text:style-name="P393"><text:s text:c="8"/>data2 = simplejson.loads(text)</text:p>
            <text:p text:style-name="P393"><text:s text:c="8"/>#~ print diff(data, data2)</text:p>
            <text:p text:style-name="P393"><text:s text:c="8"/>assert_equal(data, data2)</text:p>
          </table:table-cell>
        </table:table-row>
      </table:table>
      <text:p text:style-name="P250">придется глазками проверять файлы.</text:p>
      <text:p text:style-name="P250"/>
      <text:p text:style-name="P314"><text:span text:style-name="T251">Гипотеза: порядок перечисления имен полей в «</text:span><text:span text:style-name="T55">fields</text:span><text:span text:style-name="T251">» должен соответствовать порядку полей в «</text:span><text:span text:style-name="T55">attributes</text:span><text:span text:style-name="T251">».</text:span></text:p>
      <text:p text:style-name="P251"/>
      <text:p text:style-name="P244"><text:span text:style-name="T252">Гипотеза: </text:span><text:span text:style-name="T106">первым должен идти </text:span><text:span text:style-name="T25">oid</text:span></text:p>
      <table:table table:name="Table27" table:style-name="Table27">
        <table:table-column table:style-name="Table27.A"/>
        <table:table-row>
          <table:table-cell table:style-name="Table27.A1" office:value-type="string">
            <text:p text:style-name="P394">"features": [<text:line-break/> <text:s text:c="3"/>{<text:line-break/> <text:s text:c="5"/>"attributes": {<text:line-break/> <text:s text:c="7"/>"gid": 1,</text:p>
          </table:table-cell>
        </table:table-row>
      </table:table>
      <text:p text:style-name="P245"><text:span text:style-name="T253">Похоже на правду. Эксперимент показал, что любое поле без нуллов тоже годится на роль первого.</text:span></text:p>
      <text:p text:style-name="P246"><text:span text:style-name="T254">Это значит — сортировать выдачу нельзя и необходимо обеспечивать первое место полю </text:span><text:span text:style-name="T56">OID.</text:span></text:p>
      <text:p text:style-name="P297"/>
      <text:p text:style-name="P247"><text:span text:style-name="T107">добавить тест на «оид идет первым»</text:span><text:span text:style-name="T255">.</text:span></text:p>
      <text:p text:style-name="P255">сделано 2013-08-05.</text:p>
      <text:p text:style-name="P255"/>
      <text:h text:style-name="Heading_20_1" text:outline-level="1"><text:bookmark-start text:name="__RefHeading__4589_817285901"/><text:span text:style-name="T259">TODO: </text:span><text:span text:style-name="T152">оформить </text:span><text:span text:style-name="T259">MFS </text:span><text:span text:style-name="T152">в виде пакета </text:span><text:span text:style-name="T259">Python</text:span><text:bookmark-end text:name="__RefHeading__4589_817285901"/></text:h>
      <text:p text:style-name="P263"><text:span text:style-name="T259">оформить как </text:span><text:span text:style-name="T110">пакет</text:span><text:span text:style-name="T259">, походу переписать на использование </text:span><text:span text:style-name="T58">SQLAlchemy </text:span><text:span text:style-name="T265">и поправить структуру </text:span><text:span text:style-name="T69">MVC </text:span><text:span text:style-name="T265">на более логичную и простую.</text:span></text:p>
      <text:p text:style-name="P301"/>
      <text:p text:style-name="P264">источники вдохновения</text:p>
      <text:p text:style-name="P259"><text:a xlink:type="simple" xlink:href="http://tech.pro/tutorial/1213/how-to-build-an-api-with-python-and-flask"><text:span text:style-name="T59">http://tech.pro/tutorial/1213/how-to-build-an-api-with-python-and-flask</text:span></text:a></text:p>
      <text:p text:style-name="P259"><text:a xlink:type="simple" xlink:href="https://github.com/cuttarug/sightings/tree/master"><text:span text:style-name="T59">https://github.com/cuttarug/sightings/tree/master</text:span></text:a></text:p>
      <text:p text:style-name="P262"><text:a xlink:type="simple" xlink:href="https://github.com/hoest/flask-diary"><text:span text:style-name="T62">https://github.com/hoest/flask-diary</text:span></text:a></text:p>
      <text:p text:style-name="P299"/>
      <text:p text:style-name="P261"><text:a xlink:type="simple" xlink:href="http://blog.habnab.it/blog/2013/07/21/python-packages-and-you/"><text:span text:style-name="T61">http://blog.habnab.it/blog/2013/07/21/python-packages-and-you/</text:span></text:a></text:p>
      <text:p text:style-name="P259"><text:a xlink:type="simple" xlink:href="http://as.ynchrono.us/2007/12/filesystem-structure-of-python-project_21.html">http://as.ynchrono.us/2007/12/filesystem-structure-of-python-project_21.html</text:a><text:span text:style-name="T59"> </text:span></text:p>
      <text:p text:style-name="P259"><text:a xlink:type="simple" xlink:href="https://github.com/habnabit/passacre">https://github.com/habnabit/passacre</text:a><text:span text:style-name="T59"> </text:span></text:p>
      <text:p text:style-name="P298"/>
      <text:p text:style-name="P260"><text:a xlink:type="simple" xlink:href="http://pythonhosted.org/an_example_pypi_project/setuptools.html"><text:span text:style-name="T60">http://pythonhosted.org/an_example_pypi_project/setuptools.html</text:span></text:a></text:p>
      <text:p text:style-name="P300"/>
      <text:p text:style-name="P265">создание проекта, лог:</text:p>
      <table:table table:name="Table28" table:style-name="Table28">
        <table:table-column table:style-name="Table28.A"/>
        <table:table-row>
          <table:table-cell table:style-name="Table28.A1" office:value-type="string">
            <text:p text:style-name="P400">c:\d\code\git\mapfeatureserver&gt;set path=%path%;c:\d\Python27;c:\d\Python27\Scripts</text:p>
            <text:p text:style-name="P400">c:\d\code\git\mapfeatureserver&gt;pushd c:\d\code\git\mapfeatureserver</text:p>
            <text:p text:style-name="P400">c:\d\code\git\mapfeatureserver&gt;virtualenv env</text:p>
            <text:p text:style-name="P400">c:\d\code\git\mapfeatureserver&gt;mkdir mapfeatureserver</text:p>
            <text:p text:style-name="P400">c:\d\code\git\mapfeatureserver&gt;env\Scripts\activate</text:p>
            <text:p text:style-name="P400"/>
            <text:p text:style-name="P400">(env) c:\d\code\git\mapfeatureserver&gt;pip install flask</text:p>
            <text:p text:style-name="P400">(env) c:\d\code\git\mapfeatureserver&gt;pip install flask-sqlalchemy</text:p>
            <text:p text:style-name="P400">(env) c:\d\code\git\mapfeatureserver&gt;pip install simplejson</text:p>
            <text:p text:style-name="P400">(env) c:\d\code\git\mapfeatureserver&gt;pip install psycopg2</text:p>
            <text:p text:style-name="P401"><text:s text:c="4"/><text:span text:style-name="T260">облом, </text:span>psycopg2 <text:span text:style-name="T260">под виндой ставится из </text:span><text:a xlink:type="simple" xlink:href="http://www.stickpeople.com/projects/python/win-psycopg/">http://www.stickpeople.com/projects/python/win-psycopg/</text:a></text:p>
            <text:p text:style-name="P401"/>
            <text:p text:style-name="P400">(env) C:\d\code\git\mapfeatureserver&gt;python -m mapfeatureserver</text:p>
            <text:p text:style-name="P400"/>
            <text:p text:style-name="P400">c:\d\code\git\mapfeatureserver\mapfeatureserver\__init__.py</text:p>
            <text:p text:style-name="P400">c:\d\code\git\mapfeatureserver\mapfeatureserver\__main__.py</text:p>
            <text:p text:style-name="P400">c:\d\code\git\mapfeatureserver\mapfeatureserver\mfsapp.py</text:p>
          </table:table-cell>
        </table:table-row>
      </table:table>
      <text:p text:style-name="P298"/>
      <text:h text:style-name="Heading_20_2" text:outline-level="2"><text:bookmark-start text:name="__RefHeading__4617_404746758"/>- индексную страницу<text:bookmark-end text:name="__RefHeading__4617_404746758"/></text:h>
      <text:p text:style-name="P403"><text:span text:style-name="T263">немного поправил текст, убрал нерабочие ссылки.</text:span></text:p>
      <text:h text:style-name="Heading_20_2" text:outline-level="2"><text:bookmark-start text:name="__RefHeading__4619_404746758"/><text:span text:style-name="T261">- </text:span><text:span text:style-name="T63">wsgi </text:span><text:span text:style-name="T261">файл</text:span><text:bookmark-end text:name="__RefHeading__4619_404746758"/></text:h>
      <text:p text:style-name="P315"><text:span text:style-name="T264">пример рабочего </text:span><text:span text:style-name="T68">wsgi (mod_wsgi) </text:span><text:span text:style-name="T153">файла.</text:span></text:p>
      <text:h text:style-name="Heading_20_2" text:outline-level="2"><text:bookmark-start text:name="__RefHeading__4621_404746758"/><text:span text:style-name="T262">- </text:span><text:span text:style-name="T64">CORS headers</text:span><text:bookmark-end text:name="__RefHeading__4621_404746758"/></text:h>
      <text:p text:style-name="P406"><text:span text:style-name="T71">For simple CORS requests, the server only needs to add the following header to its response:</text:span></text:p>
      <text:p text:style-name="Preformatted_20_Text"><text:span text:style-name="T71">Access-Control-Allow-Origin: *</text:span></text:p>
      <text:p text:style-name="P407"><text:a xlink:type="simple" xlink:href="http://enable-cors.org/">http://enable-cors.org/</text:a><text:span text:style-name="T65"> </text:span></text:p>
      <text:p text:style-name="P407"><text:a xlink:type="simple" xlink:href="https://developers.arcgis.com/en/javascript/jshelp/inside_esri_request.html">https://developers.arcgis.com/en/javascript/jshelp/inside_esri_request.html</text:a></text:p>
      <text:p text:style-name="P407"><text:span text:style-name="T66"/></text:p>
      <text:p text:style-name="P405"><text:span text:style-name="T70">Decorator for the HTTP Access Control - </text:span><text:a xlink:type="simple" xlink:href="http://flask.pocoo.org/snippets/56/"><text:span text:style-name="T67">http://flask.pocoo.org/snippets/56/</text:span></text:a></text:p>
      <text:p text:style-name="P405"><text:span text:style-name="T67"/></text:p>
      <text:p text:style-name="P408">добавил тестовых яваскрипт аппликух, для отладки сервиса.</text:p>
      <text:p text:style-name="Text_20_body"/>
      <text:p text:style-name="P409"><text:span text:style-name="T266">остановился на том</text:span>, что: яваскриптовые аппликухи надо подправить так, чтобы было удобно тестировать — подключение слоев по нажатию кнопки; подключаемый слой определяется текстом в текстбоксе.</text:p>
      <text:p text:style-name="P412">Да, <text:span text:style-name="T1">CORS </text:span><text:span text:style-name="T115">заголовок добавляется проще. В утилите создания респонса. Декоратор не нужен, </text:span><text:span text:style-name="T154">это оверкилл.</text:span></text:p>
      <text:p text:style-name="P410"/>
      <text:p text:style-name="Text_20_body"><text:bookmark-start text:name="__RefHeading__4623_404746758"/>- tests<text:bookmark-end text:name="__RefHeading__4623_404746758"/></text:p>
      <text:p text:style-name="P409">добавить тестов, для документации и проверки работоспособности сервиса.</text:p>
      <text:p text:style-name="P409">Потом, когда будет подключена БД, использовать фикстуры:</text:p>
      <text:p text:style-name="Text_20_body"><text:a xlink:type="simple" xlink:href="https://www.google.ru/search?q=fixtures+testing+sqlalchemy">https://www.google.ru/search?q=fixtures+testing+sqlalchemy</text:a></text:p>
      <text:p text:style-name="Text_20_body"/>
      <text:p text:style-name="Text_20_body"><text:bookmark-start text:name="__RefHeading__4625_404746758"/>- <text:span text:style-name="T1">setup.py</text:span><text:bookmark-end text:name="__RefHeading__4625_404746758"/></text:p>
      <text:p text:style-name="P411">написать сетап и манифест и что-там-еще-надо, для создания дистрибьюшена.</text:p>
      <text:p text:style-name="P411"/>
      <text:p text:style-name="Text_20_body"><text:bookmark-start text:name="__RefHeading__4627_404746758"/><text:span text:style-name="T1">- </text:span>тестирование дистрибьюшена<text:bookmark-end text:name="__RefHeading__4627_404746758"/></text:p>
      <text:p text:style-name="Text_20_body"/>
      <text:p text:style-name="P266"/>
      <text:h text:style-name="Heading_20_1" text:outline-level="1"><text:bookmark-start text:name="__RefHeading__4372_794684589"/><text:span text:style-name="T57">TODO: </text:span><text:span text:style-name="T256">Выборка «всех» данных слоя</text:span><text:bookmark-end text:name="__RefHeading__4372_794684589"/></text:h>
      <text:p text:style-name="P28">разнообразные запросы при просмотре слоев</text:p>
      <text:p text:style-name="P254"/>
      <text:p text:style-name="P254">А еще появляется такой запрос, если в свойствах слоя заказать <text:span text:style-name="T77">выборку данных не по экстенту а сразу всех</text:span>:</text:p>
      <text:p text:style-name="P395"><text:a xlink:type="simple" xlink:href="http://vdesk.algis.com:5000/0/query?returnGeometry=true&amp;spatialRel=esriSpatialRelIntersects&amp;where=1%3D1&amp;outSR=102100&amp;outFields=*&amp;f=pjson"><text:span text:style-name="T256">http://vdesk.algis.com:5000/0/query?returnGeometry=true&amp;spatialRel=esriSpatialRelIntersects&amp;where=1%3d1&amp;outSR=102100&amp;outFields=*&amp;f=pjson</text:span></text:a></text:p>
      <text:p text:style-name="P396"/>
      <text:p text:style-name="P395">query?returnGeometry=true&amp;spatialRel=esriSpatialRelIntersects&amp;where=1=1&amp;outSR=102100&amp;outFields=*&amp;f=pjson</text:p>
      <text:p text:style-name="P395"/>
      <text:p text:style-name="P395">query?returnGeometry=true&amp;where=1%3d1&amp;outSR=102100&amp;outFields=*&amp;f=pjson</text:p>
      <text:p text:style-name="P395"/>
      <text:p text:style-name="P395">query?where=1%3d1&amp;outSR=102100&amp;outFields=*&amp;f=pjson</text:p>
      <text:p text:style-name="P395"/>
      <text:p text:style-name="P395">query?where=1%3d1&amp;f=pjson</text:p>
      <text:p text:style-name="P181"/>
      <text:p text:style-name="P256">Проблема в том, что </text:p>
      <text:p text:style-name="P397">returnGeometry=true</text:p>
      <text:p text:style-name="P397">outSR=102100</text:p>
      <text:p text:style-name="P256">а геометрия возвращается в "wkid": 4326</text:p>
      <text:p text:style-name="P252"><text:span text:style-name="T257">Надо </text:span><text:span text:style-name="T109">перепроецировать</text:span><text:span text:style-name="T257"> результат и добавлять</text:span></text:p>
      <text:p text:style-name="P398"><text:s/>"spatialReference": {</text:p>
      <text:p text:style-name="P398"><text:s text:c="2"/>"wkid": 4326,</text:p>
      <text:p text:style-name="P398"><text:s text:c="2"/>"latestWkid": 4326</text:p>
      <text:p text:style-name="P398"><text:s/>},</text:p>
      <text:p text:style-name="P257">к выдаче.</text:p>
      <text:p text:style-name="P257"/>
      <text:p text:style-name="P253"><text:span text:style-name="T258">Когда возвращается геометрия, </text:span><text:span text:style-name="T108">всегда</text:span><text:span text:style-name="T258"> добавляется <text:s/>spatialReference.</text:span></text:p>
      <text:p text:style-name="P258">Причем спатреф, если не перепроецировать, можно брать из метаданных слоя</text:p>
      <text:p text:style-name="P399">"extent": {</text:p>
      <text:p text:style-name="P399">...</text:p>
      <text:p text:style-name="P399"><text:s text:c="6"/>"spatialReference": {</text:p>
      <text:p text:style-name="P399"><text:s text:c="7"/>"wkid": 4326,</text:p>
      <text:p text:style-name="P399"><text:s text:c="7"/>"latestWkid": 4326</text:p>
      <text:p text:style-name="P399"><text:s text:c="6"/>}</text:p>
      <text:p text:style-name="P258"/>
      <text:p text:style-name="P240"/>
      <text:p text:style-name="P240"/>
      <text:h text:style-name="P428" text:outline-level="1"><text:bookmark-start text:name="__RefHeading__1619_1898616374"/>TODO<text:bookmark-end text:name="__RefHeading__1619_1898616374"/></text:h>
      <text:p text:style-name="P121"/>
      <text:p text:style-name="P222">список полей при построении запроса <text:span text:style-name="T238">(sqlSelectAllByWKTGeom)</text:span> <text:span text:style-name="T238">должен использовать параметр </text:span><text:span text:style-name="T46">outFields. </text:span><text:span text:style-name="T239">Понять, как ArcGIS определяет список полей по умолчанию.</text:span></text:p>
      <text:p text:style-name="P180"/>
      <text:p text:style-name="P223"/>
      <text:p text:style-name="P172"><text:span text:style-name="T215">Упаковать функциональность в пакет (</text:span><text:span text:style-name="T44">Python distribution</text:span><text:span text:style-name="T38">).</text:span></text:p>
      <text:p text:style-name="P217"/>
      <text:p text:style-name="P182">Кнопка «Инфо» - идентифай: <text:span text:style-name="T233">обработчик находится на уровне </text:span><text:span text:style-name="T44">mapservice, </text:span><text:span text:style-name="T233">поэтому реализация будет странной.</text:span></text:p>
      <text:p text:style-name="P182"/>
      <text:p text:style-name="P173">Реализовать функцию редактирования фичей: атрибутики и геометрии.</text:p>
      <text:p text:style-name="P177"/>
      <text:p text:style-name="P183">Реализовать фильтрацию записей.</text:p>
      <text:p text:style-name="P183"/>
      <text:p text:style-name="P183">Реализовать ограничение списка полей в выдаче.</text:p>
      <text:p text:style-name="P183"/>
      <text:p text:style-name="P99"><text:span text:style-name="T183">Написать тесты покрывающие модель и генерацию страниц.</text:span></text:p>
      <text:p text:style-name="P175">Раздробить мегатесты на более мелкие.</text:p>
      <text:p text:style-name="P114"/>
      <text:p text:style-name="P99"><text:span text:style-name="T202">Убрать из тестов использование реальной БД, использовать </text:span><text:span text:style-name="T28">mock</text:span><text:span text:style-name="T29">:</text:span></text:p>
      <text:p text:style-name="P100"><text:a xlink:type="simple" xlink:href="http://stackoverflow.com/questions/13471604/concept-mocking-db-python/13472857#13472857"><text:span text:style-name="T30">http://stackoverflow.com/questions/13471604/concept-mocking-db-python/13472857#13472857</text:span></text:a></text:p>
      <text:p text:style-name="P101"><text:a xlink:type="simple" xlink:href="http://code.google.com/p/mockito-python/"><text:span text:style-name="T31">http://code.google.com/p/mockito-python/</text:span></text:a></text:p>
      <text:p text:style-name="P99"><text:a xlink:type="simple" xlink:href="https://github.com/has207/flexmock"><text:span text:style-name="T29">https://github.com/has207/flexmock</text:span></text:a></text:p>
      <text:p text:style-name="P99"><text:a xlink:type="simple" xlink:href="http://habrahabr.ru/post/141209/"><text:span text:style-name="T29">http://habrahabr.ru/post/141209/</text:span></text:a></text:p>
      <text:p text:style-name="P99"><text:a xlink:type="simple" xlink:href="http://habrahabr.ru/hub/tdd/"><text:span text:style-name="T29">http://habrahabr.ru/hub/tdd/</text:span></text:a></text:p>
      <text:p text:style-name="P114"/>
      <text:p text:style-name="P115"><text:span text:style-name="T221">добавить бэкенды </text:span><text:span text:style-name="T40">MySQL, MongoDB </text:span><text:a xlink:type="simple" xlink:href="http://vasnake.blogspot.ru/2013/05/geojson-mongodb.html">http://vasnake.blogspot.ru/2013/05/geojson-mongodb.html</text:a></text:p>
      <text:p text:style-name="P296"/>
      <text:p text:style-name="P174"/>
      <text:p text:style-name="P113"/>
      <text:h text:style-name="P435" text:outline-level="2"><text:bookmark-start text:name="__RefHeading__1987_194270726"/>Проблема загрузки шейпа в PostgreSQL<text:bookmark-end text:name="__RefHeading__1987_194270726"/></text:h>
      <text:p text:style-name="P133"><text:span text:style-name="T191">поля </text:span><text:span text:style-name="T17">numeric </text:span><text:span text:style-name="T191">в PostgreSQL превращаются в Python в </text:span><text:span text:style-name="T17">Decimal() </text:span><text:span text:style-name="T192">и содержат нули вместо нуллов потому, что для загрузки использовался шейп а не оригинальгая геобаза.</text:span></text:p>
      <text:p text:style-name="P138">Видимо, надо написать загрузчик из GDB в ПостГИС.</text:p>
      <text:p text:style-name="P113"/>
      <text:h text:style-name="P428" text:outline-level="1"><text:bookmark-start text:name="__RefHeading__1621_1898616374"/>Notes<text:bookmark-end text:name="__RefHeading__1621_1898616374"/></text:h>
      <text:p text:style-name="P97"/>
      <text:p text:style-name="P161"/>
      <text:h text:style-name="P436" text:outline-level="2"><text:bookmark-start text:name="__RefHeading__2590_490935234"/><text:span text:style-name="T96">Проблема </text:span><text:span text:style-name="T22">GeoJSON 2 EsriJSON</text:span><text:bookmark-end text:name="__RefHeading__2590_490935234"/></text:h>
      <text:p text:style-name="P275"><text:span text:style-name="T200">GeoJson </text:span><text:span text:style-name="T123">выдает типа</text:span></text:p>
      <text:p text:style-name="P166"/>
      <text:p text:style-name="P339">{u'type': u'MultiPolygon',</text:p>
      <text:p text:style-name="P339"><text:s text:c="4"/>u'coordinates': [</text:p>
      <text:p text:style-name="P339">[[</text:p>
      <text:p text:style-name="P339"><text:s text:c="4"/>[4279602.386113361, 7520773.048816763],</text:p>
      <text:p text:style-name="P339"><text:s text:c="4"/>[4279572.070031156, 7520668.786903687],</text:p>
      <text:p text:style-name="P339"><text:s text:c="4"/>[4279455.184565822, 7520710.387695587],</text:p>
      <text:p text:style-name="P339"><text:s text:c="4"/>[4279602.386113361, 7520773.048816763]</text:p>
      <text:p text:style-name="P339">]], [[</text:p>
      <text:p text:style-name="P339"><text:s text:c="4"/>[4208589.216875655, 7569584.6493480615],</text:p>
      <text:p text:style-name="P339"><text:s text:c="4"/>[4208579.177972653, 7569396.323268423],</text:p>
      <text:p text:style-name="P339"><text:s text:c="4"/>[4207803.281121826, 7568963.732610181],</text:p>
      <text:p text:style-name="P339"><text:s text:c="4"/>[4208589.216875655, 7569584.6493480615]</text:p>
      <text:p text:style-name="P339">]], [[</text:p>
      <text:p text:style-name="P339"><text:s text:c="4"/>[4226201.053365226, 7697045.899310788],</text:p>
      <text:p text:style-name="P339"><text:s text:c="4"/>[4226164.317933269, 7697577.007928321],</text:p>
      <text:p text:style-name="P339"><text:s text:c="3"/>...</text:p>
      <text:p text:style-name="P339"><text:s text:c="4"/>[4211359.938852671, 7621739.802166396],</text:p>
      <text:p text:style-name="P339"><text:s text:c="4"/>[4226201.053365226, 7697045.899310788]</text:p>
      <text:p text:style-name="P339">]]</text:p>
      <text:p text:style-name="P339">]}</text:p>
      <text:p text:style-name="P166"/>
      <text:p text:style-name="P275"><text:span text:style-name="T123">а </text:span><text:span text:style-name="T200">Esri Json </text:span><text:span text:style-name="T123">должен быть типа</text:span></text:p>
      <text:p text:style-name="P369"><text:span text:style-name="T123">«</text:span><text:span text:style-name="T201">rings</text:span><text:span text:style-name="T123">»: [</text:span></text:p>
      <text:p text:style-name="P339">[</text:p>
      <text:p text:style-name="P339"><text:s text:c="4"/>[4279602.386113361, 7520773.048816763],</text:p>
      <text:p text:style-name="P339"><text:s text:c="4"/>[4279572.070031156, 7520668.786903687],</text:p>
      <text:p text:style-name="P339"><text:s text:c="4"/>[4279455.184565822, 7520710.387695587],</text:p>
      <text:p text:style-name="P339"><text:s text:c="4"/>[4279602.386113361, 7520773.048816763]</text:p>
      <text:p text:style-name="P339">], [</text:p>
      <text:p text:style-name="P339"><text:s text:c="4"/>[4208589.216875655, 7569584.6493480615],</text:p>
      <text:p text:style-name="P339"><text:s text:c="4"/>[4208579.177972653, 7569396.323268423],</text:p>
      <text:p text:style-name="P339"><text:s text:c="4"/>[4207803.281121826, 7568963.732610181],</text:p>
      <text:p text:style-name="P339"><text:s text:c="4"/>[4208589.216875655, 7569584.6493480615]</text:p>
      <text:p text:style-name="P339">], [</text:p>
      <text:p text:style-name="P339"><text:s text:c="4"/>[4226201.053365226, 7697045.899310788],</text:p>
      <text:p text:style-name="P339"><text:s text:c="4"/>[4226164.317933269, 7697577.007928321],</text:p>
      <text:p text:style-name="P339"><text:s text:c="3"/>...</text:p>
      <text:p text:style-name="P339"><text:s text:c="4"/>[4211359.938852671, 7621739.802166396],</text:p>
      <text:p text:style-name="P339"><text:s text:c="4"/>[4226201.053365226, 7697045.899310788]</text:p>
      <text:p text:style-name="P339">]]</text:p>
      <text:p text:style-name="P166"/>
      <text:p text:style-name="P306"><text:span text:style-name="T124">см. примеры </text:span><text:span text:style-name="T125">("recid": 143)</text:span></text:p>
      <text:p text:style-name="P275"><text:a xlink:type="simple" xlink:href="http://127.0.0.1:5000/2/query?returnGeometry=true&amp;geometryType=esriGeometryEnvelope&amp;geometry=%7B%22xmin%22%3A4103424.83887823%2C%22ymin%22%3A7491699.58654681%2C%22xmax%22%3A4494782.42369833%2C%22ymax%22%3A7726819.88555201%2C%22spatialReference%22%3A%7B%22wkid%22%3A102100%7D%7D&amp;inSR=102100&amp;spatialRel=esriSpatialRelIntersects&amp;outSR=102100&amp;outFields=*&amp;f=json&amp;_ts=635043200420853182&amp;">http://127.0.0.1:5000/2/query?returnGeometry=true&amp;geometryType=esriGeometryEnvelope&amp;geometry=%7b%22xmin</text:a><text:a xlink:type="simple" xlink:href="http://127.0.0.1:5000/2/query?returnGeometry=true&amp;geometryType=esriGeometryEnvelope&amp;geometry=%7B%22xmin%22%3A4103424.83887823%2C%22ymin%22%3A7491699.58654681%2C%22xmax%22%3A4494782.42369833%2C%22ymax%22%3A7726819.88555201%2C%22spatialReference%22%3A%7B%22wkid%22%3A102100%7D%7D&amp;inSR=102100&amp;spatialRel=esriSpatialRelIntersects&amp;outSR=102100&amp;outFields=*&amp;f=json&amp;_ts=635043200420853182&amp;">%22%3a4103424.83887823%2c%22ymin%22%3a7491699.58654681%2c%22xmax%22%3a4494782.42369833%2c%22ymax%22%3a7726819.88555201%2c%22spatialReference%22%3a%7b%22wkid%22%3a102100%7d%7d&amp;inSR=102100&amp;spatialRel=esriSpatialRelIntersects&amp;outSR=102100&amp;outFields=*&amp;f=json&amp;_ts=635043200420853182&amp;</text:a></text:p>
      <text:p text:style-name="P167"/>
      <text:p text:style-name="P275"><text:a xlink:type="simple" xlink:href="http://vags101.algis.com/arcgis/rest/services/flyzone/FeatureServer/2/query?returnGeometry=true&amp;geometryType=esriGeometryEnvelope&amp;geometry=%7B%22xmin%22%3A4103424.83887823%2C%22ymin%22%3A7491699.58654681%2C%22xmax%22%3A4494782.42369833%2C%22ymax%22%3A7726819.88555201%2C%22spatialReference%22%3A%7B%22wkid%22%3A102100%7D%7D&amp;inSR=102100&amp;spatialRel=esriSpatialRelIntersects&amp;outSR=102100&amp;outFields=*&amp;f=pjson">http://vags101.algis.com/arcgis/rest/services/flyzone/FeatureServer/2/query?returnGeometry=true&amp;geometryType=esriGeometryEnvelope&amp;geometry=%7b%22xmin%22%3a4103424.83887823%2c%22ymin%22%3a7491699.58654681%2c%22xmax%22%3a4494782.42369833%2c%22ymax%22%3a7726819.88555201%2c%22spatialReference%22%3a%7b%22wkid%22%3a102100%7d</text:a><text:a xlink:type="simple" xlink:href="http://vags101.algis.com/arcgis/rest/services/flyzone/FeatureServer/2/query?returnGeometry=true&amp;geometryType=esriGeometryEnvelope&amp;geometry=%7B%22xmin%22%3A4103424.83887823%2C%22ymin%22%3A7491699.58654681%2C%22xmax%22%3A4494782.42369833%2C%22ymax%22%3A7726819.88555201%2C%22spatialReference%22%3A%7B%22wkid%22%3A102100%7D%7D&amp;inSR=102100&amp;spatialRel=esriSpatialRelIntersects&amp;outSR=102100&amp;outFields=*&amp;f=pjson">%7d&amp;inSR=102100&amp;spatialRel=esriSpatialRelIntersects&amp;outSR=102100&amp;outFields=*&amp;f=pjson</text:a></text:p>
      <text:p text:style-name="P167"/>
      <text:p text:style-name="P168">В тырнете есть решение</text:p>
      <text:p text:style-name="P275"><text:a xlink:type="simple" xlink:href="https://bitbucket.org/gissolved/node_geometryservice/src/661c39d48418/lib/datatransformer.js#cl-106">https://bitbucket.org/gissolved/node_geometryservice/src/661c39d48418/lib/datatransformer.js#cl-</text:a><text:a xlink:type="simple" xlink:href="https://bitbucket.org/gissolved/node_geometryservice/src/661c39d48418/lib/datatransformer.js#cl-106">106</text:a></text:p>
      <table:table table:name="Table13" table:style-name="Table13">
        <table:table-column table:style-name="Table13.A"/>
        <table:table-row>
          <table:table-cell table:style-name="Table13.A1" office:value-type="string">
            <text:p text:style-name="P369">exports.geoJsonToEsriGeometry = function (geoJsonGeometry) {</text:p>
            <text:p text:style-name="P369"><text:bookmark text:name="cl-94"/><text:s text:c="2"/>var coordinates = geoJsonGeometry.coordinates;</text:p>
            <text:p text:style-name="P369"><text:bookmark text:name="cl-95"/><text:s text:c="2"/>switch(geoJsonGeometry.type){</text:p>
            <text:p text:style-name="P369"><text:bookmark text:name="cl-96"/><text:s text:c="4"/>case "Point":</text:p>
            <text:p text:style-name="P369"><text:bookmark text:name="cl-97"/><text:s text:c="6"/>return { "x" : coordinates[0], "y" : coordinates[1] };</text:p>
            <text:p text:style-name="P369"><text:bookmark text:name="cl-98"/><text:s text:c="4"/>case "MultiPoint":</text:p>
            <text:p text:style-name="P369"><text:bookmark text:name="cl-99"/><text:s text:c="6"/>return {"points" : coordinates};</text:p>
            <text:p text:style-name="P369"><text:bookmark text:name="cl-100"/><text:s text:c="4"/>case "LineString":</text:p>
            <text:p text:style-name="P369"><text:bookmark text:name="cl-101"/><text:s text:c="6"/>return {"paths" : [coordinates]};</text:p>
            <text:p text:style-name="P369"><text:bookmark text:name="cl-102"/><text:s text:c="4"/>case "MultiLineString":</text:p>
            <text:p text:style-name="P369"><text:bookmark text:name="cl-103"/><text:s text:c="6"/>return {"paths": coordinates};</text:p>
            <text:p text:style-name="P369"><text:bookmark text:name="cl-104"/><text:s text:c="4"/>case "Polygon":</text:p>
            <text:p text:style-name="P369"><text:bookmark text:name="cl-105"/><text:s text:c="6"/>return {"rings" : coordinates};</text:p>
            <text:p text:style-name="P369"><text:bookmark text:name="cl-106"/><text:s text:c="4"/>case "MultiPolygon":</text:p>
            <text:p text:style-name="P369"><text:bookmark text:name="cl-107"/><text:s text:c="6"/>var result = [];</text:p>
            <text:p text:style-name="P369"><text:bookmark text:name="cl-108"/><text:s text:c="6"/>for (var i = 0; i &lt; coordinates.length; i++) {</text:p>
            <text:p text:style-name="P369"><text:bookmark text:name="cl-109"/><text:s text:c="8"/>var polygon = coordinates[i];</text:p>
            <text:p text:style-name="P369"><text:bookmark text:name="cl-110"/><text:s text:c="8"/>for (var j = 0; j &lt; polygon.length; j++) {</text:p>
            <text:p text:style-name="P369"><text:bookmark text:name="cl-111"/><text:s text:c="10"/>result.push(polygon[j]);</text:p>
            <text:p text:style-name="P369"><text:bookmark text:name="cl-112"/><text:s text:c="8"/>}</text:p>
            <text:p text:style-name="P369"><text:bookmark text:name="cl-113"/><text:s text:c="6"/>}</text:p>
            <text:p text:style-name="P369"><text:bookmark text:name="cl-114"/><text:s text:c="6"/>return {"rings": result};</text:p>
            <text:p text:style-name="P369"><text:bookmark text:name="cl-115"/><text:s text:c="4"/>default:</text:p>
            <text:p text:style-name="P369"><text:bookmark text:name="cl-116"/><text:s text:c="6"/>return {"error": "failed to convert GeoJson : " + JSON.stringify(geoJsonGeometry)};</text:p>
            <text:p text:style-name="P369"><text:bookmark text:name="cl-117"/><text:s text:c="2"/>}</text:p>
            <text:p text:style-name="P404"><text:bookmark text:name="cl-118"/>};</text:p>
          </table:table-cell>
        </table:table-row>
      </table:table>
      <text:p text:style-name="P165">на яваскрипт.</text:p>
      <text:p text:style-name="P169">На Python это будет так:</text:p>
      <table:table table:name="Table14" table:style-name="Table14">
        <table:table-column table:style-name="Table14.A"/>
        <table:table-row>
          <table:table-cell table:style-name="Table14.A1" office:value-type="string">
            <text:p text:style-name="P370"><text:s text:c="4"/>import simplejson</text:p>
            <text:p text:style-name="P370"><text:s text:c="4"/>geoPolygon = simplejson.loads(geoJson)</text:p>
            <text:p text:style-name="P370"><text:s text:c="4"/>rings = []</text:p>
            <text:p text:style-name="P370"><text:s text:c="4"/>for ring in geoPolygon['coordinates']:</text:p>
            <text:p text:style-name="P370"><text:s text:c="8"/>for e in ring:</text:p>
            <text:p text:style-name="P370"><text:s text:c="12"/>rings.append(e)</text:p>
            <text:p text:style-name="P370"><text:s text:c="4"/>esriPolygon = {"rings": rings}</text:p>
            <text:p text:style-name="P370"><text:s text:c="4"/>esriJson = simplejson.dumps(esriPolygon, ensure_ascii=False, sort_keys=True, indent=2, use_decimal=True)</text:p>
            <text:p text:style-name="P370"><text:s text:c="4"/>print esriJson</text:p>
          </table:table-cell>
        </table:table-row>
      </table:table>
      <text:p text:style-name="P163">заодно выяснилось, что при загрузке геометрии в БД все ринги перекрутились, что, однако, не повлияло на отображение фичей.</text:p>
      <text:p text:style-name="P163"/>
      <text:h text:style-name="Heading_20_2" text:outline-level="2"><text:bookmark-start text:name="__RefHeading__1989_194270726"/>заметки про автокомплит<text:bookmark-end text:name="__RefHeading__1989_194270726"/></text:h>
      <text:p text:style-name="P96"><text:span text:style-name="T182">«pydev</text:span><text:span text:style-name="T14">|komodo</text:span><text:span text:style-name="T182"> autocomplete object type tips in comments»</text:span></text:p>
      <text:p text:style-name="P95"><text:a xlink:type="simple" xlink:href="http://stackoverflow.com/questions/2881237/eclipse-pydev-auto-suggestions-dont-work-in-some-cases"><text:span text:style-name="T181">http://stackoverflow.com/questions/2881237/eclipse-pydev-auto-suggestions-dont-work-in-some-</text:span></text:a><text:a xlink:type="simple" xlink:href="http://stackoverflow.com/questions/2881237/eclipse-pydev-auto-suggestions-dont-work-in-some-cases"><text:span text:style-name="T181">cases</text:span></text:a></text:p>
      <text:p text:style-name="P95"><text:a xlink:type="simple" xlink:href="http://sebthom.de/140-leveraging-pydevs-auto-completion-indirectly-created-objects/"><text:span text:style-name="T181">http://sebthom.de/140-leveraging-pydevs-auto-completion-indirectly-created-objects/</text:span></text:a></text:p>
      <text:p text:style-name="P95"><text:a xlink:type="simple" xlink:href="http://community.activestate.com/forum-topic/getting-more-your-php-and-javascript-code"><text:span text:style-name="T181">http://community.activestate.com/forum-topic/getting-more-your-php-and-javascript-code</text:span></text:a></text:p>
      <text:p text:style-name="P95"><text:a xlink:type="simple" xlink:href="http://support.activestate.com/node/6566"><text:span text:style-name="T181">http://support.activestate.com/node/6566</text:span></text:a></text:p>
      <text:p text:style-name="P102">Если кратко, то Комоду надо подсказывать так</text:p>
      <text:p text:style-name="P352">if 0: lyrconf = layermeta.LayerInfo()</text:p>
      <text:p text:style-name="P102">а ПайДеву можно так</text:p>
      <text:p text:style-name="P352">assert isinstance(lyrconf, layermeta.LayerInfo)</text:p>
      <text:p text:style-name="P102"/>
      <text:h text:style-name="Heading_20_2" text:outline-level="2"><text:bookmark-start text:name="__RefHeading__1991_194270726"/>автосейв и подсветка слов<text:bookmark-end text:name="__RefHeading__1991_194270726"/></text:h>
      <text:p text:style-name="P106">автосейв в Эклипсе при потере фокуса; подсветка всех вхождений слова.</text:p>
      <text:p text:style-name="P107"><text:a xlink:type="simple" xlink:href="http://code.google.com/p/eclatosa/"><text:span text:style-name="T184">http://code.google.com/p/eclatosa/</text:span></text:a></text:p>
      <text:p text:style-name="P107"><text:a xlink:type="simple" xlink:href="http://ystrot.github.io/glance/"><text:span text:style-name="T184">http://ystrot.github.io/glance/</text:span></text:a></text:p>
      <text:p text:style-name="P122"/>
      <text:p text:style-name="P136"/>
      <text:h text:style-name="Heading_20_2" text:outline-level="2"><text:bookmark-start text:name="__RefHeading__1993_194270726"/>Проблема нумериков<text:bookmark-end text:name="__RefHeading__1993_194270726"/></text:h>
      <text:p text:style-name="P134"><text:span text:style-name="T191">поля </text:span><text:span text:style-name="T17">numeric </text:span><text:span text:style-name="T191">в PostgreSQL превращаются в Python в </text:span><text:span text:style-name="T17">Decimal() </text:span><text:span text:style-name="T191">и </text:span><text:span text:style-name="T17">json.dumps </text:span><text:span text:style-name="T191">не может переварить нули</text:span></text:p>
      <text:p text:style-name="P364">text = json.dumps(data, ensure_ascii=False, sort_keys=True, indent=2)</text:p>
      <text:p text:style-name="P365">File "c:\d\Python27\lib\json\encoder.py", line 178, in default</text:p>
      <text:p text:style-name="P363">TypeError: Decimal('0E-11') is not JSON serializable</text:p>
      <text:p text:style-name="P365">- <text:s/>'discretint': Decimal('0E-11'),</text:p>
      <text:p text:style-name="P139">решение, быстрое и грязное, такое</text:p>
      <text:p text:style-name="P366"><text:s text:c="4"/>import decimal</text:p>
      <text:p text:style-name="P366"><text:s text:c="4"/>import simplejson # as json</text:p>
      <text:p text:style-name="P366"><text:s text:c="4"/>data = {'a': 'b', 'c': decimal.Decimal(3.14), 'd': decimal.Decimal('0E-11')}</text:p>
      <text:p text:style-name="P366"><text:s text:c="4"/>def jsonify(obj):</text:p>
      <text:p text:style-name="P366"><text:s text:c="8"/>if isinstance(obj, decimal.Decimal):</text:p>
      <text:p text:style-name="P366"><text:s text:c="12"/>return float(obj)</text:p>
      <text:p text:style-name="P366"><text:s text:c="8"/>raise TypeError(repr(obj) + " is not JSON serializable")</text:p>
      <text:p text:style-name="P366"><text:s text:c="4"/>text = simplejson.dumps(data, ensure_ascii=False, sort_keys=True, indent=2, default=jsonify, use_decimal=False)</text:p>
      <text:p text:style-name="P304"><text:span text:style-name="T120">такая сериализация является необратимой. Когда в данных есть и </text:span><text:span text:style-name="T18">float </text:span><text:span text:style-name="T120">и </text:span><text:span text:style-name="T18">Decimal </text:span><text:span text:style-name="T120">а форма записи в текст одна и та же «</text:span><text:span text:style-name="T18">xyz.abg</text:span><text:span text:style-name="T120">» то при считывании парсер не может знать, это флоат или децимал.</text:span></text:p>
      <text:p text:style-name="P140"/>
      <text:p text:style-name="P137"/>
      <text:h text:style-name="P437" text:outline-level="2"><text:bookmark-start text:name="__RefHeading__1995_194270726"/>Похоже, что ArcGIS ищет не «пересечение» с боксом а «попадание внутрь» бокса<text:bookmark-end text:name="__RefHeading__1995_194270726"/></text:h>
      <text:p text:style-name="P147">Это подтверждается результатами таких запросов</text:p>
      <text:p text:style-name="P305"><text:span text:style-name="T121">http://vags101.algis.com/arcgis/rest/services/seisprofiles/FeatureServer/1/query?returnGeometry=true&amp;geometryType=esriGeometryEnvelope&amp;geometry={</text:span><text:span text:style-name="T122">"xmin":6593024.93074047,"ymin":10538006.415246,"xmax":6641944.62884298,"ymax":10569039.8487298</text:span><text:span text:style-name="T121">,"spatialReference":{"wkid":102100}}&amp;inSR=102100&amp;spatialRel=</text:span><text:span text:style-name="T122">esriSpatialRelIntersects</text:span><text:span text:style-name="T121">&amp;outSR=102100&amp;outFields=*&amp;f=pjson</text:span></text:p>
      <text:p text:style-name="P147">выдает 16 фичей.</text:p>
      <text:p text:style-name="P147"/>
      <text:p text:style-name="P367">select *, st_asgeojson(1, st_transform(geom::geometry, 3857)) shape</text:p>
      <text:p text:style-name="P367">from seisprof </text:p>
      <text:p text:style-name="P367">where not st_disjoint(</text:p>
      <text:p text:style-name="P367"><text:tab/>geom::geometry</text:p>
      <text:p text:style-name="P367"><text:tab/>,ST_transform(</text:p>
      <text:p text:style-name="P367"><text:tab/><text:tab/>ST_GeomFromText(</text:p>
      <text:p text:style-name="P367"><text:tab/><text:tab/><text:tab/>'POLYGON((6593024.93074 10538006.4152, 6641944.62884 10538006.4152, 6641944.62884 10569039.8487, 6593024.93074 10569039.8487, 6593024.93074 10538006.4152))'</text:p>
      <text:p text:style-name="P367"><text:tab/><text:tab/><text:tab/>, 3857)</text:p>
      <text:p text:style-name="P367"><text:tab/><text:tab/>, st_srid(geom::geometry) )</text:p>
      <text:p text:style-name="P367"><text:tab/>);</text:p>
      <text:p text:style-name="P142">выдает 16 фичей.</text:p>
      <text:p text:style-name="P142"/>
      <text:p text:style-name="P367">select *, st_asgeojson(1, st_transform(geom::geometry, 3857)) shape</text:p>
      <text:p text:style-name="P367"><text:s text:c="8"/>from seisprof where geom::geometry &amp;&amp; ST_transform(</text:p>
      <text:p text:style-name="P367"><text:s text:c="8"/>ST_GeomFromText('POLYGON((6593024.93074 10538006.4152, 6641944.62884 10538006.4152, 6641944.62884 10569039.8487, 6593024.93074 10569039.8487, 6593024.93074 10538006.4152))', 3857)</text:p>
      <text:p text:style-name="P367"><text:s text:c="8"/>, st_srid(geom::geometry) );</text:p>
      <text:p text:style-name="P142">выдает 20 фичей.</text:p>
      <text:p text:style-name="P184"/>
      <text:p text:style-name="P143"><text:span text:style-name="T203">Ерунда. Есри все корректно ищет, а вот оператор «</text:span><text:span text:style-name="T32">&amp;&amp;</text:span><text:span text:style-name="T203">» ищет накладывающиеся боксы.</text:span></text:p>
      <text:p text:style-name="P144"><text:a xlink:type="simple" xlink:href="http://vasnake.blogspot.ru/2013/04/intersect-or-not-disjoint.html"><text:span text:style-name="T204">http://vasnake.blogspot.ru/2013/04/intersect-or-not-disjoint.html</text:span></text:a></text:p>
      <text:p text:style-name="P185"/>
      <text:h text:style-name="P429" text:outline-level="1"><text:bookmark-start text:name="__RefHeading__2924_1558485105"/>Readme<text:bookmark-end text:name="__RefHeading__2924_1558485105"/></text:h>
      <text:p text:style-name="P25">Что это</text:p>
      <text:p text:style-name="P276"><text:span text:style-name="T205">Mapfeatureserver </text:span><text:span text:style-name="T127">это веб-сервис, написанный на Python (</text:span><text:span text:style-name="T205">WSGI, Flask</text:span><text:span text:style-name="T127">) с целью имитации </text:span><text:span text:style-name="T205">ArcGIS FeatureServer </text:span><text:span text:style-name="T128">(</text:span><text:span text:style-name="T206">Feature Service – Layer aka FeatureLayer</text:span><text:span text:style-name="T128">) </text:span><text:a xlink:type="simple" xlink:href="http://resources.arcgis.com/en/help/rest/apiref/fslayer.html">http://resources.arcgis.com/en/help/rest/apiref/fslayer.html</text:a><text:span text:style-name="T205"> </text:span><text:span text:style-name="T127">без привлечения закрытого и дорогого софта.</text:span></text:p>
      <text:p text:style-name="P186"/>
      <text:p text:style-name="P277"><text:span text:style-name="T129">На данном этапе проект находится в состоянии </text:span><text:span text:style-name="T207">Proof Of Concept, </text:span><text:span text:style-name="T129">то есть черновика, позволяющего определить применимость идеи и направления развития.</text:span></text:p>
      <text:p text:style-name="P187"/>
      <text:p text:style-name="P188">Сервис умеет отвечать на два вида запросов:</text:p>
      <text:p text:style-name="P279"><text:span text:style-name="T130">метаданные слоя http://&lt;featureservice-url&gt;/&lt;layerId&gt; (</text:span><text:a xlink:type="simple" xlink:href="http://resources.arcgis.com/en/help/rest/apiref/fslayer.html">http://resources.arcgis.com/en/help/rest/apiref/fslayer.html</text:a><text:span text:style-name="T130">)</text:span></text:p>
      <text:p text:style-name="P279"><text:span text:style-name="T130">и выборка объектов прямоугольником </text:span><text:span text:style-name="T131">http://&lt;featurelayer-url&gt;/query (</text:span><text:a xlink:type="simple" xlink:href="http://resources.arcgis.com/en/help/rest/apiref/fsquery.html">http://resources.arcgis.com/en/help/rest/apiref/fsquery.html</text:a><text:span text:style-name="T131">).</text:span></text:p>
      <text:p text:style-name="P189">Для выборки имеет значение только ограниченный набор параметров. Пример:</text:p>
      <text:p text:style-name="P307"><text:span text:style-name="T132">http://</text:span><text:span text:style-name="T33">service</text:span><text:span text:style-name="T132">/0/query?geometry={"xmin":3907314.1268439,"ymin":6927697.68990079,"xmax":3996369.71947852,"ymax":7001516.67745022,"spatialReference":{"wkid":102100}}&amp;outSR=102100</text:span></text:p>
      <text:p text:style-name="P189"/>
      <text:p text:style-name="P289"><text:span text:style-name="T132">Этих два вида запросов позволяют использовать слои сервиса в программах типа Картобонус <text:s/>(</text:span><text:a xlink:type="simple" xlink:href="http://www.allgis.org/cartobonus/help/">http://www.allgis.org/cartobonus/help/</text:a><text:span text:style-name="T150"> </text:span><text:span text:style-name="T208">ArcGIS Silverlight API). </text:span><text:span text:style-name="T132">Использование ограничивается добавлением слоя в карту и просмотр</text:span><text:span text:style-name="T134">ом</text:span><text:span text:style-name="T132"> обьектов и их атрибутов на карте и в формах отображения атрибутов.</text:span></text:p>
      <text:p text:style-name="P278"><text:span text:style-name="T133">Фильтрация и редактирование записей пока не реализован</text:span><text:span text:style-name="T135">ы</text:span><text:span text:style-name="T133">.</text:span></text:p>
      <text:p text:style-name="P278"><text:span text:style-name="T132">Вероятнее всего, в других </text:span><text:span text:style-name="T208">API </text:span><text:span text:style-name="T132">от </text:span><text:span text:style-name="T208">Esri </text:span><text:span text:style-name="T132">слои тоже могут использоваться, но точно не знаю, не проверял.</text:span></text:p>
      <text:p text:style-name="P189"/>
      <text:p text:style-name="P25">Как использовать</text:p>
      <text:p text:style-name="P190">Для запуска сервиса нужно сделать следующее:</text:p>
      <text:p text:style-name="P280"><text:span text:style-name="T136">Установить Python 2.7 и необходимые библиотеки</text:span><text:span text:style-name="T137">:</text:span></text:p>
      <text:p text:style-name="P281"><text:span text:style-name="T145">например </text:span><text:span text:style-name="T137">для MS Windows:</text:span></text:p>
      <text:p text:style-name="P340">set path=%path%;c:\d\Python27;c:\d\Python27\Scripts</text:p>
      <text:p text:style-name="P340">pip install Flask flask-login blinker psycopg2 simplejson</text:p>
      <text:p text:style-name="P191"/>
      <text:p text:style-name="P281"><text:span text:style-name="T137">psycopg2 for Windows забирать отсюда </text:span><text:a xlink:type="simple" xlink:href="http://www.stickpeople.com/projects/python/win-psycopg/">http://www.stickpeople.com/projects/python/win-psycopg/</text:a></text:p>
      <text:p text:style-name="P191"/>
      <text:p text:style-name="P283"><text:span text:style-name="T139">запустить приложение </text:span><text:span text:style-name="T209">Flask</text:span></text:p>
      <text:p text:style-name="P376">pushd mapfeatureserver\wsgi</text:p>
      <text:p text:style-name="P376">python mapfs_controller.py</text:p>
      <text:p text:style-name="P291"/>
      <text:p text:style-name="P192">Сервис доступен по URL</text:p>
      <text:p text:style-name="P145"><text:a xlink:type="simple" xlink:href="http://localhost:5000/"><text:span text:style-name="T210">http://</text:span></text:a><text:a xlink:type="simple" xlink:href="http://localhost:5000/"><text:span text:style-name="T34">localhost</text:span></text:a><text:a xlink:type="simple" xlink:href="http://localhost:5000/"><text:span text:style-name="T210">:5000/</text:span></text:a></text:p>
      <text:p text:style-name="P193">На странице вы увидите ссылки на тестовые слои, эти ссылки работать не будут. Убрать их можно отредактировав файл</text:p>
      <text:p text:style-name="P193">mapfeatureserver\wsgi\templates\servlets.html</text:p>
      <text:p text:style-name="P193"/>
      <text:p text:style-name="P194">Для добавления слоя к сервису нужно сделать следующее:</text:p>
      <text:p text:style-name="P282"><text:span text:style-name="T137">обеспечить доступ к БД PostGIS, например установив СУБД на свой хост </text:span><text:a xlink:type="simple" xlink:href="http://postgis.net/windows_downloads"><text:span text:style-name="T138">http://postgis.net/windows_downloads</text:span></text:a></text:p>
      <text:p text:style-name="P195"/>
      <text:p text:style-name="P284"><text:span text:style-name="T140">загрузить в БД </text:span><text:span text:style-name="T211">shp</text:span><text:span text:style-name="T140">-файл с данными, по примеру</text:span></text:p>
      <text:p text:style-name="P374">set path=%path%;c:\Program Files\PostgreSQL\9.0\bin</text:p>
      <text:p text:style-name="P374">pushd c:\t\<text:span text:style-name="T35">shpdir</text:span></text:p>
      <text:p text:style-name="P375"><text:span text:style-name="T212">shp2pgsql.exe -d -I -s 4326 -W cp1251 </text:span><text:span text:style-name="T20">flyzone</text:span><text:span text:style-name="T212">.shp mfsdata.</text:span><text:span text:style-name="T20">flyzone </text:span><text:span text:style-name="T212">&gt; </text:span><text:span text:style-name="T20">flyzone</text:span><text:span text:style-name="T212">.dump.sql</text:span></text:p>
      <text:p text:style-name="P371"><text:span text:style-name="T141">psql -f </text:span><text:span text:style-name="T213">flyzone</text:span><text:span text:style-name="T141">.dump.sql postgisdb mfs</text:span></text:p>
      <text:p text:style-name="P1"/>
      <text:p text:style-name="P196">зарегистрировать слой в сервисе отредактировав файл</text:p>
      <text:p text:style-name="P196">mapfeatureserver\config\layers.config.ini</text:p>
      <text:p text:style-name="P196">ориентируясь на приведенные в нем примеры.</text:p>
      <text:p text:style-name="P196"/>
      <text:p text:style-name="P308"><text:span text:style-name="T142">Создать файл </text:span><text:span text:style-name="T143">(самая сложная и трудоемкая часть)</text:span></text:p>
      <text:p text:style-name="P308"><text:span text:style-name="T142">mapfeatureserver\config\layer.</text:span><text:span text:style-name="T36">&lt;layer id&gt;</text:span><text:span text:style-name="T142">.config.json</text:span></text:p>
      <text:p text:style-name="P308"><text:span text:style-name="T142">Проще всего взять за основу выдачу аналогичной службы </text:span><text:span text:style-name="T36">ArcGIS Feature Layer, </text:span><text:span text:style-name="T142">по примеру</text:span></text:p>
      <text:p text:style-name="P292">http://testags/arcgis/rest/services/flyzone/FeatureServer/2?f=pjson</text:p>
      <text:p text:style-name="P176"><text:span text:style-name="T214">и использовать служебную страницу сервиса, по примеру</text:span></text:p>
      <text:p text:style-name="P197">http://localhost:5000/admin/dsn/flyzone?oidfield=gid&amp;geomfield=geom</text:p>
      <text:p text:style-name="P196"/>
      <text:p text:style-name="P309"><text:span text:style-name="T144">Созданный слой можно использовать в картприложениях типа Картобонус </text:span><text:span text:style-name="T150">(http://www.allgis.org/cartobonus/help/)</text:span><text:span text:style-name="T144">, добавляя его в карту как обычный </text:span><text:span text:style-name="T37">FeatureLayer ArcGIS (http://hostname:5000/&lt;layer id&gt;)</text:span></text:p>
      <text:p text:style-name="P293"/>
      <text:p text:style-name="P26">Планы по развитию</text:p>
      <text:p text:style-name="P198">Код: упаковать модули в пакет, может быть Python egg.</text:p>
      <text:p text:style-name="P198">Слои: алиасы полей брать из метаданных.</text:p>
      <text:p text:style-name="P290"><text:span text:style-name="T151">Слои: реализовать работу функции </text:span><text:span text:style-name="T219">Identify (</text:span><text:span text:style-name="T151">Инфо в Картобонус</text:span><text:span text:style-name="T219">).</text:span></text:p>
      <text:p text:style-name="P198">Слои: реализовать функцию редактирования фичей — атрибутики и геометрии.</text:p>
      <text:p text:style-name="P198">Слои: реализовать фильтрацию записей.</text:p>
      <text:p text:style-name="P285"><text:span text:style-name="T147">Слои: р</text:span><text:span text:style-name="T146">еализовать ограничение списка полей в выдаче.</text:span></text:p>
      <text:p text:style-name="P286"><text:span text:style-name="T147">Код: покрыть код тестами и использовать </text:span><text:span text:style-name="T216">mock </text:span><text:span text:style-name="T147">вместо реальной БД.</text:span></text:p>
      <text:p text:style-name="P287"><text:span text:style-name="T148">Платформа: сделать версию для </text:span><text:span text:style-name="T217">MySQL.</text:span></text:p>
      <text:p text:style-name="P294"/>
      <text:p text:style-name="P27">Лицензия и ограничения</text:p>
      <text:p text:style-name="P288"><text:span text:style-name="T149">Код предоставляется и распространяется под лицензией </text:span><text:span text:style-name="T218">GNU.</text:span></text:p>
      <text:p text:style-name="P295"/>
      <text:p text:style-name="P146"><text:span text:style-name="T218">Ограничения: необходим доступ к БД PostGIS; файл метаданных слоя приходится создавать вручную; из всех видов запросов указанных в спецификации </text:span><text:span text:style-name="T39">Esri</text:span><text:span text:style-name="T218">, работает только один — на выборку объектов прямоугольником.</text:span></text:p>
      <text:p text:style-name="P199"/>
      <text:h text:style-name="P430" text:outline-level="1"><text:bookmark-start text:name="__RefHeading__3317_2083954071"/>Статья на ГИС-лаб<text:bookmark-end text:name="__RefHeading__3317_2083954071"/></text:h>
      <text:p text:style-name="P200">Первая версия статьи.</text:p>
      <text:p text:style-name="P310"><text:a xlink:type="simple" xlink:href="http://gis-lab.info/qa/authors.html"><text:span text:style-name="T222">http://gis-lab.info/qa/authors.html</text:span></text:a></text:p>
      <text:p text:style-name="P311"/>
      <text:p text:style-name="P311">Mapfeatureserver как замена ArcGIS Server</text:p>
      <text:p text:style-name="P310"><text:a xlink:type="simple" xlink:href="http://wiki.gis-lab.info/w/Mapfeatureserver_как_замена_ArcGIS_Server"><text:span text:style-name="T222">http://wiki.gis-lab.info/w/Mapfeatureserver_как_замена_ArcGIS_Server</text:span></text:a></text:p>
      <text:p text:style-name="P311"/>
      <table:table table:name="Table15" table:style-name="Table15">
        <table:table-column table:style-name="Table15.A"/>
        <table:table-row>
          <table:table-cell table:style-name="Table15.A1" office:value-type="string">
            <text:p text:style-name="P377"/>
            <text:p text:style-name="P377"/>
            <text:p text:style-name="P377">{{Статья|Черновик}}</text:p>
            <text:p text:style-name="P377">{{Аннотация|Описание веб-сервиса Mapfeatureserver как замены ArcGIS Server}}</text:p>
            <text:p text:style-name="P377"/>
            <text:p text:style-name="P377">[https://github.com/vasnake/mapfeatureserver Mapfeatureserver] (далее MFS) - это веб-сервис, написанный на Python (WSGI, Flask) и реализующий [http://resources.arcgis.com/en/help/rest/apiref/index.html?overview.html ArcGIS Server REST API] для слоев типа [http://resources.arcgis.com/en/help/rest/apiref/fslayer.html Feature Layer]. MFS был задуман как средство, позволяющее избавиться от дорогостоящего ArcGIS Server при работе с веб-картами, использующими [http://resources.arcgis.com/content/web/web-apis ArcGIS API].</text:p>
            <text:p text:style-name="P377"/>
            <text:p text:style-name="P377">Mapfeatureserver будет полезен разработчикам ГИС решений для веб и интранет, поскольку позволяет получить веб-карты красивые и функциональные как в ArcGIS, но без затрат на приобретение ArcGIS Server.</text:p>
            <text:p text:style-name="P377"/>
            <text:p text:style-name="P377">== Что это, Mapfeatureserver? ==</text:p>
            <text:p text:style-name="P377"/>
            <text:p text:style-name="P377">Как я уже упомянул, MFS это open source программа на Python, которая после запуска создает веб-сервис отвечающий спецификации [http://resources.arcgis.com/en/help/rest/apiref/index.html?overview.html ArcGIS Server REST API] для картографических слоев типа [http://resources.arcgis.com/en/help/rest/apiref/fslayer.html Feature Layer]. Веб модуль MFS написан с использованием фреймворка Flask и отвечает спецификации WSGI, что позволяет использовать MFS в качестве части более крупных веб-решений.</text:p>
            <text:p text:style-name="P377"/>
            <text:p text:style-name="P377">Геоданные MFS считывает из PostGIS DB, что означает необходимость а) загрузить данные предполагаемого решения в БД PostGIS; б) обеспечить доступ к этой БД сервису MFS. На текущий момент, кроме PostGIS, другие БД не поддерживаются, но есть планы добавить поддержку MySQL и MongoDB.</text:p>
            <text:p text:style-name="P377"/>
            <text:p text:style-name="P377">Общая картина использования MFS выглядит примерно так.</text:p>
            <text:p text:style-name="P377">* Геоданные (шейп-файлы, к примеру) загружаем в PostGIS.</text:p>
            <text:p text:style-name="P377">* Для каждого слоя данных вписываем сведения в конфигурационные файлы MFS.</text:p>
            <text:p text:style-name="P377">* Запускаем веб-сервис.</text:p>
            <text:p text:style-name="P377">* В клиентской программе, к примеру [http://www.allgis.org/cartobonus/help/ Картобонус], добавляем к карте слои точно так же, как обычные FeatureLayer из ArcGIS Server.</text:p>
            <text:p text:style-name="P377"/>
            <text:p text:style-name="P377">Теперь о недостатках и ограничениях MFS.</text:p>
            <text:p text:style-name="P377"/>
            <text:p text:style-name="P377">На текущий момент программа находится в стадии «Proof of Concept», то есть обладает функциональностью минимально достаточной для демонстрации работоспособности подхода.</text:p>
            <text:p text:style-name="P377">Из всего многообразия запросов декларированных в API, наш сервис пока реализует два:</text:p>
            <text:p text:style-name="P377">* [http://resources.arcgis.com/en/help/rest/apiref/fslayer.html layer metadata] &lt;pre&gt;http://&lt;featureservice-url&gt;/&lt;layerId&gt;&lt;/pre&gt;</text:p>
            <text:p text:style-name="P377">* [http://resources.arcgis.com/en/help/rest/apiref/fsquery.html layer data query] by box &lt;pre&gt;http://&lt;featurelayer-url&gt;/query&lt;/pre&gt;</text:p>
            <text:p text:style-name="P377">причем запрос данных может быть только одного типа - запрос на выборку по ограничивающему боксу (box).</text:p>
            <text:p text:style-name="P377">Этого достаточно, чтобы загрузить слой в карту и делать zoom, pan, просмотр атрибутов для features, но и только.</text:p>
            <text:p text:style-name="P377"/>
            <text:p text:style-name="P377">Остальная часть API будет реализована несколько позже. Хорошая новость заключается в том, что проект - open source и любой, кто обладает соответствующими навыками, может ускорить реализацию недостающих функций.</text:p>
            <text:p text:style-name="P377"/>
            <text:p text:style-name="P377">== Инструкция по использованию Mapfeatureserver ==</text:p>
            <text:p text:style-name="P377"/>
            <text:p text:style-name="P377">Изложенная здесь информация может устареть к тому времени как вы читаете этот текст. Наиболее свежую информацию о проекте вы всегда можете найти на странице проекта в GitHub https://github.com/vasnake/mapfeatureserver</text:p>
            <text:p text:style-name="P377"/>
            <text:p text:style-name="P377">Чтобы запустить сервис MFS вам понадобится выполнить следующие шаги:</text:p>
            <text:p text:style-name="P377">* Скачать [https://github.com/vasnake/mapfeatureserver MFS с GitHub].</text:p>
            <text:p text:style-name="P377">* Установить Python 2.7 и необходимые библиотки, к примеру для MS Windows</text:p>
            <text:p text:style-name="P377">&lt;pre&gt;set path=%path%;c:\d\Python27;c:\d\Python27\Scripts</text:p>
            <text:p text:style-name="P377">pip install Flask flask-login blinker psycopg2 simplejson&lt;/pre&gt;</text:p>
            <text:p text:style-name="P377">[http://www.stickpeople.com/projects/python/win-psycopg/ psycopg2 for Windows]</text:p>
            <text:p text:style-name="P377">* Запустить приложение Flask</text:p>
            <text:p text:style-name="P377">&lt;pre&gt;pushd mapfeatureserver\wsgi</text:p>
            <text:p text:style-name="P377">python mapfs_controller.py&lt;/pre&gt;</text:p>
            <text:p text:style-name="P377">URL веб-службы будет таким http://localhost:5000/</text:p>
            <text:p text:style-name="P377">Если вы откроете эту страницу в браузере вы увидите служебную страницу со ссылками на тестовые слои. Эти ссылки работать не будут, так как у вас нет таких слоев. Удалить лишнее и добавить свое вы можете поправив файл</text:p>
            <text:p text:style-name="P377">&lt;pre&gt;mapfeatureserver\wsgi\templates\servlets.html&lt;/pre&gt;</text:p>
            <text:p text:style-name="P377"/>
            <text:p text:style-name="P377">Чтобы создать новый слой, вам нужно выполнить следующие шаги:</text:p>
            <text:p text:style-name="P377">* Получить доступ к БД PostGIS, к примеру, установив БД на свой хост.</text:p>
            <text:p text:style-name="P377">* Загрузить шейп-файл с нужными данными в БД, к примеру так:</text:p>
            <text:p text:style-name="P377">&lt;pre&gt;set path=%path%;c:\Program Files\PostgreSQL\9.0\bin</text:p>
            <text:p text:style-name="P377">pushd c:\t\shpdir</text:p>
            <text:p text:style-name="P377">shp2pgsql.exe -d -I -s 4326 -W cp1251 flyzone.shp mfsdata.flyzone &gt; flyzone.dump.sql</text:p>
            <text:p text:style-name="P377">psql -f flyzone.dump.sql postgisdb mfs&lt;/pre&gt;</text:p>
            <text:p text:style-name="P377">* Записать сведения о слое в конфигурационный файл</text:p>
            <text:p text:style-name="P377">&lt;pre&gt;mapfeatureserver\config\layers.config.ini&lt;/pre&gt;</text:p>
            <text:p text:style-name="P377">находящиеся там примеры и комментарии помогут не ошибиться.</text:p>
            <text:p text:style-name="P377">* Создать файл метаданных для слоя. Это самая трудная часть.</text:p>
            <text:p text:style-name="P377">&lt;pre&gt;mapfeatureserver\config\layer.&lt;layer id&gt;.config.json&lt;/pre&gt;</text:p>
            <text:p text:style-name="P377">Чтобы было легче, можно скопировать метаданные из аналогичного существующего слоя ArcGIS и внести в него правки. Метаданные слоя из ArcGIS доступны по URL типа &lt;pre&gt;http://testags/arcgis/rest/services/flyzone/FeatureServer/2?f=pjson&lt;/pre&gt;</text:p>
            <text:p text:style-name="P377">Также, в MFS есть специальные страницы, типа &lt;pre&gt;http://localhost:5000/admin/dsn/flyzone?oidfield=gid&amp;geomfield=geom&lt;/pre&gt;</text:p>
            <text:p text:style-name="P377">для помощи в составлении файла метаданных.</text:p>
            <text:p text:style-name="P377"/>
            <text:p text:style-name="P377">После выполнения этих шагов, можно использовать слои MFS как обычные слои ArcGIS Feature Layer в веб-картах построенных на ArcGIS web API. К примеру, есть вьювер [http://www.allgis.org/cartobonus/help/ Картобонус], построенный на [http://resources.arcgis.com/en/help/silverlight-viewer/concepts/ ArcGIS API for Silverlight], именно он использовался для тестирования MFS. Чтобы добавить слой в карту, используйте URL вида &lt;pre&gt;http://hostname:5000/&lt;layer id&gt;&lt;/pre&gt;</text:p>
            <text:p text:style-name="P377">[[Файл:Слои Mapfeatureserver в веб-картах Картобонус.png|мини|центр|750|Рабочий скриншот]]</text:p>
            <text:p text:style-name="P377"/>
            <text:p text:style-name="P377">Как видите, за исключением файла метаданных, всё достаточно просто.</text:p>
            <text:p text:style-name="P377">Теперь у нас есть свободный и бесплатный сервер Feature Layer-ов для обеспечения работы любого картографического софта, использующего спецификации ArcGIS REST API.</text:p>
            <text:p text:style-name="P377"/>
            <text:p text:style-name="P377">См. также</text:p>
            <text:p text:style-name="P377">* [http://vasnake.blogspot.ru/2013/05/mapfeatureserver-poc.html Статья в блоге автора]</text:p>
            <text:p text:style-name="P377">* [https://github.com/vasnake/mapfeatureserver MFS на GitHub]</text:p>
            <text:p text:style-name="P377">* [http://www.allgis.org/cartobonus/help/ web map viewer Cartobonus]</text:p>
            <text:p text:style-name="P377"/>
            <text:p text:style-name="P377">E-mail: [mailto:vasnake@gmail.com vasnake@gmail.com]</text:p>
            <text:p text:style-name="P377"/>
          </table:table-cell>
        </table:table-row>
      </table:table>
      <text:p text:style-name="P201"><text:soft-page-break/></text:p>
      <text:p text:style-name="P1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Обычный" style:font-family-generic="swiss" style:font-pitch="variable" fo:font-size="12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ffffcc">
        <style:background-image/>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7:38:34.54</meta:creation-date>
    <dc:date>2013-11-29T17:05:46.372000000</dc:date>
    <meta:editing-duration>P13DT19H42M18S</meta:editing-duration>
    <meta:editing-cycles>491</meta:editing-cycles>
    <meta:generator>LibreOffice/4.1.3.2$Windows_x86 LibreOffice_project/70feb7d99726f064edab4605a8ab840c50ec57a</meta:generator>
    <meta:document-statistic meta:table-count="28" meta:image-count="0" meta:object-count="0" meta:page-count="2" meta:paragraph-count="1292" meta:word-count="5457" meta:character-count="73813" meta:non-whitespace-character-count="67651"/>
  </office:meta>
</office:document-meta>
</file>